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4682B4" style:vertical-align="automatic" fo:wrap-option="wrap" fo:background-color="#B0C4D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4682B4" style:vertical-align="automatic" fo:wrap-option="wrap"/>
      <style:text-properties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0">
      <style:table-cell-properties fo:border="thin solid #4682B4" style:vertical-align="automatic" fo:wrap-option="wrap" fo:background-color="#FAFAD2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0">
      <style:table-cell-properties fo:border="thin solid #4682B4" style:vertical-align="automatic" fo:wrap-option="wrap" fo:background-color="#FFD700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4682B4" fo:border-left="none" fo:border-right="none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4682B4" fo:border-bottom="none" fo:border-left="none" fo:border-right="none" style:vertical-align="automatic" fo:wrap-option="wrap" style:repeat-content="false"/>
      <style:paragraph-properties fo:text-align="center"/>
      <style:text-properties fo:color="#C04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8383333333333cm" style:use-optimal-column-width="true"/>
    </style:style>
    <style:style style:name="co2" style:family="table-column">
      <style:table-column-properties fo:break-before="auto" style:column-width="1.35466666666667cm" style:use-optimal-column-width="true"/>
    </style:style>
    <style:style style:name="co3" style:family="table-column">
      <style:table-column-properties fo:break-before="auto" style:column-width="2.413cm" style:use-optimal-column-width="true"/>
    </style:style>
    <style:style style:name="co4" style:family="table-column">
      <style:table-column-properties fo:break-before="auto" style:column-width="3.28083333333333cm" style:use-optimal-column-width="true"/>
    </style:style>
    <style:style style:name="co5" style:family="table-column">
      <style:table-column-properties fo:break-before="auto" style:column-width="8.80533333333333cm" style:use-optimal-column-width="true"/>
    </style:style>
    <style:style style:name="co6" style:family="table-column">
      <style:table-column-properties fo:break-before="auto" style:column-width="2.6035cm" style:use-optimal-column-width="true"/>
    </style:style>
    <style:style style:name="co7" style:family="table-column">
      <style:table-column-properties fo:break-before="auto" style:column-width="7.62cm" style:use-optimal-column-width="true"/>
    </style:style>
    <style:style style:name="co8" style:family="table-column">
      <style:table-column-properties fo:break-before="auto" style:column-width="7.4295cm" style:use-optimal-column-width="true"/>
    </style:style>
    <style:style style:name="co9" style:family="table-column">
      <style:table-column-properties fo:break-before="auto" style:column-width="2.24366666666667cm" style:use-optimal-column-width="true"/>
    </style:style>
    <style:style style:name="co10" style:family="table-column">
      <style:table-column-properties fo:break-before="auto" style:column-width="2.11666666666667cm" style:use-optimal-column-width="true"/>
    </style:style>
    <style:style style:name="co11" style:family="table-column">
      <style:table-column-properties fo:break-before="auto" style:column-width="1.29116666666667cm" style:use-optimal-column-width="true"/>
    </style:style>
    <style:style style:name="co12" style:family="table-column">
      <style:table-column-properties fo:break-before="auto" style:column-width="4.064cm" style:use-optimal-column-width="true"/>
    </style:style>
    <style:style style:name="co13" style:family="table-column">
      <style:table-column-properties fo:break-before="auto" style:column-width="1.98966666666667cm" style:use-optimal-column-width="true"/>
    </style:style>
    <style:style style:name="co14" style:family="table-column">
      <style:table-column-properties fo:break-before="auto" style:column-width="2.54cm" style:use-optimal-column-width="true"/>
    </style:style>
    <style:style style:name="co15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1.6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blecimientoPet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16367" table:default-cell-style-name="ce1"/>
        <table:table-row table:style-name="ro1">
          <table:table-cell table:number-columns-spanned="17" table:number-rows-spanned="1" table:style-name="ce6"/>
          <table:covered-table-cell table:number-columns-repeated="16"/>
          <table:table-cell table:number-columns-repeated="16367"/>
        </table:table-row>
        <table:table-row table:style-name="ro1">
          <table:table-cell office:value-type="string" table:style-name="ce2">
            <text:p>CODIGO</text:p>
          </table:table-cell>
          <table:table-cell office:value-type="string" table:style-name="ce2">
            <text:p>DISTRITO</text:p>
          </table:table-cell>
          <table:table-cell office:value-type="string" table:style-name="ce2">
            <text:p>DEPARTAMENTO</text:p>
          </table:table-cell>
          <table:table-cell office:value-type="string" table:style-name="ce2">
            <text:p>MUNICIPIO</text:p>
          </table:table-cell>
          <table:table-cell office:value-type="string" table:style-name="ce2">
            <text:p>ESTABLECIMIENTO</text:p>
          </table:table-cell>
          <table:table-cell office:value-type="string" table:style-name="ce2">
            <text:p>DIRECCION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SUPERVISOR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NIVEL</text:p>
          </table:table-cell>
          <table:table-cell office:value-type="string" table:style-name="ce2">
            <text:p>SECT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MODALIDAD</text:p>
          </table:table-cell>
          <table:table-cell office:value-type="string" table:style-name="ce2">
            <text:p>JORNADA</text:p>
          </table:table-cell>
          <table:table-cell office:value-type="string" table:style-name="ce2">
            <text:p>PLAN</text:p>
          </table:table-cell>
          <table:table-cell office:value-type="string" table:style-name="ce2">
            <text:p>DEPARTAMENTAL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1-0035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PRIVADO DE EDUCACION DIVERSIFICADA DIEGO AMERICO CETINA PACHECO</text:p>
          </table:table-cell>
          <table:table-cell office:value-type="string" table:style-name="ce3">
            <text:p>BARRIO SANTA ELENA</text:p>
          </table:table-cell>
          <table:table-cell table:style-name="ce3"/>
          <table:table-cell office:value-type="string" table:style-name="ce3">
            <text:p>BARBARA JULIA IVONE LOPEZ VARG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EMPORAL TITULOS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1-0039-46</text:p>
          </table:table-cell>
          <table:table-cell office:value-type="string" table:style-name="ce4">
            <text:p>17-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INSTITUTO NOCTURNO DE CIENCIAS COMERCIALES Y ACADEMIA ANEXA</text:p>
          </table:table-cell>
          <table:table-cell office:value-type="string" table:style-name="ce4">
            <text:p>BARRIO SANTA ELENA</text:p>
          </table:table-cell>
          <table:table-cell table:style-name="ce4"/>
          <table:table-cell office:value-type="string" table:style-name="ce4">
            <text:p>JOSE FRANCISCO OLAN PONCE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0064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ALDEA IXLU</text:p>
          </table:table-cell>
          <table:table-cell office:value-type="float" office:value="54823795" table:style-name="ce3">
            <text:p>54823795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VICENTE AVELAR HERNA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070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CENTRO EDUCATIVO INTEGRAL "PAULO FREIRE"</text:p>
          </table:table-cell>
          <table:table-cell office:value-type="string" table:style-name="ce4">
            <text:p>ZONA 2</text:p>
          </table:table-cell>
          <table:table-cell office:value-type="float" office:value="79264648" table:style-name="ce4">
            <text:p>79264648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EFREN POR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0078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CENTRO EDUCATIVO MODELO</text:p>
          </table:table-cell>
          <table:table-cell office:value-type="string" table:style-name="ce3">
            <text:p>COLONIA MODELO DE SANTA ELENA DE LA CRUZ</text:p>
          </table:table-cell>
          <table:table-cell office:value-type="float" office:value="54506610" table:style-name="ce3">
            <text:p>54506610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CESAR FRANCISCO SOZA MENDOZ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081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COLEGIO DE EDUCACION MEDIA SAN ISIDRO</text:p>
          </table:table-cell>
          <table:table-cell office:value-type="string" table:style-name="ce4">
            <text:p>ALDEA IXLU</text:p>
          </table:table-cell>
          <table:table-cell office:value-type="float" office:value="50453676" table:style-name="ce4">
            <text:p>50453676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RUTILIA SALGUERO CAST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1-0083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COLEGIO INTEGRADO DE EDUCACION PROFRESIONAL DE PETEN, CIEPP</text:p>
          </table:table-cell>
          <table:table-cell office:value-type="string" table:style-name="ce3">
            <text:p>ALDEA IXLU</text:p>
          </table:table-cell>
          <table:table-cell office:value-type="float" office:value="78215568" table:style-name="ce3">
            <text:p>78215568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EVELYN MIGDALIA TORALLA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1-0085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LICEO PETENERO EN CIENCIAS ADMINISTRATIVAS, RECURSOS NATURALES Y TURISMO</text:p>
          </table:table-cell>
          <table:table-cell office:value-type="string" table:style-name="ce4">
            <text:p>CALLE LIMITE, FRENTE AL ORGANISMO JUDICIAL, A UN COSTADO DE LOS DERECHOS HUMANOS</text:p>
          </table:table-cell>
          <table:table-cell office:value-type="float" office:value="79261560" table:style-name="ce4">
            <text:p>79261560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ERWIN AUGUSTO LOPEZ Y LO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1-0086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LICEO PETENERO EN CIENCIAS ADMINISTRATIVAS, RECURSOS NATURALES Y TURISMO</text:p>
          </table:table-cell>
          <table:table-cell office:value-type="string" table:style-name="ce3">
            <text:p>CALLE LIMITE, FRENTE A ORGANISMO JUDICIAL, A UN COSTADO DE LOS DERECHOS HUMANOS</text:p>
          </table:table-cell>
          <table:table-cell office:value-type="float" office:value="79261560" table:style-name="ce3">
            <text:p>79261560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ERWIN AUGUSTO LOPEZ Y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091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COLEGIO CRISTIANO EL-HASHAMAYIM</text:p>
          </table:table-cell>
          <table:table-cell office:value-type="string" table:style-name="ce4">
            <text:p>7A. AVENIDA 1-65 ZONA 2, SANTA ELENA DE LA CRUZ</text:p>
          </table:table-cell>
          <table:table-cell office:value-type="float" office:value="79261812" table:style-name="ce4">
            <text:p>79261812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PROFESORA MARIA AURORA CANO ACOS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1-0095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DE EDUCACION BASICA Y BACHILLERATO POR MADUREZ CAMINO A LA LIBERTAD</text:p>
          </table:table-cell>
          <table:table-cell office:value-type="string" table:style-name="ce3">
            <text:p>CENTRO DE DETENCION DEPARTAMENTAL, SANTA ELENA DE LA CRUZ</text:p>
          </table:table-cell>
          <table:table-cell office:value-type="float" office:value="79261698" table:style-name="ce3">
            <text:p>79261698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GLENDA PATRICIA CHAMALE GOM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099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CENTRO EDUCATIVO DEL NAZARENO</text:p>
          </table:table-cell>
          <table:table-cell office:value-type="string" table:style-name="ce4">
            <text:p>4A. CALLE A 5-55 ZONA 1, SANTA ELENA DE LA CRUZ</text:p>
          </table:table-cell>
          <table:table-cell office:value-type="float" office:value="79263311" table:style-name="ce4">
            <text:p>79263311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ERWIN DAVID LOPEZ OCHAE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0100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TECNOLOGICO AGROFORESTAL CENTRO MAYA</text:p>
          </table:table-cell>
          <table:table-cell office:value-type="string" table:style-name="ce3">
            <text:p>SANTA ELENA DE LA CRUZ</text:p>
          </table:table-cell>
          <table:table-cell office:value-type="float" office:value="79264718" table:style-name="ce3">
            <text:p>79264718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EDGAR ROLANDO CHAYAX MOL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104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COLEGIO EDUCATIVO PRIVADO RIVERA</text:p>
          </table:table-cell>
          <table:table-cell office:value-type="string" table:style-name="ce4">
            <text:p>ALDEA PAXCAMAN</text:p>
          </table:table-cell>
          <table:table-cell office:value-type="float" office:value="49355352" table:style-name="ce4">
            <text:p>49355352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MANUEL DE JESUS RIVERA GOM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0106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TECNICO DE EDUCACION MEDIA DE PETEN "ITEMP"</text:p>
          </table:table-cell>
          <table:table-cell office:value-type="string" table:style-name="ce3">
            <text:p>6TA. AVE. ENTRE 3RA. Y 4TA. CALLE ZONA 1 SANTA ELENA</text:p>
          </table:table-cell>
          <table:table-cell office:value-type="float" office:value="41103326" table:style-name="ce3">
            <text:p>41103326</text:p>
          </table:table-cell>
          <table:table-cell office:value-type="string" table:style-name="ce3">
            <text:p>BARBARA JULIA IVONE LOPEZ VARG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110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CENTRO EDUCATIVO CRISTIANO "GENESIS"</text:p>
          </table:table-cell>
          <table:table-cell office:value-type="string" table:style-name="ce4">
            <text:p>ALDEA PAXCAMAN</text:p>
          </table:table-cell>
          <table:table-cell office:value-type="float" office:value="31272157" table:style-name="ce4">
            <text:p>31272157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EFRAÍN CÓRDOVA NOVE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0123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CENTRO EDUCATIVO CRISTIANO "GENESIS"</text:p>
          </table:table-cell>
          <table:table-cell office:value-type="string" table:style-name="ce3">
            <text:p>ALDEA PAXCAMAN</text:p>
          </table:table-cell>
          <table:table-cell office:value-type="float" office:value="31272157" table:style-name="ce3">
            <text:p>31272157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EFRAIN CORDOVA NOVE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124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COLEGIO DE EDUCACIÓN MEDIA SAN ISIDRO</text:p>
          </table:table-cell>
          <table:table-cell office:value-type="string" table:style-name="ce4">
            <text:p>CASERIO IXLU</text:p>
          </table:table-cell>
          <table:table-cell office:value-type="float" office:value="55164373" table:style-name="ce4">
            <text:p>55164373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RUTILIA SALGUERO CAST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0125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COMERCIAL VILLA CONCEPCION</text:p>
          </table:table-cell>
          <table:table-cell office:value-type="string" table:style-name="ce3">
            <text:p>BARRIO VILLA CONCEPCION</text:p>
          </table:table-cell>
          <table:table-cell office:value-type="float" office:value="78675253" table:style-name="ce3">
            <text:p>78675253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VERONICA MILDRED REYS M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128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INSTITUTO COMERCIAL VILLA CONCEPCION</text:p>
          </table:table-cell>
          <table:table-cell office:value-type="string" table:style-name="ce4">
            <text:p>1RA.AV.2DA.CALLE ZONA 2, BARRIIO VILLA CONCEPCIÓN</text:p>
          </table:table-cell>
          <table:table-cell office:value-type="float" office:value="74248180" table:style-name="ce4">
            <text:p>74248180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VERONICA MILDRED MAS REY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0130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PARTICULAR MIXTO CIENCIA Y DESARROLLO.</text:p>
          </table:table-cell>
          <table:table-cell office:value-type="string" table:style-name="ce3">
            <text:p>SANTA ELENA</text:p>
          </table:table-cell>
          <table:table-cell office:value-type="float" office:value="79248284" table:style-name="ce3">
            <text:p>79248284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RAFAEL MANUEL BALDIZON OZAET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131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INSTITUTO COMERCIAL VILLA CONCEPCION</text:p>
          </table:table-cell>
          <table:table-cell office:value-type="string" table:style-name="ce4">
            <text:p>1AV. 2DA. CALLE ZONA 2, BARRIO VILLA CONCEPCION.</text:p>
          </table:table-cell>
          <table:table-cell office:value-type="float" office:value="79248180" table:style-name="ce4">
            <text:p>79248180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VERONICA MILDRETH MAS REY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1-0133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COLEGIO INTEGRADO DE EDUCACION PROFESIONAL DE PETEN-CIEPP-</text:p>
          </table:table-cell>
          <table:table-cell office:value-type="string" table:style-name="ce3">
            <text:p>ALDEA IXLU</text:p>
          </table:table-cell>
          <table:table-cell office:value-type="float" office:value="79248512" table:style-name="ce3">
            <text:p>79248512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ELVIRA ARGENTINA OAZ TU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136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INSTITUTO TECNOLOGICO HOWARD W. HUNTER</text:p>
          </table:table-cell>
          <table:table-cell office:value-type="string" table:style-name="ce4">
            <text:p>0 CALLE 0-65 ZONA 1 CALZADA RODRIGUEZ MACAL</text:p>
          </table:table-cell>
          <table:table-cell office:value-type="float" office:value="79262016" table:style-name="ce4">
            <text:p>79262016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OLGA MARINA VELIZ PALACIOS DE BAÑ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1-0139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COLEGIO CRISTIANO CON ORIENTACION UNIVERSITARIA EL SHADDAI</text:p>
          </table:table-cell>
          <table:table-cell office:value-type="string" table:style-name="ce3">
            <text:p>SANA ELENA</text:p>
          </table:table-cell>
          <table:table-cell office:value-type="float" office:value="59393916" table:style-name="ce3">
            <text:p>59393916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MELVER EONIDIO BIN TENI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0142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COLEGIO DE EDUCACION MEDIA SAN ISIDRO</text:p>
          </table:table-cell>
          <table:table-cell office:value-type="string" table:style-name="ce4">
            <text:p>ALDEA IXLU</text:p>
          </table:table-cell>
          <table:table-cell office:value-type="float" office:value="55164363" table:style-name="ce4">
            <text:p>55164363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RUTILIA SALGUERO CAST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0481-46</text:p>
          </table:table-cell>
          <table:table-cell office:value-type="string" table:style-name="ce3">
            <text:p>17-00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MIXTO LA PARROQUIA</text:p>
          </table:table-cell>
          <table:table-cell office:value-type="string" table:style-name="ce3">
            <text:p>SANTA ELENA DE LA CRUZ</text:p>
          </table:table-cell>
          <table:table-cell office:value-type="float" office:value="78230387" table:style-name="ce3">
            <text:p>78230387</text:p>
          </table:table-cell>
          <table:table-cell office:value-type="string" table:style-name="ce3">
            <text:p>LILIA SAUDITA SUNTECUN CHAN DE VITZIL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1-0485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ESCUELA NORMAL RURAL NO. 5 PROFESOR JULIO EDMUNDO ROSADO PINELO</text:p>
          </table:table-cell>
          <table:table-cell office:value-type="string" table:style-name="ce4">
            <text:p>BARRIO SANTA ELENA</text:p>
          </table:table-cell>
          <table:table-cell office:value-type="float" office:value="79262393" table:style-name="ce4">
            <text:p>79262393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VAYRON ANTONIO CONTRERAS POZAD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1-0511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COLEGIO MIXTO DE EDUCACION MEDIA CON ORIENTACION UNIVERSITARIA</text:p>
          </table:table-cell>
          <table:table-cell office:value-type="string" table:style-name="ce3">
            <text:p>SANTA ELENA</text:p>
          </table:table-cell>
          <table:table-cell office:value-type="float" office:value="79262349" table:style-name="ce3">
            <text:p>79262349</text:p>
          </table:table-cell>
          <table:table-cell office:value-type="string" table:style-name="ce3">
            <text:p>BARBARA JULIA IVONE LOPEZ VARG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1049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LICEO MAYA</text:p>
          </table:table-cell>
          <table:table-cell office:value-type="string" table:style-name="ce4">
            <text:p>3A. AV. 1-77 ZONA 1, SANTA ELENA</text:p>
          </table:table-cell>
          <table:table-cell office:value-type="float" office:value="79248747" table:style-name="ce4">
            <text:p>79248747</text:p>
          </table:table-cell>
          <table:table-cell office:value-type="string" table:style-name="ce4">
            <text:p>BARBARA JULIA IVONE LOPEZ VARGAS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1119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PARTICULAR MIXTO CIENCIA Y DESARROLLO</text:p>
          </table:table-cell>
          <table:table-cell office:value-type="string" table:style-name="ce3">
            <text:p>SANTA ELENA</text:p>
          </table:table-cell>
          <table:table-cell office:value-type="float" office:value="79248284" table:style-name="ce3">
            <text:p>79248284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RAFAEL MANUEL BALDIZON OZAET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2295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INSTITUTO COMERCIAL VILLA CONCEPCION</text:p>
          </table:table-cell>
          <table:table-cell office:value-type="string" table:style-name="ce4">
            <text:p>1A. AV. Y 2A. CALLE ZONA 2 BO. VILLA CONCEPCION</text:p>
          </table:table-cell>
          <table:table-cell office:value-type="float" office:value="79248180" table:style-name="ce4">
            <text:p>79248180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VERONICA MILDRED MAS REYES DE SAGASTUME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2434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LICEO MODERNO EN COMPUTACION (LIMCO)</text:p>
          </table:table-cell>
          <table:table-cell office:value-type="string" table:style-name="ce3">
            <text:p>CALZADA VIRGILIO RODRIGUEZ MACAL 6-40</text:p>
          </table:table-cell>
          <table:table-cell office:value-type="float" office:value="79261015" table:style-name="ce3">
            <text:p>79261015</text:p>
          </table:table-cell>
          <table:table-cell office:value-type="string" table:style-name="ce3">
            <text:p>BARBARA JULIA IVONE LOPEZ VARG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1-3316-46</text:p>
          </table:table-cell>
          <table:table-cell office:value-type="string" table:style-name="ce4">
            <text:p>25-000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INSTITUTO GUATEMALTECA DE EDUCACION RADIOFONICA (IGER)</text:p>
          </table:table-cell>
          <table:table-cell table:number-columns-repeated="2" table:style-name="ce4"/>
          <table:table-cell office:value-type="string" table:style-name="ce4">
            <text:p>SONIA HAYDEE REYES MONTERROS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A DISTANCI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1-3414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COLEGIO INTEGRADO DE EDUCACION PROFESIONAL DE PETEN (CIEPP)</text:p>
          </table:table-cell>
          <table:table-cell office:value-type="string" table:style-name="ce3">
            <text:p>ALDEA IXLU</text:p>
          </table:table-cell>
          <table:table-cell table:style-name="ce3"/>
          <table:table-cell office:value-type="string" table:style-name="ce3">
            <text:p>BARBARA JULIA IVONE LOPEZ VARG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3415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INSTITUTO NOCTURNO DE EDUCACION INTEGRAL</text:p>
          </table:table-cell>
          <table:table-cell office:value-type="string" table:style-name="ce4">
            <text:p>SANTA ELENA</text:p>
          </table:table-cell>
          <table:table-cell table:style-name="ce4"/>
          <table:table-cell office:value-type="string" table:style-name="ce4">
            <text:p>BARBARA JULIA IVONE LOPEZ VARGAS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3447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ESCUELA NORMAL DE EDUCACION FISICA</text:p>
          </table:table-cell>
          <table:table-cell office:value-type="string" table:style-name="ce3">
            <text:p>COMPLEJO DEPORTIVO MAYA</text:p>
          </table:table-cell>
          <table:table-cell office:value-type="float" office:value="59766410" table:style-name="ce3">
            <text:p>59766410</text:p>
          </table:table-cell>
          <table:table-cell office:value-type="string" table:style-name="ce3">
            <text:p>BARBARA JULIA IVONE LOPEZ VARG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1-3567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LICEO MODERNO EN COMPUTACION (LIMCO)</text:p>
          </table:table-cell>
          <table:table-cell office:value-type="string" table:style-name="ce4">
            <text:p>CALZADA VIRGILIO RODRIGUEZ MACAL 6-40 ZONA 2 SANTA ELENA</text:p>
          </table:table-cell>
          <table:table-cell office:value-type="float" office:value="79261015" table:style-name="ce4">
            <text:p>79261015</text:p>
          </table:table-cell>
          <table:table-cell office:value-type="string" table:style-name="ce4">
            <text:p>BARBARA JULIA IVONE LOPEZ VARGAS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3821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CENTRO EDUCATIVO MODELO</text:p>
          </table:table-cell>
          <table:table-cell office:value-type="string" table:style-name="ce3">
            <text:p>COLONIA MODELO ALDEA SANTA ELENA</text:p>
          </table:table-cell>
          <table:table-cell office:value-type="float" office:value="59893637" table:style-name="ce3">
            <text:p>59893637</text:p>
          </table:table-cell>
          <table:table-cell office:value-type="string" table:style-name="ce3">
            <text:p>BARBARA JULIA IVONE LOPEZ VARG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3949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INSTITUTO TECNOLOGICO HOWARD W. HUNTER</text:p>
          </table:table-cell>
          <table:table-cell office:value-type="string" table:style-name="ce4">
            <text:p>SANTA ELENA PETEN</text:p>
          </table:table-cell>
          <table:table-cell office:value-type="float" office:value="79262016" table:style-name="ce4">
            <text:p>79262016</text:p>
          </table:table-cell>
          <table:table-cell office:value-type="string" table:style-name="ce4">
            <text:p>BARBARA JULIA IVONE LOPEZ VARGAS</text:p>
          </table:table-cell>
          <table:table-cell office:value-type="string" table:style-name="ce4">
            <text:p>OLGA MARINA VELIZ DE BAÑ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3993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CENTRO EDUCATIVO PETEN-CEP-</text:p>
          </table:table-cell>
          <table:table-cell office:value-type="string" table:style-name="ce3">
            <text:p>SANTA ELENA DE LA CRUZ</text:p>
          </table:table-cell>
          <table:table-cell office:value-type="float" office:value="79264634" table:style-name="ce3">
            <text:p>79264634</text:p>
          </table:table-cell>
          <table:table-cell office:value-type="string" table:style-name="ce3">
            <text:p>BARBARA JULIA IVONE LOPEZ VARGAS</text:p>
          </table:table-cell>
          <table:table-cell office:value-type="string" table:style-name="ce3">
            <text:p>HAYDEÉ DALILA IEMIMAH CARRANZA TAMBIT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1-3998-46</text:p>
          </table:table-cell>
          <table:table-cell office:value-type="string" table:style-name="ce4">
            <text:p>17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INSTITUTO MIXTO DE EDUCACION FUNDAMENTAL IMEF</text:p>
          </table:table-cell>
          <table:table-cell office:value-type="string" table:style-name="ce4">
            <text:p>4A. AV. Y 3A. CALLE ZONA 2</text:p>
          </table:table-cell>
          <table:table-cell office:value-type="float" office:value="79248505" table:style-name="ce4">
            <text:p>79248505</text:p>
          </table:table-cell>
          <table:table-cell office:value-type="string" table:style-name="ce4">
            <text:p>BARBARA JULIA IVONE LOPEZ VARGAS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1-4075-46</text:p>
          </table:table-cell>
          <table:table-cell office:value-type="string" table:style-name="ce3">
            <text:p>17-00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FLORES</text:p>
          </table:table-cell>
          <table:table-cell office:value-type="string" table:style-name="ce3">
            <text:p>INSTITUTO MIXTO DE EDUCACION FUNDAMENTAL IMEF</text:p>
          </table:table-cell>
          <table:table-cell office:value-type="string" table:style-name="ce3">
            <text:p>4A. AVENIDA 3A. CALLE ZONA 2 SANTA ELENA</text:p>
          </table:table-cell>
          <table:table-cell office:value-type="float" office:value="79248505" table:style-name="ce3">
            <text:p>79248505</text:p>
          </table:table-cell>
          <table:table-cell office:value-type="string" table:style-name="ce3">
            <text:p>BARBARA JULIA IVONE LOPEZ VARG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1-4102-46</text:p>
          </table:table-cell>
          <table:table-cell office:value-type="string" table:style-name="ce4">
            <text:p>17-00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FLORES</text:p>
          </table:table-cell>
          <table:table-cell office:value-type="string" table:style-name="ce4">
            <text:p>COOPERACION MESOAMERICANA PARA EL DESARROLLO Y LA PAZ -COMADEP-</text:p>
          </table:table-cell>
          <table:table-cell office:value-type="string" table:style-name="ce4">
            <text:p>ALDEA SANTA ELENA DE LA CRUZ</text:p>
          </table:table-cell>
          <table:table-cell office:value-type="float" office:value="78210006" table:style-name="ce4">
            <text:p>78210006</text:p>
          </table:table-cell>
          <table:table-cell office:value-type="string" table:style-name="ce4">
            <text:p>LILIA SAUDITA SUNTECUN CHAN DE VITZIL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TEMPORAL TITULOS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A DISTANCI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2-0003-46</text:p>
          </table:table-cell>
          <table:table-cell office:value-type="string" table:style-name="ce3">
            <text:p>17-00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JOSE</text:p>
          </table:table-cell>
          <table:table-cell office:value-type="string" table:style-name="ce3">
            <text:p>ESCUELA ECOLOGICA SAN JOSE</text:p>
          </table:table-cell>
          <table:table-cell office:value-type="string" table:style-name="ce3">
            <text:p>BARRIO VISTA LAGO</text:p>
          </table:table-cell>
          <table:table-cell table:style-name="ce3"/>
          <table:table-cell office:value-type="string" table:style-name="ce3">
            <text:p>LILIA SAUDITA SUNTECUN CHAN DE VITZIL</text:p>
          </table:table-cell>
          <table:table-cell office:value-type="string" table:style-name="ce3">
            <text:p>MARLENY ESMERALDA CHAN TESUCU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2-0011-46</text:p>
          </table:table-cell>
          <table:table-cell office:value-type="string" table:style-name="ce4">
            <text:p>17-00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JOSE</text:p>
          </table:table-cell>
          <table:table-cell office:value-type="string" table:style-name="ce4">
            <text:p>ESCUELA PRIVADA DE MAGISTERIO "SAN JOSÉ"</text:p>
          </table:table-cell>
          <table:table-cell office:value-type="string" table:style-name="ce4">
            <text:p>BARRIO VISTA LAGO</text:p>
          </table:table-cell>
          <table:table-cell office:value-type="float" office:value="59882736" table:style-name="ce4">
            <text:p>59882736</text:p>
          </table:table-cell>
          <table:table-cell office:value-type="string" table:style-name="ce4">
            <text:p>LILIA SAUDITA SUNTECUN CHAN DE VITZIL</text:p>
          </table:table-cell>
          <table:table-cell office:value-type="string" table:style-name="ce4">
            <text:p>ARELI MAGALI CHAN TESUCU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2-0013-46</text:p>
          </table:table-cell>
          <table:table-cell office:value-type="string" table:style-name="ce3">
            <text:p>17-00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JOSE</text:p>
          </table:table-cell>
          <table:table-cell office:value-type="string" table:style-name="ce3">
            <text:p>INSTITUO NACIONAL DE EDUCACION DIVERSIFICADA</text:p>
          </table:table-cell>
          <table:table-cell office:value-type="string" table:style-name="ce3">
            <text:p>BARRIO EL PROGRESO</text:p>
          </table:table-cell>
          <table:table-cell office:value-type="float" office:value="49882736" table:style-name="ce3">
            <text:p>49882736</text:p>
          </table:table-cell>
          <table:table-cell office:value-type="string" table:style-name="ce3">
            <text:p>LILIA SAUDITA SUNTECUN CHAN DE VITZIL</text:p>
          </table:table-cell>
          <table:table-cell office:value-type="string" table:style-name="ce3">
            <text:p>IRIS ARACELY CHAN TESUCU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2-3565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JOSE</text:p>
          </table:table-cell>
          <table:table-cell office:value-type="string" table:style-name="ce4">
            <text:p>ESCUELA PRIVADA DE MAGISTERIO "SAN JOSÉ"</text:p>
          </table:table-cell>
          <table:table-cell office:value-type="string" table:style-name="ce4">
            <text:p>BARRIO EL PROGRESO</text:p>
          </table:table-cell>
          <table:table-cell office:value-type="float" office:value="42479181" table:style-name="ce4">
            <text:p>42479181</text:p>
          </table:table-cell>
          <table:table-cell office:value-type="string" table:style-name="ce4">
            <text:p>BRAULIO AMILCAR CHAN TESUCUN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3-0002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TIVO CRISTIANO CON ORIENTACION UNIVERSITARIA "EL SHADDAI"</text:p>
          </table:table-cell>
          <table:table-cell office:value-type="string" table:style-name="ce3">
            <text:p>BARRIO EL PORVENIR 5 CALLE Y 2AV.</text:p>
          </table:table-cell>
          <table:table-cell office:value-type="float" office:value="79263476" table:style-name="ce3">
            <text:p>79263476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CASTA TANAIRI MORE FLOR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006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ENTRO EDUCATIVO "BETHANIA"</text:p>
          </table:table-cell>
          <table:table-cell office:value-type="string" table:style-name="ce4">
            <text:p>6A. CALLE ZONA 4 BARRIO LA PAZ</text:p>
          </table:table-cell>
          <table:table-cell office:value-type="float" office:value="78238216" table:style-name="ce4">
            <text:p>78238216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IRIS YANETH CO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007-46</text:p>
          </table:table-cell>
          <table:table-cell office:value-type="string" table:style-name="ce3">
            <text:p>17-004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"CENTRO DE FORMACION PROFESIONAL DE PETEN"</text:p>
          </table:table-cell>
          <table:table-cell office:value-type="string" table:style-name="ce3">
            <text:p>COLONIA ITZA</text:p>
          </table:table-cell>
          <table:table-cell office:value-type="float" office:value="79248279" table:style-name="ce3">
            <text:p>79248279</text:p>
          </table:table-cell>
          <table:table-cell office:value-type="string" table:style-name="ce3">
            <text:p>RODOLFO MEDINA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025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OLONIA ITZA</text:p>
          </table:table-cell>
          <table:table-cell office:value-type="float" office:value="45156995" table:style-name="ce4">
            <text:p>45156995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026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TIKAL</text:p>
          </table:table-cell>
          <table:table-cell office:value-type="float" office:value="33955611" table:style-name="ce3">
            <text:p>33955611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MILBIAM AMARILIS VITZIL CORZO DE AMADO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3-0038-46</text:p>
          </table:table-cell>
          <table:table-cell office:value-type="string" table:style-name="ce4">
            <text:p>17-00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ENTRO EDUCATIVO CRISTIANO ADONAI</text:p>
          </table:table-cell>
          <table:table-cell office:value-type="string" table:style-name="ce4">
            <text:p>3A. AVENIDA 5-60 ENTRE 4A. Y 5A. CALLE, ZONA 6 BARRIO EL PORVENIR</text:p>
          </table:table-cell>
          <table:table-cell office:value-type="float" office:value="79260763" table:style-name="ce4">
            <text:p>79260763</text:p>
          </table:table-cell>
          <table:table-cell office:value-type="string" table:style-name="ce4">
            <text:p>RODOLFO MEDINA</text:p>
          </table:table-cell>
          <table:table-cell office:value-type="string" table:style-name="ce4">
            <text:p>CARLOS GILBERTO AGUILAR SANDOV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042-46</text:p>
          </table:table-cell>
          <table:table-cell office:value-type="string" table:style-name="ce3">
            <text:p>17-04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OLEGIO MIXTO PRIVADO SAN PEDRO</text:p>
          </table:table-cell>
          <table:table-cell office:value-type="string" table:style-name="ce3">
            <text:p>BARRIO 3 DE ABRIL</text:p>
          </table:table-cell>
          <table:table-cell office:value-type="float" office:value="58840910" table:style-name="ce3">
            <text:p>58840910</text:p>
          </table:table-cell>
          <table:table-cell office:value-type="string" table:style-name="ce3">
            <text:p>CLAUDIA LUCRECIA ROSALES PECHE</text:p>
          </table:table-cell>
          <table:table-cell office:value-type="string" table:style-name="ce3">
            <text:p>ALVARO NOLASCO TRUJILLO CORZ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3-0044-46</text:p>
          </table:table-cell>
          <table:table-cell office:value-type="string" table:style-name="ce4">
            <text:p>17-038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INSTITUTO MIXTO DE EDUCACION BILINGUE INTERCULTURAL -IMEBI- SAN BENITO</text:p>
          </table:table-cell>
          <table:table-cell office:value-type="string" table:style-name="ce4">
            <text:p>SAN BENITO</text:p>
          </table:table-cell>
          <table:table-cell office:value-type="float" office:value="58059364" table:style-name="ce4">
            <text:p>58059364</text:p>
          </table:table-cell>
          <table:table-cell office:value-type="string" table:style-name="ce4">
            <text:p>FILIBERTO FIDEL PEREZ DE LEON</text:p>
          </table:table-cell>
          <table:table-cell office:value-type="string" table:style-name="ce4">
            <text:p>MANUEL TRINIDAD BURGOS PA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071-46</text:p>
          </table:table-cell>
          <table:table-cell office:value-type="string" table:style-name="ce3">
            <text:p>17-004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TIVO LA PATRIA -CEPATRIA-</text:p>
          </table:table-cell>
          <table:table-cell office:value-type="string" table:style-name="ce3">
            <text:p>1A. AVENIDA "B" 17-47, ZONA 1, BARRIO "3 DE ABRIL"</text:p>
          </table:table-cell>
          <table:table-cell office:value-type="float" office:value="79263506" table:style-name="ce3">
            <text:p>79263506</text:p>
          </table:table-cell>
          <table:table-cell office:value-type="string" table:style-name="ce3">
            <text:p>RODOLFO MEDINA</text:p>
          </table:table-cell>
          <table:table-cell office:value-type="string" table:style-name="ce3">
            <text:p>CARLOS MANUEL MORALES MA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072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LICEO NUEVO PANORAMA</text:p>
          </table:table-cell>
          <table:table-cell office:value-type="string" table:style-name="ce4">
            <text:p>BARRIO NUEVO PANORAMA</text:p>
          </table:table-cell>
          <table:table-cell office:value-type="float" office:value="53540926" table:style-name="ce4">
            <text:p>53540926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WILLIAM FREDY LICKEZ ESPAÑ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3-0079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TIVO CRISTIANO CON ORIENTACIÓN UNIVERSITARIA "EL SHADDAI"</text:p>
          </table:table-cell>
          <table:table-cell office:value-type="string" table:style-name="ce3">
            <text:p>5TA. CALLE Y 2DA. AVENIDA, BARRIO EL PORVENIR</text:p>
          </table:table-cell>
          <table:table-cell office:value-type="float" office:value="79263476" table:style-name="ce3">
            <text:p>79263476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HUSWER LANDREWS SARCEÑO MARTI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084-46</text:p>
          </table:table-cell>
          <table:table-cell office:value-type="string" table:style-name="ce4">
            <text:p>17-04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LICEO CRISTIANO BILINGUE JEHOVA JIREH</text:p>
          </table:table-cell>
          <table:table-cell office:value-type="string" table:style-name="ce4">
            <text:p>3RA.AV.5-60 BARRIO PORVENIR</text:p>
          </table:table-cell>
          <table:table-cell office:value-type="float" office:value="586577" table:style-name="ce4">
            <text:p>586577</text:p>
          </table:table-cell>
          <table:table-cell office:value-type="string" table:style-name="ce4">
            <text:p>CLAUDIA LUCRECIA ROSALES PECHE</text:p>
          </table:table-cell>
          <table:table-cell office:value-type="string" table:style-name="ce4">
            <text:p>MAYLIN YERENI HERNANDEZ CORADO DE BI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085-46</text:p>
          </table:table-cell>
          <table:table-cell office:value-type="string" table:style-name="ce3">
            <text:p>17-04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LICEO CRISTIANO BILINGUE JEHOVA JIREH</text:p>
          </table:table-cell>
          <table:table-cell office:value-type="string" table:style-name="ce3">
            <text:p>3RA.AV.5-60 BARRIO PORVENIR</text:p>
          </table:table-cell>
          <table:table-cell office:value-type="float" office:value="586577" table:style-name="ce3">
            <text:p>586577</text:p>
          </table:table-cell>
          <table:table-cell office:value-type="string" table:style-name="ce3">
            <text:p>CLAUDIA LUCRECIA ROSALES PECHE</text:p>
          </table:table-cell>
          <table:table-cell office:value-type="string" table:style-name="ce3">
            <text:p>MAYLI YIRENI HERNANDEZ CORADO DE BI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3-0088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ENTRO EDUCATIVO PRIVADO MIXTO DE EDUCACION BASICA Y DIVERSIFICADO-CEPMEBYD</text:p>
          </table:table-cell>
          <table:table-cell office:value-type="string" table:style-name="ce4">
            <text:p>COLONIA VISTA HERMOSSA</text:p>
          </table:table-cell>
          <table:table-cell office:value-type="float" office:value="42150707" table:style-name="ce4">
            <text:p>42150707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EDNA KELY ZABALA GODINEZ DE EZQUIVE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3-0089-46</text:p>
          </table:table-cell>
          <table:table-cell office:value-type="string" table:style-name="ce3">
            <text:p>17-03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TIVO CRISTIANO CON ORIENTACION UNIVERSITARIA EL SHADDAI</text:p>
          </table:table-cell>
          <table:table-cell office:value-type="string" table:style-name="ce3">
            <text:p>BARRIO EL PORVENIR</text:p>
          </table:table-cell>
          <table:table-cell office:value-type="float" office:value="79263476" table:style-name="ce3">
            <text:p>79263476</text:p>
          </table:table-cell>
          <table:table-cell office:value-type="string" table:style-name="ce3">
            <text:p>FILIBERTO FIDEL PEREZ DE LEON</text:p>
          </table:table-cell>
          <table:table-cell office:value-type="string" table:style-name="ce3">
            <text:p>CASTA TANAIRI MORE FLOR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094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LICEO INTEGRAL NUEVA GENERACION</text:p>
          </table:table-cell>
          <table:table-cell office:value-type="string" table:style-name="ce4">
            <text:p>BARRIO EL PEDREGAL</text:p>
          </table:table-cell>
          <table:table-cell office:value-type="float" office:value="41821593" table:style-name="ce4">
            <text:p>41821593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MARIA FERNANDA ESCALERA ORTEG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3-0095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OLEGIO MADRE ANTONIA LALIA HERMANAS DOMINICAS DE SAN SISTO VECCHIO</text:p>
          </table:table-cell>
          <table:table-cell office:value-type="string" table:style-name="ce3">
            <text:p>COLONIA JUAREZ</text:p>
          </table:table-cell>
          <table:table-cell office:value-type="float" office:value="33812286" table:style-name="ce3">
            <text:p>33812286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JOSELYN MELIZA MELCHOR BERG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098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LICEO INTEGRAL NUEVA GENERACION - LING-</text:p>
          </table:table-cell>
          <table:table-cell office:value-type="string" table:style-name="ce4">
            <text:p>BARRIO EL PEDREGAL</text:p>
          </table:table-cell>
          <table:table-cell office:value-type="float" office:value="41821593" table:style-name="ce4">
            <text:p>41821593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LISBETH YESENIA CRUZ CAS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099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LICEO INTEGRAL NUEVA GENERACION - LING-</text:p>
          </table:table-cell>
          <table:table-cell office:value-type="string" table:style-name="ce3">
            <text:p>BARRIO EL PEDREGAL</text:p>
          </table:table-cell>
          <table:table-cell office:value-type="float" office:value="41821593" table:style-name="ce3">
            <text:p>41821593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LISBETH YESENIA CRUZ CAS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101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OLEGIO CRISTIANO BILINGUE MANANTIAL</text:p>
          </table:table-cell>
          <table:table-cell office:value-type="string" table:style-name="ce4">
            <text:p>COLONIA TIKAL</text:p>
          </table:table-cell>
          <table:table-cell office:value-type="float" office:value="59374505" table:style-name="ce4">
            <text:p>59374505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NIVIA ADALY LARIOS P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102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OLEGIO ADVENTISTA DE PETEN</text:p>
          </table:table-cell>
          <table:table-cell office:value-type="string" table:style-name="ce3">
            <text:p>BARRIO 3 DE ABRIL</text:p>
          </table:table-cell>
          <table:table-cell office:value-type="float" office:value="7926233" table:style-name="ce3">
            <text:p>7926233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EVLIN MARISOL HERNANDEZ COLLI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104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ENTRO EDUCATIVO CRISTIANO ADONAI</text:p>
          </table:table-cell>
          <table:table-cell office:value-type="string" table:style-name="ce4">
            <text:p>BARRIIO SAN JUAN</text:p>
          </table:table-cell>
          <table:table-cell office:value-type="float" office:value="42549357" table:style-name="ce4">
            <text:p>42549357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EDWIN NOE MARROQUIN HERNA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105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TIVO CRISTIANO ADONAI</text:p>
          </table:table-cell>
          <table:table-cell office:value-type="string" table:style-name="ce3">
            <text:p>BARRIO SAN JUAN</text:p>
          </table:table-cell>
          <table:table-cell office:value-type="float" office:value="42549357" table:style-name="ce3">
            <text:p>42549357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EDWIN NOE MARROQUIN HERNA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3-0111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INSTITUTO MIXTO PRIVADO EDUCATIVO DE BACHILLERATO -IMPEB-</text:p>
          </table:table-cell>
          <table:table-cell office:value-type="string" table:style-name="ce4">
            <text:p>BARRIO VISTA HERMOSA</text:p>
          </table:table-cell>
          <table:table-cell office:value-type="float" office:value="59483938" table:style-name="ce4">
            <text:p>59483938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SONIA RUTH BARAJAS VA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112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INSTITUTO MIXTO PRIVADO DE BACHILLERATO IMPEB</text:p>
          </table:table-cell>
          <table:table-cell office:value-type="string" table:style-name="ce3">
            <text:p>BARRIO VISTA HERMOSA</text:p>
          </table:table-cell>
          <table:table-cell office:value-type="float" office:value="59483938" table:style-name="ce3">
            <text:p>59483938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SONIA RTUH BARAJAS VASQ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113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ENTRO EDUCATIVO CRISTIANO ADONAI</text:p>
          </table:table-cell>
          <table:table-cell office:value-type="string" table:style-name="ce4">
            <text:p>BARRIO SAN JUAN</text:p>
          </table:table-cell>
          <table:table-cell office:value-type="float" office:value="42549357" table:style-name="ce4">
            <text:p>42549357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EDWIN NOE MARROQUIN HERNA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0115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LICEO DE CIENCIAS TECNICAS "EL REDENTOR"</text:p>
          </table:table-cell>
          <table:table-cell office:value-type="string" table:style-name="ce3">
            <text:p>BARRIO 3 DE ABRIL</text:p>
          </table:table-cell>
          <table:table-cell office:value-type="float" office:value="47981031" table:style-name="ce3">
            <text:p>47981031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RODOLFO MED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0116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LICEO DE CIENCIAS TECNICAS "EL REDENTOR"</text:p>
          </table:table-cell>
          <table:table-cell office:value-type="string" table:style-name="ce4">
            <text:p>BARRIO 3 DDE ABRIL</text:p>
          </table:table-cell>
          <table:table-cell office:value-type="float" office:value="48274081" table:style-name="ce4">
            <text:p>48274081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RODOLFO MEDI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1052-46</text:p>
          </table:table-cell>
          <table:table-cell office:value-type="string" table:style-name="ce3">
            <text:p>17-004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CIONAL DE CIENCIAS CONTABLES CECCON</text:p>
          </table:table-cell>
          <table:table-cell office:value-type="string" table:style-name="ce3">
            <text:p>3A. AVE. 5-38 ZONA 1</text:p>
          </table:table-cell>
          <table:table-cell office:value-type="float" office:value="79261314" table:style-name="ce3">
            <text:p>79261314</text:p>
          </table:table-cell>
          <table:table-cell office:value-type="string" table:style-name="ce3">
            <text:p>RODOLFO MEDINA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2236-46</text:p>
          </table:table-cell>
          <table:table-cell office:value-type="string" table:style-name="ce4">
            <text:p>17-00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OLEGIO RABY BATAB</text:p>
          </table:table-cell>
          <table:table-cell office:value-type="string" table:style-name="ce4">
            <text:p>COLONIA ITZA</text:p>
          </table:table-cell>
          <table:table-cell table:style-name="ce4"/>
          <table:table-cell office:value-type="string" table:style-name="ce4">
            <text:p>RODOLFO MEDIN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2832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LICEO PALERMO</text:p>
          </table:table-cell>
          <table:table-cell office:value-type="string" table:style-name="ce3">
            <text:p>16 CALLE 5-62 ZONA 1</text:p>
          </table:table-cell>
          <table:table-cell office:value-type="float" office:value="79262965" table:style-name="ce3">
            <text:p>79262965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PERLA VIOLETA MAS REYES DE BURG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2833-46</text:p>
          </table:table-cell>
          <table:table-cell office:value-type="string" table:style-name="ce4">
            <text:p>17-00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LICEO PALERMO</text:p>
          </table:table-cell>
          <table:table-cell office:value-type="string" table:style-name="ce4">
            <text:p>16 CALLE 7-40 ZONA 1</text:p>
          </table:table-cell>
          <table:table-cell table:style-name="ce4"/>
          <table:table-cell office:value-type="string" table:style-name="ce4">
            <text:p>RODOLFO MEDIN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2834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LICEO PALERMO</text:p>
          </table:table-cell>
          <table:table-cell office:value-type="string" table:style-name="ce3">
            <text:p>16 CALLE 7-50 ZONA 1</text:p>
          </table:table-cell>
          <table:table-cell office:value-type="float" office:value="79262965" table:style-name="ce3">
            <text:p>79262965</text:p>
          </table:table-cell>
          <table:table-cell office:value-type="string" table:style-name="ce3">
            <text:p>BRAULIO AMILCAR CHAN TESUCUN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2837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ENTRO EDUCACIONAL DE CIENCIAS CONTABLES CECCON</text:p>
          </table:table-cell>
          <table:table-cell office:value-type="string" table:style-name="ce4">
            <text:p>2A. AVE. 5-33 ZONA 1</text:p>
          </table:table-cell>
          <table:table-cell office:value-type="float" office:value="79252567" table:style-name="ce4">
            <text:p>79252567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MIGUEL ANGEL GONGORA PINE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3718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LICEO PALERMO</text:p>
          </table:table-cell>
          <table:table-cell office:value-type="string" table:style-name="ce3">
            <text:p>16 CALLE 7-50 ZONA 1</text:p>
          </table:table-cell>
          <table:table-cell office:value-type="float" office:value="79262965" table:style-name="ce3">
            <text:p>79262965</text:p>
          </table:table-cell>
          <table:table-cell office:value-type="string" table:style-name="ce3">
            <text:p>BRAULIO AMILCAR CHAN TESUCUN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3827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OLEGIO SAGRADA FAMILIA</text:p>
          </table:table-cell>
          <table:table-cell office:value-type="string" table:style-name="ce4">
            <text:p>0 AVENIDA, CALZADA VIRGILIO RODRIGUEZ MACAL</text:p>
          </table:table-cell>
          <table:table-cell office:value-type="float" office:value="79261054" table:style-name="ce4">
            <text:p>79261054</text:p>
          </table:table-cell>
          <table:table-cell office:value-type="string" table:style-name="ce4">
            <text:p>BRAULIO AMILCAR CHAN TESUCUN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3-3831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CIONAL DE CIENCIAS CONTABLES CECCON (POR MADUREZ)</text:p>
          </table:table-cell>
          <table:table-cell office:value-type="string" table:style-name="ce3">
            <text:p>BARRIO LA ERMITA</text:p>
          </table:table-cell>
          <table:table-cell office:value-type="float" office:value="79252567" table:style-name="ce3">
            <text:p>79252567</text:p>
          </table:table-cell>
          <table:table-cell office:value-type="string" table:style-name="ce3">
            <text:p>BRAULIO AMILCAR CHAN TESUCUN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3-3832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ENTRO EDUCACIONAL DE CIENCIAS CONTABLES CECCON</text:p>
          </table:table-cell>
          <table:table-cell office:value-type="string" table:style-name="ce4">
            <text:p>BARRIO LA ERMITA</text:p>
          </table:table-cell>
          <table:table-cell office:value-type="float" office:value="79262567" table:style-name="ce4">
            <text:p>79262567</text:p>
          </table:table-cell>
          <table:table-cell office:value-type="string" table:style-name="ce4">
            <text:p>BRAULIO AMILCAR CHAN TESUCUN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3-3996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TIVO POR MADUREZ PROFA. MILDRED GUADALUPE AGUILAR MELENDEZ CEPMMA</text:p>
          </table:table-cell>
          <table:table-cell office:value-type="string" table:style-name="ce3">
            <text:p>BARRIO 3 DE ABRIL</text:p>
          </table:table-cell>
          <table:table-cell table:style-name="ce3"/>
          <table:table-cell office:value-type="string" table:style-name="ce3">
            <text:p>BRAULIO AMILCAR CHAN TESUCUN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3-3997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ENTRO EDUCATIVO POR MADUREZ PROFA. MILDRED GUADALUPE AGUILAR MELENDEZ CEPMMA</text:p>
          </table:table-cell>
          <table:table-cell office:value-type="string" table:style-name="ce4">
            <text:p>BARRIO 3 DE ABRIL</text:p>
          </table:table-cell>
          <table:table-cell office:value-type="float" office:value="41554830" table:style-name="ce4">
            <text:p>41554830</text:p>
          </table:table-cell>
          <table:table-cell office:value-type="string" table:style-name="ce4">
            <text:p>BRAULIO AMILCAR CHAN TESUCUN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3-4111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TIVO CRISTIANO CON ORIENTACION UNIVERSITARIA EL SHADDAI</text:p>
          </table:table-cell>
          <table:table-cell office:value-type="string" table:style-name="ce3">
            <text:p>BARRIO EL PORVENIR</text:p>
          </table:table-cell>
          <table:table-cell office:value-type="float" office:value="79263476" table:style-name="ce3">
            <text:p>79263476</text:p>
          </table:table-cell>
          <table:table-cell office:value-type="string" table:style-name="ce3">
            <text:p>BRAULIO AMILCAR CHAN TESUCUN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3-4112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BENITO</text:p>
          </table:table-cell>
          <table:table-cell office:value-type="string" table:style-name="ce4">
            <text:p>CENTRO EDUCATIVO CRISTIANO CON ORIENTACION UNIVERSITARIA EL SHADDAI</text:p>
          </table:table-cell>
          <table:table-cell office:value-type="string" table:style-name="ce4">
            <text:p>BARRIO EL PORVENIR</text:p>
          </table:table-cell>
          <table:table-cell office:value-type="float" office:value="79263476" table:style-name="ce4">
            <text:p>79263476</text:p>
          </table:table-cell>
          <table:table-cell office:value-type="string" table:style-name="ce4">
            <text:p>BRAULIO AMILCAR CHAN TESUCUN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3-4113-46</text:p>
          </table:table-cell>
          <table:table-cell office:value-type="string" table:style-name="ce3">
            <text:p>17-00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BENITO</text:p>
          </table:table-cell>
          <table:table-cell office:value-type="string" table:style-name="ce3">
            <text:p>CENTRO EDUCACIONAL DE CIENCIAS CONTABLES CECCON</text:p>
          </table:table-cell>
          <table:table-cell office:value-type="string" table:style-name="ce3">
            <text:p>3A. AVENIDA 5-38 ZONA 1</text:p>
          </table:table-cell>
          <table:table-cell office:value-type="float" office:value="31272478" table:style-name="ce3">
            <text:p>31272478</text:p>
          </table:table-cell>
          <table:table-cell office:value-type="string" table:style-name="ce3">
            <text:p>BRAULIO AMILCAR CHAN TESUCUN</text:p>
          </table:table-cell>
          <table:table-cell office:value-type="string" table:style-name="ce3">
            <text:p>MIGUEL ANGEL GONGORA PINE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4-0002-46</text:p>
          </table:table-cell>
          <table:table-cell office:value-type="string" table:style-name="ce4">
            <text:p>17-00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ANDRES</text:p>
          </table:table-cell>
          <table:table-cell office:value-type="string" table:style-name="ce4">
            <text:p>INSTITUTO DE EDUCACION DIVERSIFICADO POR COOPERATIVA</text:p>
          </table:table-cell>
          <table:table-cell office:value-type="string" table:style-name="ce4">
            <text:p>ALDEA SACPUY</text:p>
          </table:table-cell>
          <table:table-cell office:value-type="float" office:value="40080043" table:style-name="ce4">
            <text:p>40080043</text:p>
          </table:table-cell>
          <table:table-cell office:value-type="string" table:style-name="ce4">
            <text:p>RODOLFO MEDINA</text:p>
          </table:table-cell>
          <table:table-cell office:value-type="string" table:style-name="ce4">
            <text:p>NOÉ AROLDO QUIXCHÁN MORAL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4-0083-46</text:p>
          </table:table-cell>
          <table:table-cell office:value-type="string" table:style-name="ce3">
            <text:p>17-00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ANDRES</text:p>
          </table:table-cell>
          <table:table-cell office:value-type="string" table:style-name="ce3">
            <text:p>CENTRO EDUCATIVO DE FORMACION INTEGRAL -CEFI-</text:p>
          </table:table-cell>
          <table:table-cell office:value-type="string" table:style-name="ce3">
            <text:p>CASERIO CRUCE DOS AGUADAS</text:p>
          </table:table-cell>
          <table:table-cell office:value-type="float" office:value="53196330" table:style-name="ce3">
            <text:p>53196330</text:p>
          </table:table-cell>
          <table:table-cell office:value-type="string" table:style-name="ce3">
            <text:p>LILIA SAUDITA SUNTECUN CHAN DE VITZIL</text:p>
          </table:table-cell>
          <table:table-cell office:value-type="string" table:style-name="ce3">
            <text:p>WILMER ACUÑA ALVAR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4-0085-46</text:p>
          </table:table-cell>
          <table:table-cell office:value-type="string" table:style-name="ce4">
            <text:p>17-00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ANDRES</text:p>
          </table:table-cell>
          <table:table-cell office:value-type="string" table:style-name="ce4">
            <text:p>LICEO SANTA CRUZ</text:p>
          </table:table-cell>
          <table:table-cell office:value-type="string" table:style-name="ce4">
            <text:p>BARRIO NORTE SAN ANDRES</text:p>
          </table:table-cell>
          <table:table-cell office:value-type="float" office:value="51623061" table:style-name="ce4">
            <text:p>51623061</text:p>
          </table:table-cell>
          <table:table-cell office:value-type="string" table:style-name="ce4">
            <text:p>RODOLFO MEDINA</text:p>
          </table:table-cell>
          <table:table-cell office:value-type="string" table:style-name="ce4">
            <text:p>TERESA DE JESUS CHI VANEG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4-0090-46</text:p>
          </table:table-cell>
          <table:table-cell office:value-type="string" table:style-name="ce3">
            <text:p>17-004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ANDRES</text:p>
          </table:table-cell>
          <table:table-cell office:value-type="string" table:style-name="ce3">
            <text:p>CENTRO EDUCATIVO "THE JUNGLE SCHOOL"</text:p>
          </table:table-cell>
          <table:table-cell office:value-type="string" table:style-name="ce3">
            <text:p>RANCHO CORAZONES EN ACCIÓN KM. 11.5 CARRETERA CARMELITA</text:p>
          </table:table-cell>
          <table:table-cell office:value-type="float" office:value="48623733" table:style-name="ce3">
            <text:p>48623733</text:p>
          </table:table-cell>
          <table:table-cell office:value-type="string" table:style-name="ce3">
            <text:p>RODOLFO MEDINA</text:p>
          </table:table-cell>
          <table:table-cell office:value-type="string" table:style-name="ce3">
            <text:p>EDIL ADOLFO PINEDA SANT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4-0095-46</text:p>
          </table:table-cell>
          <table:table-cell office:value-type="string" table:style-name="ce4">
            <text:p>17-00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ANDRES</text:p>
          </table:table-cell>
          <table:table-cell office:value-type="string" table:style-name="ce4">
            <text:p>COLEGIO PRIVADO CON ORIENTACIÓN CRISTIANA "LICEO EMANUEL"</text:p>
          </table:table-cell>
          <table:table-cell office:value-type="string" table:style-name="ce4">
            <text:p>CASERO CRUCE DOS AGUADAS.</text:p>
          </table:table-cell>
          <table:table-cell office:value-type="float" office:value="44918380" table:style-name="ce4">
            <text:p>44918380</text:p>
          </table:table-cell>
          <table:table-cell office:value-type="string" table:style-name="ce4">
            <text:p>LILIA SAUDITA SUNTECUN CHAN DE VITZIL</text:p>
          </table:table-cell>
          <table:table-cell office:value-type="string" table:style-name="ce4">
            <text:p>ORPHA HONDINA CABALLEROS CAS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4-0098-46</text:p>
          </table:table-cell>
          <table:table-cell office:value-type="string" table:style-name="ce3">
            <text:p>17-00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ANDRES</text:p>
          </table:table-cell>
          <table:table-cell office:value-type="string" table:style-name="ce3">
            <text:p>CENTRO EDUCATIVO DE FORMACION INTEGRAL-CEFI-</text:p>
          </table:table-cell>
          <table:table-cell office:value-type="string" table:style-name="ce3">
            <text:p>CASERIO CRUCE DOS AGUADAS</text:p>
          </table:table-cell>
          <table:table-cell office:value-type="float" office:value="53196330" table:style-name="ce3">
            <text:p>53196330</text:p>
          </table:table-cell>
          <table:table-cell office:value-type="string" table:style-name="ce3">
            <text:p>LILIA SAUDITA SUNTECUN CHAN DE VITZIL</text:p>
          </table:table-cell>
          <table:table-cell office:value-type="string" table:style-name="ce3">
            <text:p>WILMER ACUÑ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4-0099-46</text:p>
          </table:table-cell>
          <table:table-cell office:value-type="string" table:style-name="ce4">
            <text:p>17-00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ANDRES</text:p>
          </table:table-cell>
          <table:table-cell office:value-type="string" table:style-name="ce4">
            <text:p>CENTRO EDUCATIVO DE FORMACION INTEGRAL- CEFI-</text:p>
          </table:table-cell>
          <table:table-cell office:value-type="string" table:style-name="ce4">
            <text:p>CASERIO CRUCE DOS AGUADAS</text:p>
          </table:table-cell>
          <table:table-cell office:value-type="float" office:value="53196330" table:style-name="ce4">
            <text:p>53196330</text:p>
          </table:table-cell>
          <table:table-cell office:value-type="string" table:style-name="ce4">
            <text:p>LILIA SAUDITA SUNTECUN CHAN DE VITZIL</text:p>
          </table:table-cell>
          <table:table-cell office:value-type="string" table:style-name="ce4">
            <text:p>WILMER ACUÑA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4-0103-46</text:p>
          </table:table-cell>
          <table:table-cell office:value-type="string" table:style-name="ce3">
            <text:p>17-004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ANDRES</text:p>
          </table:table-cell>
          <table:table-cell office:value-type="string" table:style-name="ce3">
            <text:p>COLEGIO "LIDERES DEL MAÑANA"</text:p>
          </table:table-cell>
          <table:table-cell office:value-type="string" table:style-name="ce3">
            <text:p>BARRIO COROZAL SACPUY</text:p>
          </table:table-cell>
          <table:table-cell office:value-type="float" office:value="31807694" table:style-name="ce3">
            <text:p>31807694</text:p>
          </table:table-cell>
          <table:table-cell office:value-type="string" table:style-name="ce3">
            <text:p>RODOLFO MEDINA</text:p>
          </table:table-cell>
          <table:table-cell office:value-type="string" table:style-name="ce3">
            <text:p>GIL ALBERTO ARROYO FIGUERO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4-0104-46</text:p>
          </table:table-cell>
          <table:table-cell office:value-type="string" table:style-name="ce4">
            <text:p>17-00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ANDRES</text:p>
          </table:table-cell>
          <table:table-cell office:value-type="string" table:style-name="ce4">
            <text:p>INSTITUTO DE EDUCACIÓN DIVERSIFICADA</text:p>
          </table:table-cell>
          <table:table-cell office:value-type="string" table:style-name="ce4">
            <text:p>BARRIO NORESTE</text:p>
          </table:table-cell>
          <table:table-cell office:value-type="float" office:value="44875480" table:style-name="ce4">
            <text:p>44875480</text:p>
          </table:table-cell>
          <table:table-cell office:value-type="string" table:style-name="ce4">
            <text:p>RODOLFO MEDINA</text:p>
          </table:table-cell>
          <table:table-cell office:value-type="string" table:style-name="ce4">
            <text:p>HECTOR DE JESUS GIRON MANZANER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4-0483-46</text:p>
          </table:table-cell>
          <table:table-cell table:style-name="ce3"/>
          <table:table-cell office:value-type="string" table:style-name="ce3">
            <text:p>PETEN</text:p>
          </table:table-cell>
          <table:table-cell office:value-type="string" table:style-name="ce3">
            <text:p>SAN ANDRES</text:p>
          </table:table-cell>
          <table:table-cell office:value-type="string" table:style-name="ce3">
            <text:p>INSTITUTO PRIVADO MIXTO DE EDUCACION DIVERSIFICADA DE CIENCIAS COMERCIALES</text:p>
          </table:table-cell>
          <table:table-cell table:number-columns-repeated="4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4-2974-46</text:p>
          </table:table-cell>
          <table:table-cell office:value-type="string" table:style-name="ce4">
            <text:p>17-005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ANDRES</text:p>
          </table:table-cell>
          <table:table-cell office:value-type="string" table:style-name="ce4">
            <text:p>CENTRO DE FORMACION DE MAESTROS DE EDUCACION PRIMARIA URBANA</text:p>
          </table:table-cell>
          <table:table-cell office:value-type="string" table:style-name="ce4">
            <text:p>SAN ANDRES</text:p>
          </table:table-cell>
          <table:table-cell table:style-name="ce4"/>
          <table:table-cell office:value-type="string" table:style-name="ce4">
            <text:p>WILFREDO ALFONSO CORDERO RIVAS</text:p>
          </table:table-cell>
          <table:table-cell office:value-type="string" table:style-name="ce4">
            <text:p>TERESA DE JESUS CHI VANEG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4-3953-46</text:p>
          </table:table-cell>
          <table:table-cell office:value-type="string" table:style-name="ce3">
            <text:p>17-004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ANDRES</text:p>
          </table:table-cell>
          <table:table-cell office:value-type="string" table:style-name="ce3">
            <text:p>LICEO SAC -LISAC</text:p>
          </table:table-cell>
          <table:table-cell office:value-type="string" table:style-name="ce3">
            <text:p>BARRIO NORTE BARRIO ENTRO SACPUY</text:p>
          </table:table-cell>
          <table:table-cell office:value-type="float" office:value="33714796" table:style-name="ce3">
            <text:p>33714796</text:p>
          </table:table-cell>
          <table:table-cell office:value-type="string" table:style-name="ce3">
            <text:p>RODOLFO MEDINA</text:p>
          </table:table-cell>
          <table:table-cell office:value-type="string" table:style-name="ce3">
            <text:p>GERMAN LEONEL TOBAR JIME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4-4071-46</text:p>
          </table:table-cell>
          <table:table-cell office:value-type="string" table:style-name="ce4">
            <text:p>17-00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ANDRES</text:p>
          </table:table-cell>
          <table:table-cell office:value-type="string" table:style-name="ce4">
            <text:p>COLEGIO LIDERES DEL MAÑANA</text:p>
          </table:table-cell>
          <table:table-cell office:value-type="string" table:style-name="ce4">
            <text:p>ALDEA SACPUY</text:p>
          </table:table-cell>
          <table:table-cell office:value-type="float" office:value="31807694" table:style-name="ce4">
            <text:p>31807694</text:p>
          </table:table-cell>
          <table:table-cell office:value-type="string" table:style-name="ce4">
            <text:p>RODOLFO MEDIN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4-4076-46</text:p>
          </table:table-cell>
          <table:table-cell office:value-type="string" table:style-name="ce3">
            <text:p>17-004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ANDRES</text:p>
          </table:table-cell>
          <table:table-cell office:value-type="string" table:style-name="ce3">
            <text:p>LICEO SACPUY LISAC</text:p>
          </table:table-cell>
          <table:table-cell office:value-type="string" table:style-name="ce3">
            <text:p>BARRIO EL CENTRO SACPUY</text:p>
          </table:table-cell>
          <table:table-cell office:value-type="float" office:value="33714796" table:style-name="ce3">
            <text:p>33714796</text:p>
          </table:table-cell>
          <table:table-cell office:value-type="string" table:style-name="ce3">
            <text:p>RODOLFO MEDINA</text:p>
          </table:table-cell>
          <table:table-cell office:value-type="string" table:style-name="ce3">
            <text:p>GERMAN LEONEL TOBAR JIME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167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EL NARANJO</text:p>
          </table:table-cell>
          <table:table-cell table:style-name="ce4"/>
          <table:table-cell office:value-type="string" table:style-name="ce4">
            <text:p>JULIA NAJERA PEREZ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168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INSTITUTO NACIONAL DE EDUCACION DIVERSIFICADA INED</text:p>
          </table:table-cell>
          <table:table-cell office:value-type="string" table:style-name="ce3">
            <text:p>NUEVA LOTIFICACION</text:p>
          </table:table-cell>
          <table:table-cell office:value-type="float" office:value="30327264" table:style-name="ce3">
            <text:p>30327264</text:p>
          </table:table-cell>
          <table:table-cell office:value-type="string" table:style-name="ce3">
            <text:p>GREGORIO ENRIQUE ARGUETA SAMAYOA</text:p>
          </table:table-cell>
          <table:table-cell office:value-type="string" table:style-name="ce3">
            <text:p>EDWIN AMILCAR GARCIA IZAGUIRRE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186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PRIVADO MIXTO "MAYEN"</text:p>
          </table:table-cell>
          <table:table-cell office:value-type="string" table:style-name="ce4">
            <text:p>CASERIO NUEVO EDEN</text:p>
          </table:table-cell>
          <table:table-cell office:value-type="float" office:value="49858492" table:style-name="ce4">
            <text:p>49858492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MARTIR FABIAN MANGANDID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188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PRIVADO MIXTO "JESUS EL DIVINO MAESTRO" -JEDIMA-</text:p>
          </table:table-cell>
          <table:table-cell office:value-type="string" table:style-name="ce3">
            <text:p>CASERIO BETHANIA</text:p>
          </table:table-cell>
          <table:table-cell table:style-name="ce3"/>
          <table:table-cell office:value-type="string" table:style-name="ce3">
            <text:p>JULIA NAJERA PEREZ</text:p>
          </table:table-cell>
          <table:table-cell office:value-type="string" table:style-name="ce3">
            <text:p>LUCIANO RAMIREZ POP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198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ESCUELA NORMAL CENTRAL</text:p>
          </table:table-cell>
          <table:table-cell office:value-type="string" table:style-name="ce4">
            <text:p>BARRIO EL CENTRO LA LIBERTAD</text:p>
          </table:table-cell>
          <table:table-cell office:value-type="float" office:value="58544814" table:style-name="ce4">
            <text:p>58544814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CARLOS ALEJANDRO DURAN RAMI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199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PRIVADO MIXTO, PLAN FIN DE SEMANA, "EL PLANTEL"</text:p>
          </table:table-cell>
          <table:table-cell office:value-type="string" table:style-name="ce3">
            <text:p>CASERIO EL PLANTEL LA LIBERTAD</text:p>
          </table:table-cell>
          <table:table-cell office:value-type="float" office:value="47957230" table:style-name="ce3">
            <text:p>47957230</text:p>
          </table:table-cell>
          <table:table-cell office:value-type="string" table:style-name="ce3">
            <text:p>GREGORIO ENRIQUE ARGUETA SAMAYOA</text:p>
          </table:table-cell>
          <table:table-cell office:value-type="string" table:style-name="ce3">
            <text:p>RODOLFO AUGUSTO HERNANDEZ MUNGU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00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ENTRO EDUCATIVO INTEGRAL, "FAGIOLI"</text:p>
          </table:table-cell>
          <table:table-cell office:value-type="string" table:style-name="ce4">
            <text:p>BARRIO EL CENTRO, ALDEA EL NARANJO</text:p>
          </table:table-cell>
          <table:table-cell office:value-type="float" office:value="57816239" table:style-name="ce4">
            <text:p>57816239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ASMAVET EDGAR DE LEON YO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208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DE CIENCIAS COMERCIALES LAS CRUCES, CON ORIENTACION EN COMPUTACION</text:p>
          </table:table-cell>
          <table:table-cell office:value-type="string" table:style-name="ce3">
            <text:p>ALDEA LAS CRUCES</text:p>
          </table:table-cell>
          <table:table-cell office:value-type="float" office:value="79273890" table:style-name="ce3">
            <text:p>79273890</text:p>
          </table:table-cell>
          <table:table-cell office:value-type="string" table:style-name="ce3">
            <text:p>JULIA NAJERA PEREZ</text:p>
          </table:table-cell>
          <table:table-cell office:value-type="string" table:style-name="ce3">
            <text:p>ARACELI SANDOVAL VASQ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5-0209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DE CIENCIAS COMERCIALES LAS CRUCES, CON ORIENTACION EN COMPUTACION</text:p>
          </table:table-cell>
          <table:table-cell office:value-type="string" table:style-name="ce4">
            <text:p>ALDEA LAS CRUCES</text:p>
          </table:table-cell>
          <table:table-cell office:value-type="float" office:value="79273890" table:style-name="ce4">
            <text:p>79273890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ARACELI SANDOVAL VA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210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DE CIENCIAS COMERCIALES LAS CRUCES, CON ORIENTACION EN COMPUTACION</text:p>
          </table:table-cell>
          <table:table-cell office:value-type="string" table:style-name="ce3">
            <text:p>ALDEA LAS CRUCES</text:p>
          </table:table-cell>
          <table:table-cell office:value-type="float" office:value="79277390" table:style-name="ce3">
            <text:p>79277390</text:p>
          </table:table-cell>
          <table:table-cell office:value-type="string" table:style-name="ce3">
            <text:p>JULIA NAJERA PEREZ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11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ENTRO DE EDUCACION INTEGRAL EL NARANJO</text:p>
          </table:table-cell>
          <table:table-cell office:value-type="string" table:style-name="ce4">
            <text:p>BARRIO EL CENTRO ALDEA EL NARANJO</text:p>
          </table:table-cell>
          <table:table-cell office:value-type="float" office:value="57283598" table:style-name="ce4">
            <text:p>57283598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MANUEL ELIAS PAZ SOS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216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SANTA CRUZ</text:p>
          </table:table-cell>
          <table:table-cell office:value-type="string" table:style-name="ce3">
            <text:p>LA LIBERTAD</text:p>
          </table:table-cell>
          <table:table-cell office:value-type="float" office:value="79243704" table:style-name="ce3">
            <text:p>79243704</text:p>
          </table:table-cell>
          <table:table-cell office:value-type="string" table:style-name="ce3">
            <text:p>GREGORIO ENRIQUE ARGUETA SAMAYOA</text:p>
          </table:table-cell>
          <table:table-cell office:value-type="string" table:style-name="ce3">
            <text:p>ABILIO QUIÑONEZ COR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17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ENTRO EDUCATIVO INTEGRAL, FAGIOLI</text:p>
          </table:table-cell>
          <table:table-cell office:value-type="string" table:style-name="ce4">
            <text:p>BARRIO EL CENTRO, ALDEA EL NARANJO</text:p>
          </table:table-cell>
          <table:table-cell office:value-type="float" office:value="57816239" table:style-name="ce4">
            <text:p>57816239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ASMAVET EDGAR DE LEON YO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223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MIXTO BILINGUE BRITANNIA</text:p>
          </table:table-cell>
          <table:table-cell office:value-type="string" table:style-name="ce3">
            <text:p>ALDEA EL NARANJO</text:p>
          </table:table-cell>
          <table:table-cell office:value-type="float" office:value="58922188" table:style-name="ce3">
            <text:p>58922188</text:p>
          </table:table-cell>
          <table:table-cell office:value-type="string" table:style-name="ce3">
            <text:p>JULIA NAJERA PEREZ</text:p>
          </table:table-cell>
          <table:table-cell office:value-type="string" table:style-name="ce3">
            <text:p>VICTOR HUGO CARRANZA CASTELLAN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24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PRIVADO MIXTO MAYEN</text:p>
          </table:table-cell>
          <table:table-cell office:value-type="string" table:style-name="ce4">
            <text:p>CASERIO NUEVO EDEN</text:p>
          </table:table-cell>
          <table:table-cell office:value-type="float" office:value="49858492" table:style-name="ce4">
            <text:p>49858492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MARLENE CECIBEL ALARCON ACOS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225-46</text:p>
          </table:table-cell>
          <table:table-cell office:value-type="string" table:style-name="ce3">
            <text:p>17-00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INSTITUTO MIXTO DE EDUCACION BILINGUE INTERCULTURAL -IMEBI- LAGUNITAS</text:p>
          </table:table-cell>
          <table:table-cell office:value-type="string" table:style-name="ce3">
            <text:p>CASERIO LAGUNITAS</text:p>
          </table:table-cell>
          <table:table-cell office:value-type="float" office:value="30377199" table:style-name="ce3">
            <text:p>30377199</text:p>
          </table:table-cell>
          <table:table-cell office:value-type="string" table:style-name="ce3">
            <text:p>SILVIA LUCRECIA DUBON RUIZ DEKILKAN</text:p>
          </table:table-cell>
          <table:table-cell office:value-type="string" table:style-name="ce3">
            <text:p>EVELIA FLORIDALMA MILIAN MILIA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5-0226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INSTITUTO MIXTO DE EDUCACION BILINGUE INTERCULTURAL -IMEBI- LA LIBERTAD</text:p>
          </table:table-cell>
          <table:table-cell office:value-type="string" table:style-name="ce4">
            <text:p>BARRIO EL ESTADIO</text:p>
          </table:table-cell>
          <table:table-cell office:value-type="float" office:value="30989090" table:style-name="ce4">
            <text:p>30989090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MARTIN RAMIREZ SILVESTRE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227-46</text:p>
          </table:table-cell>
          <table:table-cell office:value-type="string" table:style-name="ce3">
            <text:p>17-00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INSTITUTO MIXTO DE EDUCACION BILINGUE INTERCULTURAL -IMEBI- GUATELINDA SAN DIEGO</text:p>
          </table:table-cell>
          <table:table-cell office:value-type="string" table:style-name="ce3">
            <text:p>CASERIO GUATELINDA SAN DIEGO</text:p>
          </table:table-cell>
          <table:table-cell office:value-type="float" office:value="40894718" table:style-name="ce3">
            <text:p>40894718</text:p>
          </table:table-cell>
          <table:table-cell office:value-type="string" table:style-name="ce3">
            <text:p>SILVIA LUCRECIA DUBON RUIZ DEKILKAN</text:p>
          </table:table-cell>
          <table:table-cell office:value-type="string" table:style-name="ce3">
            <text:p>NEHEMIAS SAUL GARCIA FLORIA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28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PRIVADO MIXTO -JEDIMA- PALESTINA</text:p>
          </table:table-cell>
          <table:table-cell office:value-type="string" table:style-name="ce4">
            <text:p>CASERIO PALESTINA</text:p>
          </table:table-cell>
          <table:table-cell office:value-type="float" office:value="40311962" table:style-name="ce4">
            <text:p>40311962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INGRID ELIZABETH PEREZ RAM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230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INSTITUTO MIXTO DE EDUCACION BILINGUE INTERCULTURAL -IMEBI- VISTA HERMOSA</text:p>
          </table:table-cell>
          <table:table-cell office:value-type="string" table:style-name="ce3">
            <text:p>CASERIO VISTA HERMOSA</text:p>
          </table:table-cell>
          <table:table-cell table:style-name="ce3"/>
          <table:table-cell office:value-type="string" table:style-name="ce3">
            <text:p>GREGORIO ENRIQUE ARGUETA SAMAYOA</text:p>
          </table:table-cell>
          <table:table-cell office:value-type="string" table:style-name="ce3">
            <text:p>ANDRES DOMINGO PAI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32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LICEO MIXTO MODERNO SANTA FE</text:p>
          </table:table-cell>
          <table:table-cell office:value-type="string" table:style-name="ce4">
            <text:p>BARRIO EL CENTRO LA LIBERTAD</text:p>
          </table:table-cell>
          <table:table-cell office:value-type="float" office:value="55742301" table:style-name="ce4">
            <text:p>55742301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DELMI GABRIELA LUNA SIERRA DE PINED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234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LICEO MIXTO MODERNO SANTA FE</text:p>
          </table:table-cell>
          <table:table-cell office:value-type="string" table:style-name="ce3">
            <text:p>BARRIO EL CENTRO</text:p>
          </table:table-cell>
          <table:table-cell office:value-type="float" office:value="45309965" table:style-name="ce3">
            <text:p>45309965</text:p>
          </table:table-cell>
          <table:table-cell office:value-type="string" table:style-name="ce3">
            <text:p>GREGORIO ENRIQUE ARGUETA SAMAYOA</text:p>
          </table:table-cell>
          <table:table-cell office:value-type="string" table:style-name="ce3">
            <text:p>DELMI GABRIELA LUNA SIERRA DE PINED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38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LICEO INTEGRAL CIENCIA Y VERDAD "CIEV"</text:p>
          </table:table-cell>
          <table:table-cell office:value-type="string" table:style-name="ce4">
            <text:p>BARRIO EL ESTADIO</text:p>
          </table:table-cell>
          <table:table-cell office:value-type="float" office:value="46967643" table:style-name="ce4">
            <text:p>46967643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ANA YOJANA ORTIZ MORA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249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MIXTO PRIVADO "MARTHA MARÍA"</text:p>
          </table:table-cell>
          <table:table-cell office:value-type="string" table:style-name="ce3">
            <text:p>CASERIO NUEVA VISTA HERMOSA, KILOMETRO 35</text:p>
          </table:table-cell>
          <table:table-cell office:value-type="float" office:value="45734290" table:style-name="ce3">
            <text:p>45734290</text:p>
          </table:table-cell>
          <table:table-cell office:value-type="string" table:style-name="ce3">
            <text:p>GREGORIO ENRIQUE ARGUETA SAMAYOA</text:p>
          </table:table-cell>
          <table:table-cell office:value-type="string" table:style-name="ce3">
            <text:p>JUAN ANTONIO LEMUS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50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MIXTO BILINGUE BRITANNIA</text:p>
          </table:table-cell>
          <table:table-cell office:value-type="string" table:style-name="ce4">
            <text:p>BARRIO ONCE DE NOVIEMBRE ALDEA EL NARANJO</text:p>
          </table:table-cell>
          <table:table-cell office:value-type="float" office:value="58922188" table:style-name="ce4">
            <text:p>58922188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HAYDEE DALILA IEMIMAH CARRANZA TAMBIT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254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ENTRO EDUCATIVO INTEGRAL FAGIOLI</text:p>
          </table:table-cell>
          <table:table-cell office:value-type="string" table:style-name="ce3">
            <text:p>ALDEA EL NARANJO</text:p>
          </table:table-cell>
          <table:table-cell office:value-type="float" office:value="57816239" table:style-name="ce3">
            <text:p>57816239</text:p>
          </table:table-cell>
          <table:table-cell office:value-type="string" table:style-name="ce3">
            <text:p>JULIA NAJERA PEREZ</text:p>
          </table:table-cell>
          <table:table-cell office:value-type="string" table:style-name="ce3">
            <text:p>ASMAVET EDGAR DE LEON YOC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57-46</text:p>
          </table:table-cell>
          <table:table-cell office:value-type="string" table:style-name="ce4">
            <text:p>17-008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MIXTO DE EDUCACIÓN MEDIA -CMEM- EL INNOVADOR</text:p>
          </table:table-cell>
          <table:table-cell office:value-type="string" table:style-name="ce4">
            <text:p>CASERIO GUATELINDA SAN DIEGO</text:p>
          </table:table-cell>
          <table:table-cell office:value-type="float" office:value="45386655" table:style-name="ce4">
            <text:p>45386655</text:p>
          </table:table-cell>
          <table:table-cell office:value-type="string" table:style-name="ce4">
            <text:p>SILVIA LUCRECIA DUBON RUIZ DEKILKAN</text:p>
          </table:table-cell>
          <table:table-cell office:value-type="string" table:style-name="ce4">
            <text:p>RONY GONZALO MANZANERO GONZAL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258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MIXTO BILIGUE "BRITANNIA"</text:p>
          </table:table-cell>
          <table:table-cell office:value-type="string" table:style-name="ce3">
            <text:p>ALDEA EL NARANJO</text:p>
          </table:table-cell>
          <table:table-cell office:value-type="float" office:value="58922188" table:style-name="ce3">
            <text:p>58922188</text:p>
          </table:table-cell>
          <table:table-cell office:value-type="string" table:style-name="ce3">
            <text:p>JULIA NAJERA PEREZ</text:p>
          </table:table-cell>
          <table:table-cell office:value-type="string" table:style-name="ce3">
            <text:p>HAYDEE DALILA CARRANZA TAMBIT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60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ENTRO DE EDUCACION INTEGRAL EL NARANJO</text:p>
          </table:table-cell>
          <table:table-cell office:value-type="string" table:style-name="ce4">
            <text:p>ALDEA EL NARANJO</text:p>
          </table:table-cell>
          <table:table-cell office:value-type="float" office:value="57283598" table:style-name="ce4">
            <text:p>57283598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PAZ SOSA MANUEL ELI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261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INSTITUTO MIXTO DE EDUCACION BILINGUE INTERCUL</text:p>
          </table:table-cell>
          <table:table-cell office:value-type="string" table:style-name="ce3">
            <text:p>BARRIO SANTA CRUZ</text:p>
          </table:table-cell>
          <table:table-cell office:value-type="float" office:value="30989090" table:style-name="ce3">
            <text:p>30989090</text:p>
          </table:table-cell>
          <table:table-cell office:value-type="string" table:style-name="ce3">
            <text:p>GREGORIO ENRIQUE ARGUETA SAMAYOA</text:p>
          </table:table-cell>
          <table:table-cell office:value-type="string" table:style-name="ce3">
            <text:p>MARTIN RAMIREZ SILVESTRE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67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MIXTO CRISTIANO JESUCRISTO VIVE POR SIEMPRE</text:p>
          </table:table-cell>
          <table:table-cell office:value-type="string" table:style-name="ce4">
            <text:p>BARRIO BUENA VISTA</text:p>
          </table:table-cell>
          <table:table-cell office:value-type="float" office:value="45031691" table:style-name="ce4">
            <text:p>45031691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WALESKA ESTEFANIA BOLAÑOS SANCH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271-46</text:p>
          </table:table-cell>
          <table:table-cell office:value-type="string" table:style-name="ce3">
            <text:p>17-04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MIXTO PRIBADO "A RABI BASAJ"(JESUCRISTO VIVE POR SIEMPRE)</text:p>
          </table:table-cell>
          <table:table-cell office:value-type="string" table:style-name="ce3">
            <text:p>CASERIO EL CEIBO</text:p>
          </table:table-cell>
          <table:table-cell office:value-type="float" office:value="45031691" table:style-name="ce3">
            <text:p>45031691</text:p>
          </table:table-cell>
          <table:table-cell office:value-type="string" table:style-name="ce3">
            <text:p>VILMA ARACELY GARCIA CRISOSTOMO</text:p>
          </table:table-cell>
          <table:table-cell office:value-type="string" table:style-name="ce3">
            <text:p>CLADIA ELIZABETH POCO OCHAET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80-46</text:p>
          </table:table-cell>
          <table:table-cell office:value-type="string" table:style-name="ce4">
            <text:p>17-04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ENTRO EDUCATIVO "MIGUEL ANGEL FLORIAN"</text:p>
          </table:table-cell>
          <table:table-cell office:value-type="string" table:style-name="ce4">
            <text:p>BARRIO EL CENTRO CASERIO LAS RUINAS</text:p>
          </table:table-cell>
          <table:table-cell office:value-type="float" office:value="49480844" table:style-name="ce4">
            <text:p>49480844</text:p>
          </table:table-cell>
          <table:table-cell office:value-type="string" table:style-name="ce4">
            <text:p>MARTIR FABIAN MANGANDID</text:p>
          </table:table-cell>
          <table:table-cell office:value-type="string" table:style-name="ce4">
            <text:p>MIGUEL ANGEL FLORIA ZUÑIG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284-46</text:p>
          </table:table-cell>
          <table:table-cell office:value-type="string" table:style-name="ce3">
            <text:p>17-00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DE EDUCACION INTEGRAL CON ORIENTACION UNIVERSITARIA "EL PODER DEL SABER"</text:p>
          </table:table-cell>
          <table:table-cell office:value-type="string" table:style-name="ce3">
            <text:p>CASERIO GUATE LINDA SAN DIEGO</text:p>
          </table:table-cell>
          <table:table-cell office:value-type="float" office:value="53590947" table:style-name="ce3">
            <text:p>53590947</text:p>
          </table:table-cell>
          <table:table-cell office:value-type="string" table:style-name="ce3">
            <text:p>SILVIA LUCRECIA DUBON RUIZ DEKILKAN</text:p>
          </table:table-cell>
          <table:table-cell office:value-type="string" table:style-name="ce3">
            <text:p>NANSY YAMILETH ESCOBAR GUEVA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90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SANTA CRUZ</text:p>
          </table:table-cell>
          <table:table-cell office:value-type="string" table:style-name="ce4">
            <text:p>BARRIO SANTA RUZ</text:p>
          </table:table-cell>
          <table:table-cell office:value-type="float" office:value="79243704" table:style-name="ce4">
            <text:p>79243704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MARTIN RAMIREZ SILVESTRE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294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LICEO EDUCATIVO SICAR</text:p>
          </table:table-cell>
          <table:table-cell office:value-type="string" table:style-name="ce3">
            <text:p>ALDEA EL NARANJO-BARRIO DE JUAREZ</text:p>
          </table:table-cell>
          <table:table-cell office:value-type="float" office:value="45041903" table:style-name="ce3">
            <text:p>45041903</text:p>
          </table:table-cell>
          <table:table-cell office:value-type="string" table:style-name="ce3">
            <text:p>JULIA NAJERA PEREZ</text:p>
          </table:table-cell>
          <table:table-cell office:value-type="string" table:style-name="ce3">
            <text:p>MARLENY MARIBEL MIULIAN MILIA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96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LICEO EDUCATIVO SICAR</text:p>
          </table:table-cell>
          <table:table-cell office:value-type="string" table:style-name="ce4">
            <text:p>ALDEA EL NARANJO BARRIO LO DE JUAREZ</text:p>
          </table:table-cell>
          <table:table-cell office:value-type="float" office:value="45041903" table:style-name="ce4">
            <text:p>45041903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ESMILDA OSIRIS RAMOS PANCA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297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WENTRO EDUCATIVO SICAR</text:p>
          </table:table-cell>
          <table:table-cell office:value-type="string" table:style-name="ce3">
            <text:p>ALDEA EL NARANJO BARRIO LO DE JUAREZ</text:p>
          </table:table-cell>
          <table:table-cell office:value-type="float" office:value="45041903" table:style-name="ce3">
            <text:p>45041903</text:p>
          </table:table-cell>
          <table:table-cell office:value-type="string" table:style-name="ce3">
            <text:p>JULIA NAJERA PEREZ</text:p>
          </table:table-cell>
          <table:table-cell office:value-type="string" table:style-name="ce3">
            <text:p>ESMILDA OSIRIS RAMOS PANCA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298-46</text:p>
          </table:table-cell>
          <table:table-cell office:value-type="string" table:style-name="ce4">
            <text:p>17-008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INSTITUTO NACIONAL DE EDUCACIÓN DIVERSIFICADA- INED-</text:p>
          </table:table-cell>
          <table:table-cell office:value-type="string" table:style-name="ce4">
            <text:p>CASERIO LAS RUINAS</text:p>
          </table:table-cell>
          <table:table-cell office:value-type="float" office:value="33254332" table:style-name="ce4">
            <text:p>33254332</text:p>
          </table:table-cell>
          <table:table-cell office:value-type="string" table:style-name="ce4">
            <text:p>SILVIA LUCRECIA DUBON RUIZ DEKILKAN</text:p>
          </table:table-cell>
          <table:table-cell office:value-type="string" table:style-name="ce4">
            <text:p>DARIO GONZALO COC CUCU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299-46</text:p>
          </table:table-cell>
          <table:table-cell office:value-type="string" table:style-name="ce3">
            <text:p>17-00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DE EDUCACION INTEGRAL CON ORIENTACION UNIVERSITARIA, "EL PODER DEL SABER"</text:p>
          </table:table-cell>
          <table:table-cell office:value-type="string" table:style-name="ce3">
            <text:p>CASERIO GUATELINDA SAN DIEGO</text:p>
          </table:table-cell>
          <table:table-cell office:value-type="float" office:value="57564332" table:style-name="ce3">
            <text:p>57564332</text:p>
          </table:table-cell>
          <table:table-cell office:value-type="string" table:style-name="ce3">
            <text:p>SILVIA LUCRECIA DUBON RUIZ DEKILKAN</text:p>
          </table:table-cell>
          <table:table-cell office:value-type="string" table:style-name="ce3">
            <text:p>WILIAN UVALDO MÉRIDA MUY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301-46</text:p>
          </table:table-cell>
          <table:table-cell office:value-type="string" table:style-name="ce4">
            <text:p>17-008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MIXTO DE EDUCACIÓN MEDIA "EL INNOVADOR"</text:p>
          </table:table-cell>
          <table:table-cell office:value-type="string" table:style-name="ce4">
            <text:p>GUATELINDA SAN DIEGO</text:p>
          </table:table-cell>
          <table:table-cell office:value-type="float" office:value="48388684" table:style-name="ce4">
            <text:p>48388684</text:p>
          </table:table-cell>
          <table:table-cell office:value-type="string" table:style-name="ce4">
            <text:p>SILVIA LUCRECIA DUBON RUIZ DEKILKAN</text:p>
          </table:table-cell>
          <table:table-cell office:value-type="string" table:style-name="ce4">
            <text:p>MARTIN CHOC XO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302-46</text:p>
          </table:table-cell>
          <table:table-cell office:value-type="string" table:style-name="ce3">
            <text:p>17-00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MIXTO DE EDUCACIÓN MEDIA "EL INNOVADOR"</text:p>
          </table:table-cell>
          <table:table-cell office:value-type="string" table:style-name="ce3">
            <text:p>CASERIO GUATELINDA SAN DIEGO</text:p>
          </table:table-cell>
          <table:table-cell office:value-type="float" office:value="48388684" table:style-name="ce3">
            <text:p>48388684</text:p>
          </table:table-cell>
          <table:table-cell office:value-type="string" table:style-name="ce3">
            <text:p>SILVIA LUCRECIA DUBON RUIZ DEKILKAN</text:p>
          </table:table-cell>
          <table:table-cell office:value-type="string" table:style-name="ce3">
            <text:p>MARTIN CHO XO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305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ESCUELA NORMAL CON ORIENTACION AMBIENTAL</text:p>
          </table:table-cell>
          <table:table-cell office:value-type="string" table:style-name="ce4">
            <text:p>BARRIO EL CENTRO</text:p>
          </table:table-cell>
          <table:table-cell office:value-type="float" office:value="30748520" table:style-name="ce4">
            <text:p>30748520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GRACIELA DE JESUS FRANCO CAS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306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ESCUELA NORMAL CON ORIENTACION AMBIENTAL</text:p>
          </table:table-cell>
          <table:table-cell office:value-type="string" table:style-name="ce3">
            <text:p>BARRIO EL CENTRO</text:p>
          </table:table-cell>
          <table:table-cell office:value-type="float" office:value="30748520" table:style-name="ce3">
            <text:p>30748520</text:p>
          </table:table-cell>
          <table:table-cell office:value-type="string" table:style-name="ce3">
            <text:p>GREGORIO ENRIQUE ARGUETA SAMAYOA</text:p>
          </table:table-cell>
          <table:table-cell office:value-type="string" table:style-name="ce3">
            <text:p>GRACIELA DE JESUS FRANCO CASTIL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308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ENTRO EDUCATIVO "SAN PEDRO", FE Y ALEGRÍA, NO. 37.</text:p>
          </table:table-cell>
          <table:table-cell office:value-type="string" table:style-name="ce4">
            <text:p>ALDEA EL NARANJO</text:p>
          </table:table-cell>
          <table:table-cell office:value-type="float" office:value="59514752" table:style-name="ce4">
            <text:p>59514752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EVELIA FLORIDALMA MILIAN Y MILIA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309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ENTRO EDUCATIVO SAN PEDRO FE Y ALEGRIA NO.41</text:p>
          </table:table-cell>
          <table:table-cell office:value-type="string" table:style-name="ce3">
            <text:p>CASERIO LAGUNITAS</text:p>
          </table:table-cell>
          <table:table-cell office:value-type="float" office:value="59514752" table:style-name="ce3">
            <text:p>59514752</text:p>
          </table:table-cell>
          <table:table-cell office:value-type="string" table:style-name="ce3">
            <text:p>JULIA NAJERA PEREZ</text:p>
          </table:table-cell>
          <table:table-cell office:value-type="string" table:style-name="ce3">
            <text:p>ANITA IMELDA MAZA PO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5-0310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INSTITUTO INDIGENA PARA EL DESARROLLO RURAL INTEGRAL INDRI</text:p>
          </table:table-cell>
          <table:table-cell office:value-type="string" table:style-name="ce4">
            <text:p>CANTON EL CRUCE A ALDEA LA ESPERANZA</text:p>
          </table:table-cell>
          <table:table-cell office:value-type="float" office:value="57025423" table:style-name="ce4">
            <text:p>57025423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ALFREDO FRANCISCO CHE CHO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317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ENTRO DE EDUCACION INTEGRAL EL NARANJO</text:p>
          </table:table-cell>
          <table:table-cell office:value-type="string" table:style-name="ce3">
            <text:p>ALDEA EL NARANJO</text:p>
          </table:table-cell>
          <table:table-cell office:value-type="float" office:value="53663885" table:style-name="ce3">
            <text:p>53663885</text:p>
          </table:table-cell>
          <table:table-cell office:value-type="string" table:style-name="ce3">
            <text:p>JULIA NAJERA PEREZ</text:p>
          </table:table-cell>
          <table:table-cell office:value-type="string" table:style-name="ce3">
            <text:p>MIRIÁN VIRGINIA MARTINEZ CANTE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319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ENTRO DE EDUCACION INTEGRAL EL NARANJO</text:p>
          </table:table-cell>
          <table:table-cell office:value-type="string" table:style-name="ce4">
            <text:p>ALDEA EL NARANJO</text:p>
          </table:table-cell>
          <table:table-cell office:value-type="float" office:value="53663885" table:style-name="ce4">
            <text:p>53663885</text:p>
          </table:table-cell>
          <table:table-cell office:value-type="string" table:style-name="ce4">
            <text:p>JULIA NAJERA PEREZ</text:p>
          </table:table-cell>
          <table:table-cell office:value-type="string" table:style-name="ce4">
            <text:p>MIRIAN VIRGINIA MARTINEZ CANTE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0320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ENTRO EDUCATIVO GUADALUPANO</text:p>
          </table:table-cell>
          <table:table-cell office:value-type="string" table:style-name="ce3">
            <text:p>BARRIO EL CENTRO</text:p>
          </table:table-cell>
          <table:table-cell office:value-type="float" office:value="30366955" table:style-name="ce3">
            <text:p>30366955</text:p>
          </table:table-cell>
          <table:table-cell office:value-type="string" table:style-name="ce3">
            <text:p>GREGORIO ENRIQUE ARGUETA SAMAYOA</text:p>
          </table:table-cell>
          <table:table-cell office:value-type="string" table:style-name="ce3">
            <text:p>INGRI CANO GUERRA DE SANCH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0321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ENTRO EDUCATIVO GUADALUPANO</text:p>
          </table:table-cell>
          <table:table-cell office:value-type="string" table:style-name="ce4">
            <text:p>BARRIO EL CENTRO</text:p>
          </table:table-cell>
          <table:table-cell office:value-type="float" office:value="30366955" table:style-name="ce4">
            <text:p>30366955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INGRI CANO GUERRA DE SANCH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0490-46</text:p>
          </table:table-cell>
          <table:table-cell table:style-name="ce3"/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INSTITUTO PRIVADO MIXTO DE EDUCACION DIVERSIFICADA DE BACHILLERATO EN CIENCIAS Y LETRAS JN</text:p>
          </table:table-cell>
          <table:table-cell table:number-columns-repeated="4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1308-46</text:p>
          </table:table-cell>
          <table:table-cell table:style-name="ce4"/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INSTITUTO PRIVADO MIXTO NOCTURNO</text:p>
          </table:table-cell>
          <table:table-cell table:number-columns-repeated="4"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5-2230-46</text:p>
          </table:table-cell>
          <table:table-cell table:style-name="ce3"/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INSTITUTO PRIVADO MIXTO NOCTURNO DE CIENCIAS COMERCIALES</text:p>
          </table:table-cell>
          <table:table-cell office:value-type="string" table:style-name="ce3">
            <text:p>ALDEA LOS CRUCES</text:p>
          </table:table-cell>
          <table:table-cell table:number-columns-repeated="3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5-3351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DE CIENCIAS COMERCIALES LAS CRUCES CON ORIENTACION EN COMPUTACION</text:p>
          </table:table-cell>
          <table:table-cell office:value-type="string" table:style-name="ce4">
            <text:p>ALDEA LAS CRUCES</text:p>
          </table:table-cell>
          <table:table-cell office:value-type="float" office:value="79277390" table:style-name="ce4">
            <text:p>79277390</text:p>
          </table:table-cell>
          <table:table-cell office:value-type="string" table:style-name="ce4">
            <text:p>JULIA NAJERA PERE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3658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ESCUELA NORMAL CON ORIENTACION AMBIENTAL</text:p>
          </table:table-cell>
          <table:table-cell office:value-type="string" table:style-name="ce3">
            <text:p>BARRIO EL CENTRO LA LIBERTAD</text:p>
          </table:table-cell>
          <table:table-cell office:value-type="float" office:value="30185819" table:style-name="ce3">
            <text:p>30185819</text:p>
          </table:table-cell>
          <table:table-cell office:value-type="string" table:style-name="ce3">
            <text:p>GREGORIO ENRIQUE ARGUETA SAMAYOA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3659-46</text:p>
          </table:table-cell>
          <table:table-cell office:value-type="string" table:style-name="ce4">
            <text:p>17-00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COLEGIO PRIVADO MIXTO EL DIVINO MAESTRO</text:p>
          </table:table-cell>
          <table:table-cell office:value-type="string" table:style-name="ce4">
            <text:p>ALDEA LAS CRUCES</text:p>
          </table:table-cell>
          <table:table-cell table:style-name="ce4"/>
          <table:table-cell office:value-type="string" table:style-name="ce4">
            <text:p>JULIA NAJERA PERE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3885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MIXTO ADVENTISTA GETSEMANI</text:p>
          </table:table-cell>
          <table:table-cell office:value-type="string" table:style-name="ce3">
            <text:p>ALDEA LAS CRUCES</text:p>
          </table:table-cell>
          <table:table-cell table:style-name="ce3"/>
          <table:table-cell office:value-type="string" table:style-name="ce3">
            <text:p>JULIA NAJERA PERE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4008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INSTITUTO TECNOLOGICO EN RECURSOS NATURALES SAKLUM</text:p>
          </table:table-cell>
          <table:table-cell office:value-type="string" table:style-name="ce4">
            <text:p>CANTON EL CRUCE ALDEA LA ESPERANZA</text:p>
          </table:table-cell>
          <table:table-cell office:value-type="float" office:value="53239274" table:style-name="ce4">
            <text:p>53239274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CARLOS MANUEL ACOSTA ALDA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4057-46</text:p>
          </table:table-cell>
          <table:table-cell office:value-type="string" table:style-name="ce3">
            <text:p>17-00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SANTA CRUZ</text:p>
          </table:table-cell>
          <table:table-cell office:value-type="string" table:style-name="ce3">
            <text:p>BARRIO SANTA CRUZ</text:p>
          </table:table-cell>
          <table:table-cell office:value-type="float" office:value="79243704" table:style-name="ce3">
            <text:p>79243704</text:p>
          </table:table-cell>
          <table:table-cell office:value-type="string" table:style-name="ce3">
            <text:p>GREGORIO ENRIQUE ARGUETA SAMAYOA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5-4067-46</text:p>
          </table:table-cell>
          <table:table-cell office:value-type="string" table:style-name="ce4">
            <text:p>17-00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 LIBERTAD</text:p>
          </table:table-cell>
          <table:table-cell office:value-type="string" table:style-name="ce4">
            <text:p>ESCUELA NORMAL CON ORIENTACION AMBIENTAL</text:p>
          </table:table-cell>
          <table:table-cell office:value-type="string" table:style-name="ce4">
            <text:p>BARRIO EL CENTRO</text:p>
          </table:table-cell>
          <table:table-cell office:value-type="float" office:value="45734290" table:style-name="ce4">
            <text:p>45734290</text:p>
          </table:table-cell>
          <table:table-cell office:value-type="string" table:style-name="ce4">
            <text:p>GREGORIO ENRIQUE ARGUETA SAMAYOA</text:p>
          </table:table-cell>
          <table:table-cell office:value-type="string" table:style-name="ce4">
            <text:p>FREDY MATI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5-4181-46</text:p>
          </table:table-cell>
          <table:table-cell office:value-type="string" table:style-name="ce3">
            <text:p>17-00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 LIBERTAD</text:p>
          </table:table-cell>
          <table:table-cell office:value-type="string" table:style-name="ce3">
            <text:p>COLEGIO PRIVADO MIXTO 'EL DIVINO MAESTRO'</text:p>
          </table:table-cell>
          <table:table-cell office:value-type="string" table:style-name="ce3">
            <text:p>ALDEA LAS CRUCES</text:p>
          </table:table-cell>
          <table:table-cell table:style-name="ce3"/>
          <table:table-cell office:value-type="string" table:style-name="ce3">
            <text:p>JULIA NAJERA PERE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6-0014-46</text:p>
          </table:table-cell>
          <table:table-cell office:value-type="string" table:style-name="ce4">
            <text:p>17-00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FRANCISCO</text:p>
          </table:table-cell>
          <table:table-cell office:value-type="string" table:style-name="ce4">
            <text:p>INSTITUTO TECNICO MUNICIPAL DE FORMACION</text:p>
          </table:table-cell>
          <table:table-cell office:value-type="string" table:style-name="ce4">
            <text:p>BARRIO SAN RAFAEL</text:p>
          </table:table-cell>
          <table:table-cell table:style-name="ce4"/>
          <table:table-cell office:value-type="string" table:style-name="ce4">
            <text:p>ALVIS ORLANDO CORADO CARRILLO</text:p>
          </table:table-cell>
          <table:table-cell office:value-type="string" table:style-name="ce4">
            <text:p>SANDRA PATRICIA TRUJILLO OCHAE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MUNICIP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6-0023-46</text:p>
          </table:table-cell>
          <table:table-cell office:value-type="string" table:style-name="ce3">
            <text:p>17-00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FRANCISCO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SAN RAFAEL</text:p>
          </table:table-cell>
          <table:table-cell office:value-type="float" office:value="30759288" table:style-name="ce3">
            <text:p>30759288</text:p>
          </table:table-cell>
          <table:table-cell office:value-type="string" table:style-name="ce3">
            <text:p>ALVIS ORLANDO CORADO CARRILLO</text:p>
          </table:table-cell>
          <table:table-cell office:value-type="string" table:style-name="ce3">
            <text:p>SULMI YOMARIS SALAS PEREZ DE HERNA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6-0028-46</text:p>
          </table:table-cell>
          <table:table-cell office:value-type="string" table:style-name="ce4">
            <text:p>17-00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FRANCISCO</text:p>
          </table:table-cell>
          <table:table-cell office:value-type="string" table:style-name="ce4">
            <text:p>CENTRO EDUCATIVO MAYAB</text:p>
          </table:table-cell>
          <table:table-cell office:value-type="string" table:style-name="ce4">
            <text:p>10CALLE3RA.AVE. ZONA 1</text:p>
          </table:table-cell>
          <table:table-cell office:value-type="float" office:value="54826739" table:style-name="ce4">
            <text:p>54826739</text:p>
          </table:table-cell>
          <table:table-cell office:value-type="string" table:style-name="ce4">
            <text:p>ALVIS ORLANDO CORADO CARRILLO</text:p>
          </table:table-cell>
          <table:table-cell office:value-type="string" table:style-name="ce4">
            <text:p>EVELIN VANESSA ALDANA LOPEZ DE IGLESI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6-0031-46</text:p>
          </table:table-cell>
          <table:table-cell office:value-type="string" table:style-name="ce3">
            <text:p>17-00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FRANCISCO</text:p>
          </table:table-cell>
          <table:table-cell office:value-type="string" table:style-name="ce3">
            <text:p>INSTITUTO DIVERSIFICADO POR COOPERATIVA DE ENSEÑANZA</text:p>
          </table:table-cell>
          <table:table-cell office:value-type="string" table:style-name="ce3">
            <text:p>BARRIO SAN RAFAEL</text:p>
          </table:table-cell>
          <table:table-cell office:value-type="float" office:value="55513161" table:style-name="ce3">
            <text:p>55513161</text:p>
          </table:table-cell>
          <table:table-cell office:value-type="string" table:style-name="ce3">
            <text:p>ALVIS ORLANDO CORADO CARRILLO</text:p>
          </table:table-cell>
          <table:table-cell office:value-type="string" table:style-name="ce3">
            <text:p>MARIANELA LISSBETH GONGORA REINOS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6-0033-46</text:p>
          </table:table-cell>
          <table:table-cell office:value-type="string" table:style-name="ce4">
            <text:p>17-00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FRANCISCO</text:p>
          </table:table-cell>
          <table:table-cell office:value-type="string" table:style-name="ce4">
            <text:p>CENTRO EDUCATIVO "MAYAB"</text:p>
          </table:table-cell>
          <table:table-cell office:value-type="string" table:style-name="ce4">
            <text:p>3ERA.CALLE 10MA. AV. ZONA 1</text:p>
          </table:table-cell>
          <table:table-cell office:value-type="float" office:value="54826739" table:style-name="ce4">
            <text:p>54826739</text:p>
          </table:table-cell>
          <table:table-cell office:value-type="string" table:style-name="ce4">
            <text:p>ALVIS ORLANDO CORADO CARRILLO</text:p>
          </table:table-cell>
          <table:table-cell office:value-type="string" table:style-name="ce4">
            <text:p>KARINA LISSET ROMERO OCHAE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6-0036-46</text:p>
          </table:table-cell>
          <table:table-cell office:value-type="string" table:style-name="ce3">
            <text:p>17-00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FRANCISCO</text:p>
          </table:table-cell>
          <table:table-cell office:value-type="string" table:style-name="ce3">
            <text:p>INSTITUTO NACIONAL DIVERSIFICADO DE BACHILLERATO INDUSTRIAL "LIC. RODERICO SANTOS SEGURA TRUJILLO"</text:p>
          </table:table-cell>
          <table:table-cell office:value-type="string" table:style-name="ce3">
            <text:p>BARRIO CONCORDIA</text:p>
          </table:table-cell>
          <table:table-cell office:value-type="float" office:value="79274363" table:style-name="ce3">
            <text:p>79274363</text:p>
          </table:table-cell>
          <table:table-cell office:value-type="string" table:style-name="ce3">
            <text:p>ALVIS ORLANDO CORADO CARRILLO</text:p>
          </table:table-cell>
          <table:table-cell office:value-type="string" table:style-name="ce3">
            <text:p>JOSE JOEL LÓPEZ ALAY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6-0037-46</text:p>
          </table:table-cell>
          <table:table-cell office:value-type="string" table:style-name="ce4">
            <text:p>17-00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FRANCISCO</text:p>
          </table:table-cell>
          <table:table-cell office:value-type="string" table:style-name="ce4">
            <text:p>INSTITUTO TECNICO DE CAPACITACIÓN Y PRODUCTIVIDAD-INTECAP</text:p>
          </table:table-cell>
          <table:table-cell office:value-type="string" table:style-name="ce4">
            <text:p>CASERIO SANTA CRUZ</text:p>
          </table:table-cell>
          <table:table-cell office:value-type="float" office:value="77402100" table:style-name="ce4">
            <text:p>77402100</text:p>
          </table:table-cell>
          <table:table-cell office:value-type="string" table:style-name="ce4">
            <text:p>ALVIS ORLANDO CORADO CARRILLO</text:p>
          </table:table-cell>
          <table:table-cell office:value-type="string" table:style-name="ce4">
            <text:p>THELMA CARMELITA TESUCU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6-0121-46</text:p>
          </table:table-cell>
          <table:table-cell office:value-type="string" table:style-name="ce3">
            <text:p>17-00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FRANCISCO</text:p>
          </table:table-cell>
          <table:table-cell office:value-type="string" table:style-name="ce3">
            <text:p>INSTITUTO NACIONAL DIVERSIFICADO DE BACHILLERATO INDUSTRIAL "LIC. RODERICO SANTOS SEGURA TRUJILLO"</text:p>
          </table:table-cell>
          <table:table-cell office:value-type="string" table:style-name="ce3">
            <text:p>BARRIO CONCORDIA</text:p>
          </table:table-cell>
          <table:table-cell office:value-type="float" office:value="79274363" table:style-name="ce3">
            <text:p>79274363</text:p>
          </table:table-cell>
          <table:table-cell office:value-type="string" table:style-name="ce3">
            <text:p>ALVIS ORLANDO CORADO CARRILLO</text:p>
          </table:table-cell>
          <table:table-cell office:value-type="string" table:style-name="ce3">
            <text:p>VICTOR MANUEL AYALA CHAVARRÍ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6-1045-46</text:p>
          </table:table-cell>
          <table:table-cell office:value-type="string" table:style-name="ce4">
            <text:p>17-010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FRANCISCO</text:p>
          </table:table-cell>
          <table:table-cell office:value-type="string" table:style-name="ce4">
            <text:p>COLEGIO VOCACIONAL DE CIENCIAS COMERCIALES</text:p>
          </table:table-cell>
          <table:table-cell office:value-type="string" table:style-name="ce4">
            <text:p>SAN FRANCISCO</text:p>
          </table:table-cell>
          <table:table-cell table:style-name="ce4"/>
          <table:table-cell office:value-type="string" table:style-name="ce4">
            <text:p>EDWIN HUMBERTO MONTERO ALDANA</text:p>
          </table:table-cell>
          <table:table-cell office:value-type="string" table:style-name="ce4">
            <text:p>JORGE MARIO OCHAE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7-0010-46</text:p>
          </table:table-cell>
          <table:table-cell office:value-type="string" table:style-name="ce3">
            <text:p>17-01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TA ANA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ALDEA LOS ANGELES</text:p>
          </table:table-cell>
          <table:table-cell office:value-type="float" office:value="46413739" table:style-name="ce3">
            <text:p>46413739</text:p>
          </table:table-cell>
          <table:table-cell office:value-type="string" table:style-name="ce3">
            <text:p>ALVARO ISMAEL GUZMAN PACHECO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7-0029-46</text:p>
          </table:table-cell>
          <table:table-cell office:value-type="string" table:style-name="ce4">
            <text:p>17-010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TA ANA</text:p>
          </table:table-cell>
          <table:table-cell office:value-type="string" table:style-name="ce4">
            <text:p>COLEGIO PRIVADO "GETZEMANI"</text:p>
          </table:table-cell>
          <table:table-cell office:value-type="string" table:style-name="ce4">
            <text:p>ALDEA EL MANGO</text:p>
          </table:table-cell>
          <table:table-cell office:value-type="float" office:value="46044932" table:style-name="ce4">
            <text:p>46044932</text:p>
          </table:table-cell>
          <table:table-cell office:value-type="string" table:style-name="ce4">
            <text:p>EDWIN HUMBERTO MONTERO ALDANA</text:p>
          </table:table-cell>
          <table:table-cell office:value-type="string" table:style-name="ce4">
            <text:p>CONCEPCION ORTIZ GARC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7-0033-46</text:p>
          </table:table-cell>
          <table:table-cell office:value-type="string" table:style-name="ce3">
            <text:p>17-010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TA ANA</text:p>
          </table:table-cell>
          <table:table-cell office:value-type="string" table:style-name="ce3">
            <text:p>INSTITUTO MIXTO DE EDUCACION BILINGUE INTERCULTURAL-IMEBI-</text:p>
          </table:table-cell>
          <table:table-cell office:value-type="string" table:style-name="ce3">
            <text:p>ALDEA LA LAGUNA</text:p>
          </table:table-cell>
          <table:table-cell office:value-type="float" office:value="58887789" table:style-name="ce3">
            <text:p>58887789</text:p>
          </table:table-cell>
          <table:table-cell office:value-type="string" table:style-name="ce3">
            <text:p>EDWIN HUMBERTO MONTERO ALDANA</text:p>
          </table:table-cell>
          <table:table-cell office:value-type="string" table:style-name="ce3">
            <text:p>JOSE GABRIEL GARCIA IZAGUIRRE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7-0037-46</text:p>
          </table:table-cell>
          <table:table-cell office:value-type="string" table:style-name="ce4">
            <text:p>17-01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TA ANA</text:p>
          </table:table-cell>
          <table:table-cell office:value-type="string" table:style-name="ce4">
            <text:p>CENTRO EDUCATIVO INTEGRAL MANANTIAL DE SABIDURIA</text:p>
          </table:table-cell>
          <table:table-cell office:value-type="string" table:style-name="ce4">
            <text:p>5TA..AVENIDA, ZONA 1 BARRIO EL CENTRO</text:p>
          </table:table-cell>
          <table:table-cell office:value-type="float" office:value="49375416" table:style-name="ce4">
            <text:p>49375416</text:p>
          </table:table-cell>
          <table:table-cell office:value-type="string" table:style-name="ce4">
            <text:p>ALVARO ISMAEL GUZMAN PACHECO</text:p>
          </table:table-cell>
          <table:table-cell office:value-type="string" table:style-name="ce4">
            <text:p>ASCENCION LOPEZ HERNA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7-0041-46</text:p>
          </table:table-cell>
          <table:table-cell office:value-type="string" table:style-name="ce3">
            <text:p>17-01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TA ANA</text:p>
          </table:table-cell>
          <table:table-cell office:value-type="string" table:style-name="ce3">
            <text:p>COLEGIO CRISTIANO ARBOL DE VIDA</text:p>
          </table:table-cell>
          <table:table-cell office:value-type="string" table:style-name="ce3">
            <text:p>ALDEA LOS ANGELES</text:p>
          </table:table-cell>
          <table:table-cell office:value-type="float" office:value="77923502" table:style-name="ce3">
            <text:p>77923502</text:p>
          </table:table-cell>
          <table:table-cell office:value-type="string" table:style-name="ce3">
            <text:p>ALVARO ISMAEL GUZMAN PACHECO</text:p>
          </table:table-cell>
          <table:table-cell office:value-type="string" table:style-name="ce3">
            <text:p>PEM. ENMA JUDTH PAZ CRU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7-0043-46</text:p>
          </table:table-cell>
          <table:table-cell office:value-type="string" table:style-name="ce4">
            <text:p>17-01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TA ANA</text:p>
          </table:table-cell>
          <table:table-cell office:value-type="string" table:style-name="ce4">
            <text:p>LICEO EDUCATIVO SANTA ANA -LICESA-</text:p>
          </table:table-cell>
          <table:table-cell office:value-type="string" table:style-name="ce4">
            <text:p>BARRIO EL CENTRO</text:p>
          </table:table-cell>
          <table:table-cell office:value-type="float" office:value="32608217" table:style-name="ce4">
            <text:p>32608217</text:p>
          </table:table-cell>
          <table:table-cell office:value-type="string" table:style-name="ce4">
            <text:p>ALVARO ISMAEL GUZMAN PACHECO</text:p>
          </table:table-cell>
          <table:table-cell office:value-type="string" table:style-name="ce4">
            <text:p>LUIS ALBERTO ROCA ALVA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7-0044-46</text:p>
          </table:table-cell>
          <table:table-cell office:value-type="string" table:style-name="ce3">
            <text:p>17-01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TA ANA</text:p>
          </table:table-cell>
          <table:table-cell office:value-type="string" table:style-name="ce3">
            <text:p>CENTRO EDUCATIVO INTEGRAL MANANTIAL DE SABIDURIA-CEIMSA-</text:p>
          </table:table-cell>
          <table:table-cell office:value-type="string" table:style-name="ce3">
            <text:p>5A.AV.ZONA 1 BARRIO EL CENTRO</text:p>
          </table:table-cell>
          <table:table-cell office:value-type="float" office:value="51689548" table:style-name="ce3">
            <text:p>51689548</text:p>
          </table:table-cell>
          <table:table-cell office:value-type="string" table:style-name="ce3">
            <text:p>ALVARO ISMAEL GUZMAN PACHECO</text:p>
          </table:table-cell>
          <table:table-cell office:value-type="string" table:style-name="ce3">
            <text:p>ASCENCION LOPEZ HERNA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7-0045-46</text:p>
          </table:table-cell>
          <table:table-cell office:value-type="string" table:style-name="ce4">
            <text:p>17-01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TA ANA</text:p>
          </table:table-cell>
          <table:table-cell office:value-type="string" table:style-name="ce4">
            <text:p>CENTRO EDUCATIVO INTEGRAL MANANTIAL DE SABIDURIA -CEIMSA-</text:p>
          </table:table-cell>
          <table:table-cell office:value-type="string" table:style-name="ce4">
            <text:p>5A.AV.ZONA 1 BARRIO EL CENTRO</text:p>
          </table:table-cell>
          <table:table-cell office:value-type="float" office:value="51689548" table:style-name="ce4">
            <text:p>51689548</text:p>
          </table:table-cell>
          <table:table-cell office:value-type="string" table:style-name="ce4">
            <text:p>ALVARO ISMAEL GUZMAN PACHECO</text:p>
          </table:table-cell>
          <table:table-cell office:value-type="string" table:style-name="ce4">
            <text:p>ASCENCION LOPEZ HERNA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7-0048-46</text:p>
          </table:table-cell>
          <table:table-cell office:value-type="string" table:style-name="ce3">
            <text:p>17-01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TA ANA</text:p>
          </table:table-cell>
          <table:table-cell office:value-type="string" table:style-name="ce3">
            <text:p>COLEGIO CRISTIANO ARBOL DE VIDA</text:p>
          </table:table-cell>
          <table:table-cell office:value-type="string" table:style-name="ce3">
            <text:p>ALDE LOS ANGELES</text:p>
          </table:table-cell>
          <table:table-cell office:value-type="float" office:value="77923502" table:style-name="ce3">
            <text:p>77923502</text:p>
          </table:table-cell>
          <table:table-cell office:value-type="string" table:style-name="ce3">
            <text:p>ALVARO ISMAEL GUZMAN PACHECO</text:p>
          </table:table-cell>
          <table:table-cell office:value-type="string" table:style-name="ce3">
            <text:p>ENMA JUDITH PAZ CRU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7-0049-46</text:p>
          </table:table-cell>
          <table:table-cell office:value-type="string" table:style-name="ce4">
            <text:p>17-01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TA ANA</text:p>
          </table:table-cell>
          <table:table-cell office:value-type="string" table:style-name="ce4">
            <text:p>COLEGIO CRISTIANO ARBOL DE VIDA</text:p>
          </table:table-cell>
          <table:table-cell office:value-type="string" table:style-name="ce4">
            <text:p>ALDEA LOS ANGELES</text:p>
          </table:table-cell>
          <table:table-cell office:value-type="float" office:value="77923502" table:style-name="ce4">
            <text:p>77923502</text:p>
          </table:table-cell>
          <table:table-cell office:value-type="string" table:style-name="ce4">
            <text:p>ALVARO ISMAEL GUZMAN PACHECO</text:p>
          </table:table-cell>
          <table:table-cell office:value-type="string" table:style-name="ce4">
            <text:p>ENMA JUDITH PAZ CRU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7-0050-46</text:p>
          </table:table-cell>
          <table:table-cell office:value-type="string" table:style-name="ce3">
            <text:p>17-01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TA ANA</text:p>
          </table:table-cell>
          <table:table-cell office:value-type="string" table:style-name="ce3">
            <text:p>COLEGIO PRIVADO MIXTO "GETZEMANI"</text:p>
          </table:table-cell>
          <table:table-cell office:value-type="string" table:style-name="ce3">
            <text:p>ALDEA EL MANGO</text:p>
          </table:table-cell>
          <table:table-cell office:value-type="float" office:value="58810710" table:style-name="ce3">
            <text:p>58810710</text:p>
          </table:table-cell>
          <table:table-cell office:value-type="string" table:style-name="ce3">
            <text:p>ALVARO ISMAEL GUZMAN PACHECO</text:p>
          </table:table-cell>
          <table:table-cell office:value-type="string" table:style-name="ce3">
            <text:p>CONCEPCIOON OTRIZ GARC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7-0051-46</text:p>
          </table:table-cell>
          <table:table-cell office:value-type="string" table:style-name="ce4">
            <text:p>17-01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TA ANA</text:p>
          </table:table-cell>
          <table:table-cell office:value-type="string" table:style-name="ce4">
            <text:p>CVOLEGIO PRIVADO MIXTO "GETZEMANI"</text:p>
          </table:table-cell>
          <table:table-cell office:value-type="string" table:style-name="ce4">
            <text:p>ALDEA EL MANGO</text:p>
          </table:table-cell>
          <table:table-cell office:value-type="float" office:value="58810710" table:style-name="ce4">
            <text:p>58810710</text:p>
          </table:table-cell>
          <table:table-cell office:value-type="string" table:style-name="ce4">
            <text:p>ALVARO ISMAEL GUZMAN PACHECO</text:p>
          </table:table-cell>
          <table:table-cell office:value-type="string" table:style-name="ce4">
            <text:p>CONCEPCIÓN ORTIZ GARC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7-1219-46</text:p>
          </table:table-cell>
          <table:table-cell table:style-name="ce3"/>
          <table:table-cell office:value-type="string" table:style-name="ce3">
            <text:p>PETEN</text:p>
          </table:table-cell>
          <table:table-cell office:value-type="string" table:style-name="ce3">
            <text:p>SANTA ANA</text:p>
          </table:table-cell>
          <table:table-cell office:value-type="string" table:style-name="ce3">
            <text:p>ESCUELA DE CIENCIAS COMERCIALES 'SANTA ANA'</text:p>
          </table:table-cell>
          <table:table-cell table:number-columns-repeated="4" table:style-name="ce3"/>
          <table:table-cell office:value-type="string" table:style-name="ce3">
            <text:p>DIVERSIFICADO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7-2205-46</text:p>
          </table:table-cell>
          <table:table-cell office:value-type="string" table:style-name="ce4">
            <text:p>17-01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TA ANA</text:p>
          </table:table-cell>
          <table:table-cell office:value-type="string" table:style-name="ce4">
            <text:p>"ESCUELA DE MAGISTERIO"</text:p>
          </table:table-cell>
          <table:table-cell office:value-type="string" table:style-name="ce4">
            <text:p>BARRIO EL CENTRO</text:p>
          </table:table-cell>
          <table:table-cell office:value-type="float" office:value="59496761" table:style-name="ce4">
            <text:p>59496761</text:p>
          </table:table-cell>
          <table:table-cell office:value-type="string" table:style-name="ce4">
            <text:p>ALVARO ISMAEL GUZMAN PACHECO</text:p>
          </table:table-cell>
          <table:table-cell office:value-type="string" table:style-name="ce4">
            <text:p>ERWIN AROLDO MEJIA SALAZAR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7-3887-46</text:p>
          </table:table-cell>
          <table:table-cell office:value-type="string" table:style-name="ce3">
            <text:p>17-01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TA ANA</text:p>
          </table:table-cell>
          <table:table-cell office:value-type="string" table:style-name="ce3">
            <text:p>INSTITUTO MUNICIPAL DE EDUCACIÓN DIVERSIFICADA "SEÑOR CARLOS HUMBERTO GARRIDO CATALÁN"</text:p>
          </table:table-cell>
          <table:table-cell office:value-type="string" table:style-name="ce3">
            <text:p>BARRIO EL CENTRO SANTA ANA</text:p>
          </table:table-cell>
          <table:table-cell office:value-type="float" office:value="45244882" table:style-name="ce3">
            <text:p>45244882</text:p>
          </table:table-cell>
          <table:table-cell office:value-type="string" table:style-name="ce3">
            <text:p>ALVARO ISMAEL GUZMAN PACHECO</text:p>
          </table:table-cell>
          <table:table-cell office:value-type="string" table:style-name="ce3">
            <text:p>LUIS ALBERTO ROCA ALVA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8-0001-46</text:p>
          </table:table-cell>
          <table:table-cell office:value-type="string" table:style-name="ce4">
            <text:p>17-01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DOLORES</text:p>
          </table:table-cell>
          <table:table-cell office:value-type="string" table:style-name="ce4">
            <text:p>LICEO EDUCATIVO ARTE Y CULTURA</text:p>
          </table:table-cell>
          <table:table-cell office:value-type="string" table:style-name="ce4">
            <text:p>BARRIO EL CENTRO</text:p>
          </table:table-cell>
          <table:table-cell office:value-type="float" office:value="79266005" table:style-name="ce4">
            <text:p>79266005</text:p>
          </table:table-cell>
          <table:table-cell office:value-type="string" table:style-name="ce4">
            <text:p>OCTAVIO LONE GUERRA</text:p>
          </table:table-cell>
          <table:table-cell office:value-type="string" table:style-name="ce4">
            <text:p>LISBETH GISSELLLA DAVILA OVAN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8-0002-46</text:p>
          </table:table-cell>
          <table:table-cell office:value-type="string" table:style-name="ce3">
            <text:p>17-01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DOLORES</text:p>
          </table:table-cell>
          <table:table-cell office:value-type="string" table:style-name="ce3">
            <text:p>LICEO EDUCATIVO ARTE Y CULTURA</text:p>
          </table:table-cell>
          <table:table-cell office:value-type="string" table:style-name="ce3">
            <text:p>BARRIO EL CENTRO</text:p>
          </table:table-cell>
          <table:table-cell office:value-type="float" office:value="79266005" table:style-name="ce3">
            <text:p>79266005</text:p>
          </table:table-cell>
          <table:table-cell office:value-type="string" table:style-name="ce3">
            <text:p>OCTAVIO LONE GUERRA</text:p>
          </table:table-cell>
          <table:table-cell office:value-type="string" table:style-name="ce3">
            <text:p>MARIA CANDELARIA MAXIA CHONAY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8-0003-46</text:p>
          </table:table-cell>
          <table:table-cell office:value-type="string" table:style-name="ce4">
            <text:p>17-01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DOLORES</text:p>
          </table:table-cell>
          <table:table-cell office:value-type="string" table:style-name="ce4">
            <text:p>COLEGIO MIXTO PRIVADO SAN PEDRO MARTIR DE VERONA</text:p>
          </table:table-cell>
          <table:table-cell office:value-type="string" table:style-name="ce4">
            <text:p>ALDEA CALZADA MOPAN</text:p>
          </table:table-cell>
          <table:table-cell office:value-type="float" office:value="33331080" table:style-name="ce4">
            <text:p>33331080</text:p>
          </table:table-cell>
          <table:table-cell office:value-type="string" table:style-name="ce4">
            <text:p>MARIO AROLDO GUZMAN ALDANA</text:p>
          </table:table-cell>
          <table:table-cell office:value-type="string" table:style-name="ce4">
            <text:p>BENEDICTO ISRAEL VALLE GUER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8-0004-46</text:p>
          </table:table-cell>
          <table:table-cell office:value-type="string" table:style-name="ce3">
            <text:p>17-01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DOLORES</text:p>
          </table:table-cell>
          <table:table-cell office:value-type="string" table:style-name="ce3">
            <text:p>COLEGIO "IXTANCHE"</text:p>
          </table:table-cell>
          <table:table-cell office:value-type="string" table:style-name="ce3">
            <text:p>BARRIO EL CENTRO</text:p>
          </table:table-cell>
          <table:table-cell office:value-type="float" office:value="79277391" table:style-name="ce3">
            <text:p>79277391</text:p>
          </table:table-cell>
          <table:table-cell office:value-type="string" table:style-name="ce3">
            <text:p>OCTAVIO LONE GUERRA</text:p>
          </table:table-cell>
          <table:table-cell office:value-type="string" table:style-name="ce3">
            <text:p>HELDER LEONEL HEREDIA HERED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8-0068-46</text:p>
          </table:table-cell>
          <table:table-cell office:value-type="string" table:style-name="ce4">
            <text:p>17-01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DOLORES</text:p>
          </table:table-cell>
          <table:table-cell office:value-type="string" table:style-name="ce4">
            <text:p>LICEO EDUCATIVO SALEM</text:p>
          </table:table-cell>
          <table:table-cell office:value-type="string" table:style-name="ce4">
            <text:p>ALDEA EL CHAL</text:p>
          </table:table-cell>
          <table:table-cell office:value-type="float" office:value="41410556" table:style-name="ce4">
            <text:p>41410556</text:p>
          </table:table-cell>
          <table:table-cell office:value-type="string" table:style-name="ce4">
            <text:p>DEYLIN ANTONIO ALVAREZ ALDANA</text:p>
          </table:table-cell>
          <table:table-cell office:value-type="string" table:style-name="ce4">
            <text:p>ADELITA BARRERA GARC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8-0069-46</text:p>
          </table:table-cell>
          <table:table-cell office:value-type="string" table:style-name="ce3">
            <text:p>17-01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DOLORES</text:p>
          </table:table-cell>
          <table:table-cell office:value-type="string" table:style-name="ce3">
            <text:p>COLEGIO MIXTO PRIVADO IXTANCHE</text:p>
          </table:table-cell>
          <table:table-cell office:value-type="string" table:style-name="ce3">
            <text:p>BARRIO EL CENTRO</text:p>
          </table:table-cell>
          <table:table-cell office:value-type="float" office:value="79277193" table:style-name="ce3">
            <text:p>79277193</text:p>
          </table:table-cell>
          <table:table-cell office:value-type="string" table:style-name="ce3">
            <text:p>OCTAVIO LONE GUERRA</text:p>
          </table:table-cell>
          <table:table-cell office:value-type="string" table:style-name="ce3">
            <text:p>HELDER LEONEL HEREDIA HERED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8-0072-46</text:p>
          </table:table-cell>
          <table:table-cell office:value-type="string" table:style-name="ce4">
            <text:p>17-01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DOLORES</text:p>
          </table:table-cell>
          <table:table-cell office:value-type="string" table:style-name="ce4">
            <text:p>LICEO EDUCATIVO "ARTE Y CULTURA"</text:p>
          </table:table-cell>
          <table:table-cell office:value-type="string" table:style-name="ce4">
            <text:p>BARRIO EL CENTRO</text:p>
          </table:table-cell>
          <table:table-cell office:value-type="float" office:value="79266005" table:style-name="ce4">
            <text:p>79266005</text:p>
          </table:table-cell>
          <table:table-cell office:value-type="string" table:style-name="ce4">
            <text:p>OCTAVIO LONE GUERRA</text:p>
          </table:table-cell>
          <table:table-cell office:value-type="string" table:style-name="ce4">
            <text:p>LIDIA DALILA OVANDO HERED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8-0088-46</text:p>
          </table:table-cell>
          <table:table-cell office:value-type="string" table:style-name="ce3">
            <text:p>17-014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DOLORES</text:p>
          </table:table-cell>
          <table:table-cell office:value-type="string" table:style-name="ce3">
            <text:p>CENTRO EDUCATIVO "MOPAN"</text:p>
          </table:table-cell>
          <table:table-cell office:value-type="string" table:style-name="ce3">
            <text:p>ALDEA CALZADA MOPAN</text:p>
          </table:table-cell>
          <table:table-cell office:value-type="float" office:value="79277391" table:style-name="ce3">
            <text:p>79277391</text:p>
          </table:table-cell>
          <table:table-cell office:value-type="string" table:style-name="ce3">
            <text:p>MARIO AROLDO GUZMAN ALDANA</text:p>
          </table:table-cell>
          <table:table-cell office:value-type="string" table:style-name="ce3">
            <text:p>JUAN RAMÓN RAMÍREZ RODRÍG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8-0090-46</text:p>
          </table:table-cell>
          <table:table-cell office:value-type="string" table:style-name="ce4">
            <text:p>17-01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DOLORES</text:p>
          </table:table-cell>
          <table:table-cell office:value-type="string" table:style-name="ce4">
            <text:p>LICEO EDUCATIVO "ARTE Y CULTURA" LICENCIADO HUGO LEONEL BONILLA FLORIÁN</text:p>
          </table:table-cell>
          <table:table-cell office:value-type="string" table:style-name="ce4">
            <text:p>CASERIO SABANETAS</text:p>
          </table:table-cell>
          <table:table-cell office:value-type="float" office:value="79366005" table:style-name="ce4">
            <text:p>79366005</text:p>
          </table:table-cell>
          <table:table-cell office:value-type="string" table:style-name="ce4">
            <text:p>OCTAVIO LONE GUERRA</text:p>
          </table:table-cell>
          <table:table-cell office:value-type="string" table:style-name="ce4">
            <text:p>NORBERTO ANTONIO OVANDO HERED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8-0095-46</text:p>
          </table:table-cell>
          <table:table-cell office:value-type="string" table:style-name="ce3">
            <text:p>17-01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DOLORES</text:p>
          </table:table-cell>
          <table:table-cell office:value-type="string" table:style-name="ce3">
            <text:p>COLEGIO MIXTO PRIVADO NUESTRA SEÑORA DE LOS DOLORES</text:p>
          </table:table-cell>
          <table:table-cell office:value-type="string" table:style-name="ce3">
            <text:p>BARRIO EL CENTRO</text:p>
          </table:table-cell>
          <table:table-cell office:value-type="float" office:value="31794859" table:style-name="ce3">
            <text:p>31794859</text:p>
          </table:table-cell>
          <table:table-cell office:value-type="string" table:style-name="ce3">
            <text:p>OCTAVIO LONE GUERRA</text:p>
          </table:table-cell>
          <table:table-cell office:value-type="string" table:style-name="ce3">
            <text:p>ESTUARDO TOMAS CORZO ALDA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8-0096-46</text:p>
          </table:table-cell>
          <table:table-cell office:value-type="string" table:style-name="ce4">
            <text:p>17-01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DOLORES</text:p>
          </table:table-cell>
          <table:table-cell office:value-type="string" table:style-name="ce4">
            <text:p>COLEGIO "SAN MARTIN DE PORRES"</text:p>
          </table:table-cell>
          <table:table-cell office:value-type="string" table:style-name="ce4">
            <text:p>BARRIO SAN RAMON</text:p>
          </table:table-cell>
          <table:table-cell office:value-type="float" office:value="79266095" table:style-name="ce4">
            <text:p>79266095</text:p>
          </table:table-cell>
          <table:table-cell office:value-type="string" table:style-name="ce4">
            <text:p>OCTAVIO LONE GUERRA</text:p>
          </table:table-cell>
          <table:table-cell office:value-type="string" table:style-name="ce4">
            <text:p>SANTOS DAVID MIGUEL CORDO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8-0098-46</text:p>
          </table:table-cell>
          <table:table-cell office:value-type="string" table:style-name="ce3">
            <text:p>17-01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DOLORES</text:p>
          </table:table-cell>
          <table:table-cell office:value-type="string" table:style-name="ce3">
            <text:p>COLEGIO MIXTO PRIVADO IXTANCHE</text:p>
          </table:table-cell>
          <table:table-cell office:value-type="string" table:style-name="ce3">
            <text:p>BARRIO EL CENTRO</text:p>
          </table:table-cell>
          <table:table-cell office:value-type="float" office:value="79277391" table:style-name="ce3">
            <text:p>79277391</text:p>
          </table:table-cell>
          <table:table-cell office:value-type="string" table:style-name="ce3">
            <text:p>OCTAVIO LONE GUERRA</text:p>
          </table:table-cell>
          <table:table-cell office:value-type="string" table:style-name="ce3">
            <text:p>JUAN RAMON RAMIREZ RODRIG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8-0101-46</text:p>
          </table:table-cell>
          <table:table-cell office:value-type="string" table:style-name="ce4">
            <text:p>17-00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DOLORES</text:p>
          </table:table-cell>
          <table:table-cell office:value-type="string" table:style-name="ce4">
            <text:p>LICEO INTEGRAL NUEVA GENERACION - LING-</text:p>
          </table:table-cell>
          <table:table-cell office:value-type="string" table:style-name="ce4">
            <text:p>CARRIO EL PEDREGAL</text:p>
          </table:table-cell>
          <table:table-cell office:value-type="float" office:value="41821593" table:style-name="ce4">
            <text:p>41821593</text:p>
          </table:table-cell>
          <table:table-cell office:value-type="string" table:style-name="ce4">
            <text:p>BRAULIO AMILCAR CHAN TESUCUN</text:p>
          </table:table-cell>
          <table:table-cell office:value-type="string" table:style-name="ce4">
            <text:p>LISBETH YESENIA CRUZ CASTIL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8-0103-46</text:p>
          </table:table-cell>
          <table:table-cell office:value-type="string" table:style-name="ce3">
            <text:p>17-014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DOLORES</text:p>
          </table:table-cell>
          <table:table-cell office:value-type="string" table:style-name="ce3">
            <text:p>CENTRO EDUCATIVO MOPAN CEMOP-</text:p>
          </table:table-cell>
          <table:table-cell office:value-type="string" table:style-name="ce3">
            <text:p>CALZADA MOPAN</text:p>
          </table:table-cell>
          <table:table-cell office:value-type="float" office:value="49723637" table:style-name="ce3">
            <text:p>49723637</text:p>
          </table:table-cell>
          <table:table-cell office:value-type="string" table:style-name="ce3">
            <text:p>MARIO AROLDO GUZMAN ALDANA</text:p>
          </table:table-cell>
          <table:table-cell office:value-type="string" table:style-name="ce3">
            <text:p>JUAN RAMON RAMIREZ RODRIG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8-0105-46</text:p>
          </table:table-cell>
          <table:table-cell office:value-type="string" table:style-name="ce4">
            <text:p>17-01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DOLORES</text:p>
          </table:table-cell>
          <table:table-cell office:value-type="string" table:style-name="ce4">
            <text:p>CENTRO EDUCATIVO "RABI ANIBAL E. ALVAREZ MORALES"</text:p>
          </table:table-cell>
          <table:table-cell office:value-type="string" table:style-name="ce4">
            <text:p>BARRIO EL MIRADOR</text:p>
          </table:table-cell>
          <table:table-cell office:value-type="float" office:value="57663555" table:style-name="ce4">
            <text:p>57663555</text:p>
          </table:table-cell>
          <table:table-cell office:value-type="string" table:style-name="ce4">
            <text:p>OCTAVIO LONE GUERRA</text:p>
          </table:table-cell>
          <table:table-cell office:value-type="string" table:style-name="ce4">
            <text:p>MARLENY ELIZABETH HERRERA HERED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8-0484-46</text:p>
          </table:table-cell>
          <table:table-cell table:style-name="ce3"/>
          <table:table-cell office:value-type="string" table:style-name="ce3">
            <text:p>PETEN</text:p>
          </table:table-cell>
          <table:table-cell office:value-type="string" table:style-name="ce3">
            <text:p>DOLORES</text:p>
          </table:table-cell>
          <table:table-cell office:value-type="string" table:style-name="ce3">
            <text:p>INSTITUTO PRIVADO DE CIENCIAS COMERCIALES 'ANTONIO BUSTAMENTE'</text:p>
          </table:table-cell>
          <table:table-cell table:number-columns-repeated="4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8-3107-46</text:p>
          </table:table-cell>
          <table:table-cell office:value-type="string" table:style-name="ce4">
            <text:p>17-01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DOLORES</text:p>
          </table:table-cell>
          <table:table-cell office:value-type="string" table:style-name="ce4">
            <text:p>LICEO EDUCATIVO ARTE Y CULTURA</text:p>
          </table:table-cell>
          <table:table-cell office:value-type="string" table:style-name="ce4">
            <text:p>BARRIO EL CENTRO</text:p>
          </table:table-cell>
          <table:table-cell office:value-type="float" office:value="79266218" table:style-name="ce4">
            <text:p>79266218</text:p>
          </table:table-cell>
          <table:table-cell office:value-type="string" table:style-name="ce4">
            <text:p>OCTAVIO LONE GUERRA</text:p>
          </table:table-cell>
          <table:table-cell office:value-type="string" table:style-name="ce4">
            <text:p>LIDIA DALILA OVANDO HERED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8-3207-46</text:p>
          </table:table-cell>
          <table:table-cell office:value-type="string" table:style-name="ce3">
            <text:p>17-01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DOLORES</text:p>
          </table:table-cell>
          <table:table-cell office:value-type="string" table:style-name="ce3">
            <text:p>COLEGIO SAN MARTIN DE PORRES</text:p>
          </table:table-cell>
          <table:table-cell office:value-type="string" table:style-name="ce3">
            <text:p>BARRIO SAN RAMON</text:p>
          </table:table-cell>
          <table:table-cell office:value-type="float" office:value="79266095" table:style-name="ce3">
            <text:p>79266095</text:p>
          </table:table-cell>
          <table:table-cell office:value-type="string" table:style-name="ce3">
            <text:p>OCTAVIO LONE GUERRA</text:p>
          </table:table-cell>
          <table:table-cell office:value-type="string" table:style-name="ce3">
            <text:p>SANTOS DAVID MIGUEL CORDO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INTERMEDI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0002-46</text:p>
          </table:table-cell>
          <table:table-cell office:value-type="string" table:style-name="ce4">
            <text:p>17-01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LICEO COMERCIAL "NUEVA ENSEÑANZA"</text:p>
          </table:table-cell>
          <table:table-cell office:value-type="string" table:style-name="ce4">
            <text:p>BARRIO EL PARAISO</text:p>
          </table:table-cell>
          <table:table-cell office:value-type="float" office:value="79266780" table:style-name="ce4">
            <text:p>79266780</text:p>
          </table:table-cell>
          <table:table-cell office:value-type="string" table:style-name="ce4">
            <text:p>ERIC LEONARDO SALAZAR CHOC</text:p>
          </table:table-cell>
          <table:table-cell office:value-type="string" table:style-name="ce4">
            <text:p>ADOLFO AC CAHUE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0004-46</text:p>
          </table:table-cell>
          <table:table-cell office:value-type="string" table:style-name="ce3">
            <text:p>17-015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COLEGIO MIXTO PRIVADO SAN PEDRO MARTIR DE VERONA</text:p>
          </table:table-cell>
          <table:table-cell office:value-type="string" table:style-name="ce3">
            <text:p>BARRIO LA GASOLINERA ALDEA CHACTE</text:p>
          </table:table-cell>
          <table:table-cell office:value-type="float" office:value="32589750" table:style-name="ce3">
            <text:p>32589750</text:p>
          </table:table-cell>
          <table:table-cell office:value-type="string" table:style-name="ce3">
            <text:p>HERLINDA CAAL XOL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0005-46</text:p>
          </table:table-cell>
          <table:table-cell office:value-type="string" table:style-name="ce4">
            <text:p>17-01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INSTITUTO PRIVADO "FUENTE DEL SABER"</text:p>
          </table:table-cell>
          <table:table-cell office:value-type="string" table:style-name="ce4">
            <text:p>CABECERA MUNICIPAL</text:p>
          </table:table-cell>
          <table:table-cell office:value-type="float" office:value="40379592" table:style-name="ce4">
            <text:p>40379592</text:p>
          </table:table-cell>
          <table:table-cell office:value-type="string" table:style-name="ce4">
            <text:p>ERIC LEONARDO SALAZAR CHOC</text:p>
          </table:table-cell>
          <table:table-cell office:value-type="string" table:style-name="ce4">
            <text:p>ROSA MELIZTA MOSCOSO VEL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0011-46</text:p>
          </table:table-cell>
          <table:table-cell office:value-type="string" table:style-name="ce3">
            <text:p>17-01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COLEGIO MIXTO PRIVADO "SAN LUIS"</text:p>
          </table:table-cell>
          <table:table-cell office:value-type="string" table:style-name="ce3">
            <text:p>BARRIO VISTA HERMOSA</text:p>
          </table:table-cell>
          <table:table-cell office:value-type="float" office:value="51784252" table:style-name="ce3">
            <text:p>51784252</text:p>
          </table:table-cell>
          <table:table-cell office:value-type="string" table:style-name="ce3">
            <text:p>ERIC LEONARDO SALAZAR CHOC</text:p>
          </table:table-cell>
          <table:table-cell office:value-type="string" table:style-name="ce3">
            <text:p>AIDA ARELY SALAZAR BERN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0122-46</text:p>
          </table:table-cell>
          <table:table-cell office:value-type="string" table:style-name="ce4">
            <text:p>17-015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CHACTE</text:p>
          </table:table-cell>
          <table:table-cell office:value-type="float" office:value="57811460" table:style-name="ce4">
            <text:p>57811460</text:p>
          </table:table-cell>
          <table:table-cell office:value-type="string" table:style-name="ce4">
            <text:p>HERLINDA CAAL XOL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0144-46</text:p>
          </table:table-cell>
          <table:table-cell office:value-type="string" table:style-name="ce3">
            <text:p>17-010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INSTITUTO DIVERSIFICADO POR COOPERATIVA ITZAMNA</text:p>
          </table:table-cell>
          <table:table-cell office:value-type="string" table:style-name="ce3">
            <text:p>ALDEA CHINCHILA</text:p>
          </table:table-cell>
          <table:table-cell office:value-type="float" office:value="59044727" table:style-name="ce3">
            <text:p>59044727</text:p>
          </table:table-cell>
          <table:table-cell office:value-type="string" table:style-name="ce3">
            <text:p>EDWIN HUMBERTO MONTERO ALDANA</text:p>
          </table:table-cell>
          <table:table-cell office:value-type="string" table:style-name="ce3">
            <text:p>JORGE BA XO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0155-46</text:p>
          </table:table-cell>
          <table:table-cell office:value-type="string" table:style-name="ce4">
            <text:p>17-025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COLEGIO MIXTO PRIVADO EBEN EZER</text:p>
          </table:table-cell>
          <table:table-cell office:value-type="string" table:style-name="ce4">
            <text:p>CASERIO CAIN</text:p>
          </table:table-cell>
          <table:table-cell table:style-name="ce4"/>
          <table:table-cell office:value-type="string" table:style-name="ce4">
            <text:p>OMAR HERNANDEZA RAMIREZ</text:p>
          </table:table-cell>
          <table:table-cell office:value-type="string" table:style-name="ce4">
            <text:p>JOSE CURIALES BA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0156-46</text:p>
          </table:table-cell>
          <table:table-cell office:value-type="string" table:style-name="ce3">
            <text:p>17-01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COLEGIO MIXTO PRIVADO EBEN EZER</text:p>
          </table:table-cell>
          <table:table-cell office:value-type="string" table:style-name="ce3">
            <text:p>CASERIO CAIN</text:p>
          </table:table-cell>
          <table:table-cell table:style-name="ce3"/>
          <table:table-cell office:value-type="string" table:style-name="ce3">
            <text:p>ERIC LEONARDO SALAZAR CHOC</text:p>
          </table:table-cell>
          <table:table-cell office:value-type="string" table:style-name="ce3">
            <text:p>JOSE CURIALES BARR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0160-46</text:p>
          </table:table-cell>
          <table:table-cell office:value-type="string" table:style-name="ce4">
            <text:p>17-01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LICEO COMERCIAL NUEVA ENSEÑANZA</text:p>
          </table:table-cell>
          <table:table-cell office:value-type="string" table:style-name="ce4">
            <text:p>BARRIO EL PARAISO</text:p>
          </table:table-cell>
          <table:table-cell office:value-type="float" office:value="79266780" table:style-name="ce4">
            <text:p>79266780</text:p>
          </table:table-cell>
          <table:table-cell office:value-type="string" table:style-name="ce4">
            <text:p>ERIC LEONARDO SALAZAR CHOC</text:p>
          </table:table-cell>
          <table:table-cell office:value-type="string" table:style-name="ce4">
            <text:p>VICTORIA JOSEFINA BOL SACU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09-0300-46</text:p>
          </table:table-cell>
          <table:table-cell office:value-type="string" table:style-name="ce3">
            <text:p>17-03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INSTITUTO MIXTO DE EDUCACION BILINGUE INTERCULTURAL-IMEBI-</text:p>
          </table:table-cell>
          <table:table-cell office:value-type="string" table:style-name="ce3">
            <text:p>ALDEA TZUNCAL</text:p>
          </table:table-cell>
          <table:table-cell office:value-type="float" office:value="57421363" table:style-name="ce3">
            <text:p>57421363</text:p>
          </table:table-cell>
          <table:table-cell office:value-type="string" table:style-name="ce3">
            <text:p>MANUEL BARTOLOME GUTIERREZ</text:p>
          </table:table-cell>
          <table:table-cell office:value-type="string" table:style-name="ce3">
            <text:p>MARIANO CHOLOM CUCU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0317-46</text:p>
          </table:table-cell>
          <table:table-cell office:value-type="string" table:style-name="ce4">
            <text:p>17-01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COLEGIO MIXTO PRIVADO EL HORIZONTE</text:p>
          </table:table-cell>
          <table:table-cell office:value-type="string" table:style-name="ce4">
            <text:p>BARRIO EL HORIZONTE ALDEA MACHAQUILAITO</text:p>
          </table:table-cell>
          <table:table-cell office:value-type="float" office:value="49885420" table:style-name="ce4">
            <text:p>49885420</text:p>
          </table:table-cell>
          <table:table-cell office:value-type="string" table:style-name="ce4">
            <text:p>NICOLAS POP CAC</text:p>
          </table:table-cell>
          <table:table-cell office:value-type="string" table:style-name="ce4">
            <text:p>ELIAS BOLON TUX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0318-46</text:p>
          </table:table-cell>
          <table:table-cell office:value-type="string" table:style-name="ce3">
            <text:p>17-017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COLEGIO MIXTO PRIVADO EL HORIZONTE COMPEH</text:p>
          </table:table-cell>
          <table:table-cell office:value-type="string" table:style-name="ce3">
            <text:p>BARRIO EL HORIZONTE ALDEA MACHAQUILAITO</text:p>
          </table:table-cell>
          <table:table-cell office:value-type="float" office:value="49885420" table:style-name="ce3">
            <text:p>49885420</text:p>
          </table:table-cell>
          <table:table-cell office:value-type="string" table:style-name="ce3">
            <text:p>NICOLAS POP CAC</text:p>
          </table:table-cell>
          <table:table-cell office:value-type="string" table:style-name="ce3">
            <text:p>ELIAS BOLON TUX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0319-46</text:p>
          </table:table-cell>
          <table:table-cell office:value-type="string" table:style-name="ce4">
            <text:p>17-017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COLEGIO MIXTO PRIVADO EL HORIZONTE</text:p>
          </table:table-cell>
          <table:table-cell office:value-type="string" table:style-name="ce4">
            <text:p>BARRIO EL HORIZONTE ALDEA MACHAQUILAITO</text:p>
          </table:table-cell>
          <table:table-cell office:value-type="float" office:value="49885420" table:style-name="ce4">
            <text:p>49885420</text:p>
          </table:table-cell>
          <table:table-cell office:value-type="string" table:style-name="ce4">
            <text:p>NICOLAS POP CAC</text:p>
          </table:table-cell>
          <table:table-cell office:value-type="string" table:style-name="ce4">
            <text:p>ELIAS BOLON TUX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1105-46</text:p>
          </table:table-cell>
          <table:table-cell table:style-name="ce3"/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ESCUELA PRIVADA DE CIENCIAS COMERCIALES</text:p>
          </table:table-cell>
          <table:table-cell table:number-columns-repeated="4"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2452-46</text:p>
          </table:table-cell>
          <table:table-cell office:value-type="string" table:style-name="ce4">
            <text:p>17-01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COLEGIO MIXTO PRIVADO SAN LUIS</text:p>
          </table:table-cell>
          <table:table-cell office:value-type="string" table:style-name="ce4">
            <text:p>SAN LUIS</text:p>
          </table:table-cell>
          <table:table-cell office:value-type="float" office:value="79266656" table:style-name="ce4">
            <text:p>79266656</text:p>
          </table:table-cell>
          <table:table-cell office:value-type="string" table:style-name="ce4">
            <text:p>ERIC LEONARDO SALAZAR CHOC</text:p>
          </table:table-cell>
          <table:table-cell office:value-type="string" table:style-name="ce4">
            <text:p>AIDA ADELÍ SALAZAR BERN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2453-46</text:p>
          </table:table-cell>
          <table:table-cell office:value-type="string" table:style-name="ce3">
            <text:p>17-01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LICEO COMERCIAL NUEVA ENSEÑANZA</text:p>
          </table:table-cell>
          <table:table-cell office:value-type="string" table:style-name="ce3">
            <text:p>BARRIO EL PARAISO</text:p>
          </table:table-cell>
          <table:table-cell office:value-type="float" office:value="79266780" table:style-name="ce3">
            <text:p>79266780</text:p>
          </table:table-cell>
          <table:table-cell office:value-type="string" table:style-name="ce3">
            <text:p>ERIC LEONARDO SALAZAR CHOC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3725-46</text:p>
          </table:table-cell>
          <table:table-cell office:value-type="string" table:style-name="ce4">
            <text:p>17-01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LICEO COMERCIAL NUEVA ENSEÑANZA</text:p>
          </table:table-cell>
          <table:table-cell office:value-type="string" table:style-name="ce4">
            <text:p>BARRIO EL PARAISO</text:p>
          </table:table-cell>
          <table:table-cell office:value-type="float" office:value="79266780" table:style-name="ce4">
            <text:p>79266780</text:p>
          </table:table-cell>
          <table:table-cell office:value-type="string" table:style-name="ce4">
            <text:p>ERIC LEONARDO SALAZAR CHOC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3726-46</text:p>
          </table:table-cell>
          <table:table-cell office:value-type="string" table:style-name="ce3">
            <text:p>17-01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COLEGIO MIXTO PRIVADO SAN LUIS POR MADUREZ</text:p>
          </table:table-cell>
          <table:table-cell office:value-type="string" table:style-name="ce3">
            <text:p>SAN LUIS SAN LUIS</text:p>
          </table:table-cell>
          <table:table-cell office:value-type="float" office:value="42772186" table:style-name="ce3">
            <text:p>42772186</text:p>
          </table:table-cell>
          <table:table-cell office:value-type="string" table:style-name="ce3">
            <text:p>ERIC LEONARDO SALAZAR CHOC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09-3864-46</text:p>
          </table:table-cell>
          <table:table-cell office:value-type="string" table:style-name="ce4">
            <text:p>17-01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INSTITUTO TECNICO EXPERIMENTAL EN RECURSOS NATURALES KUXLINJA</text:p>
          </table:table-cell>
          <table:table-cell office:value-type="string" table:style-name="ce4">
            <text:p>BARRIO LA FLORIDA</text:p>
          </table:table-cell>
          <table:table-cell office:value-type="float" office:value="30437557" table:style-name="ce4">
            <text:p>30437557</text:p>
          </table:table-cell>
          <table:table-cell office:value-type="string" table:style-name="ce4">
            <text:p>ERIC LEONARDO SALAZAR CHOC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3970-46</text:p>
          </table:table-cell>
          <table:table-cell office:value-type="string" table:style-name="ce3">
            <text:p>17-01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LICEO TECNICO CRISTIANO 'LA ESPERANZA'</text:p>
          </table:table-cell>
          <table:table-cell office:value-type="string" table:style-name="ce3">
            <text:p>BARRIO EL CENTRO</text:p>
          </table:table-cell>
          <table:table-cell office:value-type="string" table:style-name="ce3">
            <text:p>66502390 65864538</text:p>
          </table:table-cell>
          <table:table-cell office:value-type="string" table:style-name="ce3">
            <text:p>ERIC LEONARDO SALAZAR CHOC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09-4145-46</text:p>
          </table:table-cell>
          <table:table-cell office:value-type="string" table:style-name="ce4">
            <text:p>17-01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N LUIS</text:p>
          </table:table-cell>
          <table:table-cell office:value-type="string" table:style-name="ce4">
            <text:p>CENTRO EDUCATIVO MAYA ASUNCION</text:p>
          </table:table-cell>
          <table:table-cell office:value-type="string" table:style-name="ce4">
            <text:p>CABECERA MUNICIPAL</text:p>
          </table:table-cell>
          <table:table-cell office:value-type="float" office:value="40475589" table:style-name="ce4">
            <text:p>40475589</text:p>
          </table:table-cell>
          <table:table-cell office:value-type="string" table:style-name="ce4">
            <text:p>ERIC LEONARDO SALAZAR CHOC</text:p>
          </table:table-cell>
          <table:table-cell office:value-type="string" table:style-name="ce4">
            <text:p>ALICIA MARIA PRIVADO CATALA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09-4156-46</text:p>
          </table:table-cell>
          <table:table-cell office:value-type="string" table:style-name="ce3">
            <text:p>17-01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N LUIS</text:p>
          </table:table-cell>
          <table:table-cell office:value-type="string" table:style-name="ce3">
            <text:p>INSTITUTO PRIVADO FUENTE DEL SABER</text:p>
          </table:table-cell>
          <table:table-cell office:value-type="string" table:style-name="ce3">
            <text:p>CABECERA MUNICIPAL</text:p>
          </table:table-cell>
          <table:table-cell office:value-type="float" office:value="40379592" table:style-name="ce3">
            <text:p>40379592</text:p>
          </table:table-cell>
          <table:table-cell office:value-type="string" table:style-name="ce3">
            <text:p>ERIC LEONARDO SALAZAR CHOC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0-0015-46</text:p>
          </table:table-cell>
          <table:table-cell office:value-type="string" table:style-name="ce4">
            <text:p>17-04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PARTICULAR MIXTO PLAN FIN DE SEMANA LICENCIADO VALENTIN DEL VALLE GONGORA</text:p>
          </table:table-cell>
          <table:table-cell office:value-type="string" table:style-name="ce4">
            <text:p>ALDEA RANCHO ALEGRE</text:p>
          </table:table-cell>
          <table:table-cell office:value-type="float" office:value="57276870" table:style-name="ce4">
            <text:p>57276870</text:p>
          </table:table-cell>
          <table:table-cell office:value-type="string" table:style-name="ce4">
            <text:p>RODERICO DE LA CRUZ ICAL</text:p>
          </table:table-cell>
          <table:table-cell office:value-type="string" table:style-name="ce4">
            <text:p>RAMON EDUARDO GONGORA MUSU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0178-46</text:p>
          </table:table-cell>
          <table:table-cell office:value-type="string" table:style-name="ce3">
            <text:p>17-01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ESCUELA DE CIENCIAS COMERCIALES "SAN ANTONIO DE PADUA"</text:p>
          </table:table-cell>
          <table:table-cell office:value-type="string" table:style-name="ce3">
            <text:p>BARRIO EL CENTRO SAYAXCHE</text:p>
          </table:table-cell>
          <table:table-cell office:value-type="float" office:value="79286043" table:style-name="ce3">
            <text:p>79286043</text:p>
          </table:table-cell>
          <table:table-cell office:value-type="string" table:style-name="ce3">
            <text:p>ALFONZO CLAUDIO SALES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0-0179-46</text:p>
          </table:table-cell>
          <table:table-cell office:value-type="string" table:style-name="ce4">
            <text:p>17-018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ESCUELA DE CIENCIAS COMERCIALES "SAN ANTONIO DE PADUA"</text:p>
          </table:table-cell>
          <table:table-cell office:value-type="string" table:style-name="ce4">
            <text:p>BARRIO EL CENTRO</text:p>
          </table:table-cell>
          <table:table-cell office:value-type="float" office:value="58041848" table:style-name="ce4">
            <text:p>58041848</text:p>
          </table:table-cell>
          <table:table-cell office:value-type="string" table:style-name="ce4">
            <text:p>ALFONZO CLAUDIO SALES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0183-46</text:p>
          </table:table-cell>
          <table:table-cell office:value-type="string" table:style-name="ce3">
            <text:p>17-04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INSTITUTO PARTICULAR MIXTO PLAN FIN DE SEMANA LICENCIADO VALENTIN DEL VALLE CONGORA</text:p>
          </table:table-cell>
          <table:table-cell office:value-type="string" table:style-name="ce3">
            <text:p>ALDEA RANCHO ALEGRE</text:p>
          </table:table-cell>
          <table:table-cell office:value-type="float" office:value="57276870" table:style-name="ce3">
            <text:p>57276870</text:p>
          </table:table-cell>
          <table:table-cell office:value-type="string" table:style-name="ce3">
            <text:p>RODERICO DE LA CRUZ ICAL</text:p>
          </table:table-cell>
          <table:table-cell office:value-type="string" table:style-name="ce3">
            <text:p>RAMON EDUARDO GONGORA MUSU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0-0184-46</text:p>
          </table:table-cell>
          <table:table-cell office:value-type="string" table:style-name="ce4">
            <text:p>17-02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PRIVADO VESPERTINO PROF. JOSE OTILIO FLORES CARBAJAL</text:p>
          </table:table-cell>
          <table:table-cell office:value-type="string" table:style-name="ce4">
            <text:p>ALDEA TIERRA BLANCA</text:p>
          </table:table-cell>
          <table:table-cell office:value-type="float" office:value="79286513" table:style-name="ce4">
            <text:p>79286513</text:p>
          </table:table-cell>
          <table:table-cell office:value-type="string" table:style-name="ce4">
            <text:p>ALBERTO CAAL REY</text:p>
          </table:table-cell>
          <table:table-cell office:value-type="string" table:style-name="ce4">
            <text:p>RODERICO ROMAN LOPEZ CASTELLAN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0185-46</text:p>
          </table:table-cell>
          <table:table-cell office:value-type="string" table:style-name="ce3">
            <text:p>17-005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INSTITUTO PRIVADO VESPERTINO PROF. JOSE OTILIO FLORES CARBAJAL</text:p>
          </table:table-cell>
          <table:table-cell office:value-type="string" table:style-name="ce3">
            <text:p>ALDEA TIERRA BLANCA</text:p>
          </table:table-cell>
          <table:table-cell office:value-type="float" office:value="45855543" table:style-name="ce3">
            <text:p>45855543</text:p>
          </table:table-cell>
          <table:table-cell office:value-type="string" table:style-name="ce3">
            <text:p>WILFREDO ALFONSO CORDERO RIVAS</text:p>
          </table:table-cell>
          <table:table-cell office:value-type="string" table:style-name="ce3">
            <text:p>RODERICO ROMAN LOPEZ CASTELLAN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0-0186-46</text:p>
          </table:table-cell>
          <table:table-cell office:value-type="string" table:style-name="ce4">
            <text:p>17-02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PRIVADO VESPERTINO PROF. JOSE OTILIO FLORES CARBAJAL</text:p>
          </table:table-cell>
          <table:table-cell office:value-type="string" table:style-name="ce4">
            <text:p>ALDEA TIERRA BLANCA</text:p>
          </table:table-cell>
          <table:table-cell office:value-type="float" office:value="79286513" table:style-name="ce4">
            <text:p>79286513</text:p>
          </table:table-cell>
          <table:table-cell office:value-type="string" table:style-name="ce4">
            <text:p>ALBERTO CAAL REY</text:p>
          </table:table-cell>
          <table:table-cell office:value-type="string" table:style-name="ce4">
            <text:p>RODERICO ROMAN LOPEZ CASTELLAN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0-0193-46</text:p>
          </table:table-cell>
          <table:table-cell office:value-type="string" table:style-name="ce3">
            <text:p>17-020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CENTRO EDUCATIVO CANCUEN</text:p>
          </table:table-cell>
          <table:table-cell office:value-type="string" table:style-name="ce3">
            <text:p>ALDEA EL PATO</text:p>
          </table:table-cell>
          <table:table-cell office:value-type="float" office:value="30142521" table:style-name="ce3">
            <text:p>30142521</text:p>
          </table:table-cell>
          <table:table-cell office:value-type="string" table:style-name="ce3">
            <text:p>RODERICO DE LA CRUZ ICAL</text:p>
          </table:table-cell>
          <table:table-cell office:value-type="string" table:style-name="ce3">
            <text:p>ROXANA LOYOLA MELENDEZ FELIPE DE RAMI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0-0197-46</text:p>
          </table:table-cell>
          <table:table-cell office:value-type="string" table:style-name="ce4">
            <text:p>17-02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PRIVADO MIXTO DE EDUCACION MEDIA CON ORIENTACION EN COMPUTACION, FE Y ENSEÑANZA</text:p>
          </table:table-cell>
          <table:table-cell office:value-type="string" table:style-name="ce4">
            <text:p>ALDEA TIERRA BLANCA</text:p>
          </table:table-cell>
          <table:table-cell office:value-type="float" office:value="30142992" table:style-name="ce4">
            <text:p>30142992</text:p>
          </table:table-cell>
          <table:table-cell office:value-type="string" table:style-name="ce4">
            <text:p>ALBERTO CAAL REY</text:p>
          </table:table-cell>
          <table:table-cell office:value-type="string" table:style-name="ce4">
            <text:p>GREGORIO RAMON ZAMORA ALDA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0-0205-46</text:p>
          </table:table-cell>
          <table:table-cell office:value-type="string" table:style-name="ce3">
            <text:p>17-01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INSTITUTO PRIVADO MIXTO VESPERTINO JOSE OTILIO FLORES</text:p>
          </table:table-cell>
          <table:table-cell office:value-type="string" table:style-name="ce3">
            <text:p>SAYAXCHE BARRIO EL CENTRO</text:p>
          </table:table-cell>
          <table:table-cell office:value-type="float" office:value="79286513" table:style-name="ce3">
            <text:p>79286513</text:p>
          </table:table-cell>
          <table:table-cell office:value-type="string" table:style-name="ce3">
            <text:p>EDY GENIS MORATAYA</text:p>
          </table:table-cell>
          <table:table-cell office:value-type="string" table:style-name="ce3">
            <text:p>CARLOS ALBERTO FLORES ZET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207-46</text:p>
          </table:table-cell>
          <table:table-cell office:value-type="string" table:style-name="ce4">
            <text:p>17-01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COLEGIO PRIVADO MIXTO "JACOBO ARBENZ GUZMAN"</text:p>
          </table:table-cell>
          <table:table-cell office:value-type="string" table:style-name="ce4">
            <text:p>ALDEA LAS POZAS</text:p>
          </table:table-cell>
          <table:table-cell office:value-type="float" office:value="50573830" table:style-name="ce4">
            <text:p>50573830</text:p>
          </table:table-cell>
          <table:table-cell office:value-type="string" table:style-name="ce4">
            <text:p>EDY GENIS MORATAYA</text:p>
          </table:table-cell>
          <table:table-cell office:value-type="string" table:style-name="ce4">
            <text:p>ALBERTO CAAL REY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0-0243-46</text:p>
          </table:table-cell>
          <table:table-cell office:value-type="string" table:style-name="ce3">
            <text:p>17-020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INSTITUTO PRIVADO MIXTO " LA REYNITA"</text:p>
          </table:table-cell>
          <table:table-cell office:value-type="string" table:style-name="ce3">
            <text:p>ALDEA LA REYNITA</text:p>
          </table:table-cell>
          <table:table-cell office:value-type="float" office:value="79286513" table:style-name="ce3">
            <text:p>79286513</text:p>
          </table:table-cell>
          <table:table-cell office:value-type="string" table:style-name="ce3">
            <text:p>RODERICO DE LA CRUZ ICAL</text:p>
          </table:table-cell>
          <table:table-cell office:value-type="string" table:style-name="ce3">
            <text:p>ANGELA GRISELDA VELÁSQUEZ AGUILA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248-46</text:p>
          </table:table-cell>
          <table:table-cell office:value-type="string" table:style-name="ce4">
            <text:p>17-01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COLEGIO PRIVADO MIXTO JACOBO ARBENZ GUZMAN</text:p>
          </table:table-cell>
          <table:table-cell office:value-type="string" table:style-name="ce4">
            <text:p>ALDEA LAS POZAS</text:p>
          </table:table-cell>
          <table:table-cell office:value-type="float" office:value="49312597" table:style-name="ce4">
            <text:p>49312597</text:p>
          </table:table-cell>
          <table:table-cell office:value-type="string" table:style-name="ce4">
            <text:p>EDY GENIS MORATAYA</text:p>
          </table:table-cell>
          <table:table-cell office:value-type="string" table:style-name="ce4">
            <text:p>TOMAS GARCIA RIV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0-0249-46</text:p>
          </table:table-cell>
          <table:table-cell office:value-type="string" table:style-name="ce3">
            <text:p>17-01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COLEGIO PRIVADO MIXTO JACOBO ARBENZ GUZMAN</text:p>
          </table:table-cell>
          <table:table-cell office:value-type="string" table:style-name="ce3">
            <text:p>ALDEA LAS POZAS</text:p>
          </table:table-cell>
          <table:table-cell office:value-type="float" office:value="49312597" table:style-name="ce3">
            <text:p>49312597</text:p>
          </table:table-cell>
          <table:table-cell office:value-type="string" table:style-name="ce3">
            <text:p>EDY GENIS MORATAYA</text:p>
          </table:table-cell>
          <table:table-cell office:value-type="string" table:style-name="ce3">
            <text:p>TOMAS GARCIA RIV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250-46</text:p>
          </table:table-cell>
          <table:table-cell office:value-type="string" table:style-name="ce4">
            <text:p>17-01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COLEGIO PRIVADO MIXTO JACOBO ARBENZ GUZMAN</text:p>
          </table:table-cell>
          <table:table-cell office:value-type="string" table:style-name="ce4">
            <text:p>ALDEA LAS POZAS</text:p>
          </table:table-cell>
          <table:table-cell office:value-type="float" office:value="49312597" table:style-name="ce4">
            <text:p>49312597</text:p>
          </table:table-cell>
          <table:table-cell office:value-type="string" table:style-name="ce4">
            <text:p>EDY GENIS MORATAYA</text:p>
          </table:table-cell>
          <table:table-cell office:value-type="string" table:style-name="ce4">
            <text:p>TOMAS GARCIA RIV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0251-46</text:p>
          </table:table-cell>
          <table:table-cell office:value-type="string" table:style-name="ce3">
            <text:p>17-01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INSTITUTO PARTICULAR MIXTO PAL F. DE SEMANA VALENTIN DEL VALLE GONGORA</text:p>
          </table:table-cell>
          <table:table-cell office:value-type="string" table:style-name="ce3">
            <text:p>BARRIO EL CENTRO ALDEA RANCHO ALEGRE</text:p>
          </table:table-cell>
          <table:table-cell office:value-type="float" office:value="30854215" table:style-name="ce3">
            <text:p>30854215</text:p>
          </table:table-cell>
          <table:table-cell office:value-type="string" table:style-name="ce3">
            <text:p>ALFONZO CLAUDIO SALES</text:p>
          </table:table-cell>
          <table:table-cell office:value-type="string" table:style-name="ce3">
            <text:p>ARMANDO GEOVANI POSADAS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0-0252-46</text:p>
          </table:table-cell>
          <table:table-cell office:value-type="string" table:style-name="ce4">
            <text:p>17-018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PARTICULAR MIXTO FIN DE SEMANA.VALENTIN DEL VALLE GONGORA</text:p>
          </table:table-cell>
          <table:table-cell office:value-type="string" table:style-name="ce4">
            <text:p>BARRIO EL CENTRO ALDEA RANCHO ALEGRE</text:p>
          </table:table-cell>
          <table:table-cell office:value-type="float" office:value="57276870" table:style-name="ce4">
            <text:p>57276870</text:p>
          </table:table-cell>
          <table:table-cell office:value-type="string" table:style-name="ce4">
            <text:p>ALFONZO CLAUDIO SALES</text:p>
          </table:table-cell>
          <table:table-cell office:value-type="string" table:style-name="ce4">
            <text:p>ARMANDO GEOVANI POSADAS LO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0253-46</text:p>
          </table:table-cell>
          <table:table-cell office:value-type="string" table:style-name="ce3">
            <text:p>17-01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INSTITUTO PARTICULAR MIXTO PLAN FIN DE SEMANA VALENTIN DEL VALLE GONGORA</text:p>
          </table:table-cell>
          <table:table-cell office:value-type="string" table:style-name="ce3">
            <text:p>BARRIO EL CENTRO ALDEA RANCHO ALEGRE</text:p>
          </table:table-cell>
          <table:table-cell office:value-type="float" office:value="57276870" table:style-name="ce3">
            <text:p>57276870</text:p>
          </table:table-cell>
          <table:table-cell office:value-type="string" table:style-name="ce3">
            <text:p>ALFONZO CLAUDIO SALES</text:p>
          </table:table-cell>
          <table:table-cell office:value-type="string" table:style-name="ce3">
            <text:p>ARMANDO GEOVANI POSADAS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256-46</text:p>
          </table:table-cell>
          <table:table-cell office:value-type="string" table:style-name="ce4">
            <text:p>17-020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NACIONAL DE EDUCACIÓN DIVERSIFICADA-INED-</text:p>
          </table:table-cell>
          <table:table-cell office:value-type="string" table:style-name="ce4">
            <text:p>COOPERATIVA UNION SAN JUAN ENTRE RIOS</text:p>
          </table:table-cell>
          <table:table-cell office:value-type="float" office:value="54558495" table:style-name="ce4">
            <text:p>54558495</text:p>
          </table:table-cell>
          <table:table-cell office:value-type="string" table:style-name="ce4">
            <text:p>RODERICO DE LA CRUZ ICAL</text:p>
          </table:table-cell>
          <table:table-cell office:value-type="string" table:style-name="ce4">
            <text:p>RICARDO GARCIA DOMING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0262-46</text:p>
          </table:table-cell>
          <table:table-cell office:value-type="string" table:style-name="ce3">
            <text:p>17-01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INSTITUTO PRIVADO MIXTO PROF. JOSE OTILIO FLORES CARBAJAL</text:p>
          </table:table-cell>
          <table:table-cell office:value-type="string" table:style-name="ce3">
            <text:p>BARRIO EL CENTRO</text:p>
          </table:table-cell>
          <table:table-cell office:value-type="float" office:value="47181718" table:style-name="ce3">
            <text:p>47181718</text:p>
          </table:table-cell>
          <table:table-cell office:value-type="string" table:style-name="ce3">
            <text:p>ALFONZO CLAUDIO SALES</text:p>
          </table:table-cell>
          <table:table-cell office:value-type="string" table:style-name="ce3">
            <text:p>CARLOS ALBERTO ZETINA FLOR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271-46</text:p>
          </table:table-cell>
          <table:table-cell office:value-type="string" table:style-name="ce4">
            <text:p>17-020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COLEGIO MIXTO PRIVADO STEVE JOVS</text:p>
          </table:table-cell>
          <table:table-cell office:value-type="string" table:style-name="ce4">
            <text:p>ALDEA EL PATO</text:p>
          </table:table-cell>
          <table:table-cell office:value-type="float" office:value="30588161" table:style-name="ce4">
            <text:p>30588161</text:p>
          </table:table-cell>
          <table:table-cell office:value-type="string" table:style-name="ce4">
            <text:p>RODERICO DE LA CRUZ ICAL</text:p>
          </table:table-cell>
          <table:table-cell office:value-type="string" table:style-name="ce4">
            <text:p>LILIAN AMPARO RAMIREZ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0-0272-46</text:p>
          </table:table-cell>
          <table:table-cell office:value-type="string" table:style-name="ce3">
            <text:p>17-020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COLEGIO MIXTO PRIVADO STEVE JOVS</text:p>
          </table:table-cell>
          <table:table-cell office:value-type="string" table:style-name="ce3">
            <text:p>ALDEA EL PATO</text:p>
          </table:table-cell>
          <table:table-cell office:value-type="float" office:value="30588161" table:style-name="ce3">
            <text:p>30588161</text:p>
          </table:table-cell>
          <table:table-cell office:value-type="string" table:style-name="ce3">
            <text:p>RODERICO DE LA CRUZ ICAL</text:p>
          </table:table-cell>
          <table:table-cell office:value-type="string" table:style-name="ce3">
            <text:p>LILIAN AMPARO RAMIREZ ALVAR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273-46</text:p>
          </table:table-cell>
          <table:table-cell office:value-type="string" table:style-name="ce4">
            <text:p>17-01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CENTRO EDUCATIVO PRIVADO MIXTO VISION INTEGRAL- CEVI-</text:p>
          </table:table-cell>
          <table:table-cell office:value-type="string" table:style-name="ce4">
            <text:p>ALDEA LAS POZAS</text:p>
          </table:table-cell>
          <table:table-cell office:value-type="float" office:value="57368474" table:style-name="ce4">
            <text:p>57368474</text:p>
          </table:table-cell>
          <table:table-cell office:value-type="string" table:style-name="ce4">
            <text:p>EDY GENIS MORATAYA</text:p>
          </table:table-cell>
          <table:table-cell office:value-type="string" table:style-name="ce4">
            <text:p>ERNESTO COY CHE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0-0274-46</text:p>
          </table:table-cell>
          <table:table-cell office:value-type="string" table:style-name="ce3">
            <text:p>17-01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CENTTRO EDUCATIVO PRIVADO MIXTO VISION INTEGRAL -CEVI-</text:p>
          </table:table-cell>
          <table:table-cell office:value-type="string" table:style-name="ce3">
            <text:p>ALDEA LAS POZAS</text:p>
          </table:table-cell>
          <table:table-cell office:value-type="float" office:value="57368474" table:style-name="ce3">
            <text:p>57368474</text:p>
          </table:table-cell>
          <table:table-cell office:value-type="string" table:style-name="ce3">
            <text:p>EDY GENIS MORATAYA</text:p>
          </table:table-cell>
          <table:table-cell office:value-type="string" table:style-name="ce3">
            <text:p>ERNESTO COY CHE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284-46</text:p>
          </table:table-cell>
          <table:table-cell office:value-type="string" table:style-name="ce4">
            <text:p>17-01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CENTRO EDUCATIVO PRIVADO MIXTO VISION INTEGRAL-CEVI-</text:p>
          </table:table-cell>
          <table:table-cell office:value-type="string" table:style-name="ce4">
            <text:p>ALDEA LAS POZAS</text:p>
          </table:table-cell>
          <table:table-cell office:value-type="float" office:value="57368474" table:style-name="ce4">
            <text:p>57368474</text:p>
          </table:table-cell>
          <table:table-cell office:value-type="string" table:style-name="ce4">
            <text:p>EDY GENIS MORATAYA</text:p>
          </table:table-cell>
          <table:table-cell office:value-type="string" table:style-name="ce4">
            <text:p>ERNESTO COY CHE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0-0337-46</text:p>
          </table:table-cell>
          <table:table-cell office:value-type="string" table:style-name="ce3">
            <text:p>17-01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CENTRO EDUCATIVO PRIVADO MIXTO VISION INTEGRAL - CEVI-</text:p>
          </table:table-cell>
          <table:table-cell office:value-type="string" table:style-name="ce3">
            <text:p>ALDEA LAS POZAS</text:p>
          </table:table-cell>
          <table:table-cell office:value-type="float" office:value="57368454" table:style-name="ce3">
            <text:p>57368454</text:p>
          </table:table-cell>
          <table:table-cell office:value-type="string" table:style-name="ce3">
            <text:p>EDY GENIS MORATAYA</text:p>
          </table:table-cell>
          <table:table-cell office:value-type="string" table:style-name="ce3">
            <text:p>ERNESTO COY CHE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339-46</text:p>
          </table:table-cell>
          <table:table-cell office:value-type="string" table:style-name="ce4">
            <text:p>17-019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COLEGIO PRIVADO MIXTO SAN JUAN</text:p>
          </table:table-cell>
          <table:table-cell office:value-type="string" table:style-name="ce4">
            <text:p>CASERIO SAN JUAN ACUL</text:p>
          </table:table-cell>
          <table:table-cell office:value-type="float" office:value="32394109" table:style-name="ce4">
            <text:p>32394109</text:p>
          </table:table-cell>
          <table:table-cell office:value-type="string" table:style-name="ce4">
            <text:p>EDY GENIS MORATAYA</text:p>
          </table:table-cell>
          <table:table-cell office:value-type="string" table:style-name="ce4">
            <text:p>FREDY ANTONIO CUELLAR RODRUIG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0-0341-46</text:p>
          </table:table-cell>
          <table:table-cell office:value-type="string" table:style-name="ce3">
            <text:p>17-019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COLEGIO PRIVADO MIXTO "SAN JUAN"</text:p>
          </table:table-cell>
          <table:table-cell office:value-type="string" table:style-name="ce3">
            <text:p>CASERIIO SAN JUAN ACUL</text:p>
          </table:table-cell>
          <table:table-cell office:value-type="float" office:value="32394109" table:style-name="ce3">
            <text:p>32394109</text:p>
          </table:table-cell>
          <table:table-cell office:value-type="string" table:style-name="ce3">
            <text:p>EDY GENIS MORATAYA</text:p>
          </table:table-cell>
          <table:table-cell office:value-type="string" table:style-name="ce3">
            <text:p>MARTHA VICENTE VICENTE DE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345-46</text:p>
          </table:table-cell>
          <table:table-cell office:value-type="string" table:style-name="ce4">
            <text:p>17-02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PRIVADO MIXTO LA CEIBITA</text:p>
          </table:table-cell>
          <table:table-cell office:value-type="string" table:style-name="ce4">
            <text:p>CASERIO LA CEIBITA</text:p>
          </table:table-cell>
          <table:table-cell office:value-type="float" office:value="47181718" table:style-name="ce4">
            <text:p>47181718</text:p>
          </table:table-cell>
          <table:table-cell office:value-type="string" table:style-name="ce4">
            <text:p>ALBERTO CAAL REY</text:p>
          </table:table-cell>
          <table:table-cell office:value-type="string" table:style-name="ce4">
            <text:p>CARLOS ALBERTO FLORES ZETI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0-0346-46</text:p>
          </table:table-cell>
          <table:table-cell office:value-type="string" table:style-name="ce3">
            <text:p>17-020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INSTITUTO PRIVADO MIXTO LA REINITA</text:p>
          </table:table-cell>
          <table:table-cell office:value-type="string" table:style-name="ce3">
            <text:p>ALDEA LA REINITA</text:p>
          </table:table-cell>
          <table:table-cell office:value-type="float" office:value="47181318" table:style-name="ce3">
            <text:p>47181318</text:p>
          </table:table-cell>
          <table:table-cell office:value-type="string" table:style-name="ce3">
            <text:p>RODERICO DE LA CRUZ ICAL</text:p>
          </table:table-cell>
          <table:table-cell office:value-type="string" table:style-name="ce3">
            <text:p>MARIA EDITA LEIVA BARR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0-0347-46</text:p>
          </table:table-cell>
          <table:table-cell office:value-type="string" table:style-name="ce4">
            <text:p>17-020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PRIVADO MIXTO LA REINITA</text:p>
          </table:table-cell>
          <table:table-cell office:value-type="string" table:style-name="ce4">
            <text:p>ALDEA LA REINITA</text:p>
          </table:table-cell>
          <table:table-cell office:value-type="float" office:value="47181718" table:style-name="ce4">
            <text:p>47181718</text:p>
          </table:table-cell>
          <table:table-cell office:value-type="string" table:style-name="ce4">
            <text:p>RODERICO DE LA CRUZ ICAL</text:p>
          </table:table-cell>
          <table:table-cell office:value-type="string" table:style-name="ce4">
            <text:p>MARIA EDITA LEIVA BAR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0352-46</text:p>
          </table:table-cell>
          <table:table-cell office:value-type="string" table:style-name="ce3">
            <text:p>17-01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ESCUELA DE CIENCIAS COMERCIALES, SAN ANTONIO DE PADUA</text:p>
          </table:table-cell>
          <table:table-cell office:value-type="string" table:style-name="ce3">
            <text:p>BARRIIO EL CENTRO</text:p>
          </table:table-cell>
          <table:table-cell office:value-type="float" office:value="30366279" table:style-name="ce3">
            <text:p>30366279</text:p>
          </table:table-cell>
          <table:table-cell office:value-type="string" table:style-name="ce3">
            <text:p>ALFONZO CLAUDIO SALES</text:p>
          </table:table-cell>
          <table:table-cell office:value-type="string" table:style-name="ce3">
            <text:p>MARCO ANTONIO MATEO TORR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0-0353-46</text:p>
          </table:table-cell>
          <table:table-cell office:value-type="string" table:style-name="ce4">
            <text:p>17-018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COLEGIO DE CIENCIAS COMERCIALES SAN ANTONIO DE PADUA</text:p>
          </table:table-cell>
          <table:table-cell office:value-type="string" table:style-name="ce4">
            <text:p>BARRIO EL CENTRO</text:p>
          </table:table-cell>
          <table:table-cell office:value-type="float" office:value="30366279" table:style-name="ce4">
            <text:p>30366279</text:p>
          </table:table-cell>
          <table:table-cell office:value-type="string" table:style-name="ce4">
            <text:p>ALFONZO CLAUDIO SALES</text:p>
          </table:table-cell>
          <table:table-cell office:value-type="string" table:style-name="ce4">
            <text:p>MARCO ANTONIO MATEO TORR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0354-46</text:p>
          </table:table-cell>
          <table:table-cell office:value-type="string" table:style-name="ce3">
            <text:p>17-01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COLEGIO DE CIENCIAS COMERCIALES SAN ANTONIO DE PADUA</text:p>
          </table:table-cell>
          <table:table-cell office:value-type="string" table:style-name="ce3">
            <text:p>BARRIO EL CENTRO</text:p>
          </table:table-cell>
          <table:table-cell office:value-type="float" office:value="30366279" table:style-name="ce3">
            <text:p>30366279</text:p>
          </table:table-cell>
          <table:table-cell office:value-type="string" table:style-name="ce3">
            <text:p>ALFONZO CLAUDIO SALES</text:p>
          </table:table-cell>
          <table:table-cell office:value-type="string" table:style-name="ce3">
            <text:p>MARCO ANTONIO MATEO TORR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0-2965-46</text:p>
          </table:table-cell>
          <table:table-cell office:value-type="string" table:style-name="ce4">
            <text:p>17-018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PRIVADO MIXTO PROF. JOSE OTILIO FLORES CARBAJAL</text:p>
          </table:table-cell>
          <table:table-cell office:value-type="string" table:style-name="ce4">
            <text:p>BARRIO EL CENTRO SAYAXCHE</text:p>
          </table:table-cell>
          <table:table-cell office:value-type="float" office:value="79286513" table:style-name="ce4">
            <text:p>79286513</text:p>
          </table:table-cell>
          <table:table-cell office:value-type="string" table:style-name="ce4">
            <text:p>ALFONZO CLAUDIO SALES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3492-46</text:p>
          </table:table-cell>
          <table:table-cell office:value-type="string" table:style-name="ce3">
            <text:p>17-01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ESCUELA NORMAL BILINGUE INTERCULTURAL TZOLEB AAL TIJONEL Q EQCHI "DR. DEMETRIO COJTI CUXIL"</text:p>
          </table:table-cell>
          <table:table-cell office:value-type="string" table:style-name="ce3">
            <text:p>BARRIO LA DEMOCRACIA</text:p>
          </table:table-cell>
          <table:table-cell office:value-type="float" office:value="40789526" table:style-name="ce3">
            <text:p>40789526</text:p>
          </table:table-cell>
          <table:table-cell office:value-type="string" table:style-name="ce3">
            <text:p>ALFONZO CLAUDIO SALES</text:p>
          </table:table-cell>
          <table:table-cell office:value-type="string" table:style-name="ce3">
            <text:p>MARCO TULIO RAMI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0-3566-46</text:p>
          </table:table-cell>
          <table:table-cell office:value-type="string" table:style-name="ce4">
            <text:p>17-018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SAYAXCHE</text:p>
          </table:table-cell>
          <table:table-cell office:value-type="string" table:style-name="ce4">
            <text:p>INSTITUTO PRIVADO MIXTO PROF. JOSE OTILIO FLORES CARBAJAL</text:p>
          </table:table-cell>
          <table:table-cell office:value-type="string" table:style-name="ce4">
            <text:p>BARRIO EL CENTRO</text:p>
          </table:table-cell>
          <table:table-cell office:value-type="float" office:value="47181718" table:style-name="ce4">
            <text:p>47181718</text:p>
          </table:table-cell>
          <table:table-cell office:value-type="string" table:style-name="ce4">
            <text:p>ALFONZO CLAUDIO SALES</text:p>
          </table:table-cell>
          <table:table-cell office:value-type="string" table:style-name="ce4">
            <text:p>CARLOS ALBERTO FLORES ZETIN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0-3696-46</text:p>
          </table:table-cell>
          <table:table-cell office:value-type="string" table:style-name="ce3">
            <text:p>17-018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SAYAXCHE</text:p>
          </table:table-cell>
          <table:table-cell office:value-type="string" table:style-name="ce3">
            <text:p>INSTITUTO PRIVADO MIXTO PROF. JOSE OTILIO FLORES CARBAJAL</text:p>
          </table:table-cell>
          <table:table-cell office:value-type="string" table:style-name="ce3">
            <text:p>BARRIO EL CENTRO</text:p>
          </table:table-cell>
          <table:table-cell office:value-type="float" office:value="47181718" table:style-name="ce3">
            <text:p>47181718</text:p>
          </table:table-cell>
          <table:table-cell office:value-type="string" table:style-name="ce3">
            <text:p>ALFONZO CLAUDIO SALES</text:p>
          </table:table-cell>
          <table:table-cell office:value-type="string" table:style-name="ce3">
            <text:p>CARLOS ALBERTO FLORES ZETI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1-0010-46</text:p>
          </table:table-cell>
          <table:table-cell office:value-type="string" table:style-name="ce4">
            <text:p>17-020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MELCHOR DE MENCOS</text:p>
          </table:table-cell>
          <table:table-cell office:value-type="string" table:style-name="ce4">
            <text:p>CENTRO EDUCATIVO BILINGUE VALPARAISO DE JESUS</text:p>
          </table:table-cell>
          <table:table-cell office:value-type="string" table:style-name="ce4">
            <text:p>BARRIO FALLABON</text:p>
          </table:table-cell>
          <table:table-cell office:value-type="float" office:value="30779107" table:style-name="ce4">
            <text:p>30779107</text:p>
          </table:table-cell>
          <table:table-cell office:value-type="string" table:style-name="ce4">
            <text:p>RODERICO DE LA CRUZ ICAL</text:p>
          </table:table-cell>
          <table:table-cell office:value-type="string" table:style-name="ce4">
            <text:p>SALVADOR EDUARDO FLORES M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1-0039-46</text:p>
          </table:table-cell>
          <table:table-cell office:value-type="string" table:style-name="ce3">
            <text:p>17-02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MELCHOR DE MENCOS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SANTA ELENA</text:p>
          </table:table-cell>
          <table:table-cell office:value-type="float" office:value="40275580" table:style-name="ce3">
            <text:p>40275580</text:p>
          </table:table-cell>
          <table:table-cell office:value-type="string" table:style-name="ce3">
            <text:p>ELMER ELIU LOPEZ MAS</text:p>
          </table:table-cell>
          <table:table-cell office:value-type="string" table:style-name="ce3">
            <text:p>NILDA LEZBETT MANZANERO COCO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1-0040-46</text:p>
          </table:table-cell>
          <table:table-cell office:value-type="string" table:style-name="ce4">
            <text:p>17-02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MELCHOR DE MENCOS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EL CRUZADERO</text:p>
          </table:table-cell>
          <table:table-cell office:value-type="float" office:value="32491214" table:style-name="ce4">
            <text:p>32491214</text:p>
          </table:table-cell>
          <table:table-cell office:value-type="string" table:style-name="ce4">
            <text:p>ELMER ELIU LOPEZ MAS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1-0053-46</text:p>
          </table:table-cell>
          <table:table-cell office:value-type="string" table:style-name="ce3">
            <text:p>17-02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MELCHOR DE MENCOS</text:p>
          </table:table-cell>
          <table:table-cell office:value-type="string" table:style-name="ce3">
            <text:p>CENTRO EDUCATIVO MOPAN</text:p>
          </table:table-cell>
          <table:table-cell office:value-type="string" table:style-name="ce3">
            <text:p>ALDEA EL CRUZADERO</text:p>
          </table:table-cell>
          <table:table-cell office:value-type="float" office:value="33230545" table:style-name="ce3">
            <text:p>33230545</text:p>
          </table:table-cell>
          <table:table-cell office:value-type="string" table:style-name="ce3">
            <text:p>ELMER ELIU LOPEZ MAS</text:p>
          </table:table-cell>
          <table:table-cell office:value-type="string" table:style-name="ce3">
            <text:p>BRENDA ALEJANDRA SOLARES GRAMAJ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1-0056-46</text:p>
          </table:table-cell>
          <table:table-cell office:value-type="string" table:style-name="ce4">
            <text:p>17-02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MELCHOR DE MENCOS</text:p>
          </table:table-cell>
          <table:table-cell office:value-type="string" table:style-name="ce4">
            <text:p>CENTRO EDUCATIVO CIENCIA Y TECNOLOGIA -CECT-</text:p>
          </table:table-cell>
          <table:table-cell office:value-type="string" table:style-name="ce4">
            <text:p>BARRIO EL CENTRO</text:p>
          </table:table-cell>
          <table:table-cell office:value-type="float" office:value="46799812" table:style-name="ce4">
            <text:p>46799812</text:p>
          </table:table-cell>
          <table:table-cell office:value-type="string" table:style-name="ce4">
            <text:p>ELMER ELIU LOPEZ MAS</text:p>
          </table:table-cell>
          <table:table-cell office:value-type="string" table:style-name="ce4">
            <text:p>MAYRA LOREZ CHAN HERCUL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1-0066-46</text:p>
          </table:table-cell>
          <table:table-cell office:value-type="string" table:style-name="ce3">
            <text:p>17-02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MELCHOR DE MENCOS</text:p>
          </table:table-cell>
          <table:table-cell office:value-type="string" table:style-name="ce3">
            <text:p>CENTRO EDUCATIVO "CIENCIA Y TECNOLOGÍA"</text:p>
          </table:table-cell>
          <table:table-cell office:value-type="string" table:style-name="ce3">
            <text:p>BARRIO EL CENTRO</text:p>
          </table:table-cell>
          <table:table-cell office:value-type="float" office:value="46799812" table:style-name="ce3">
            <text:p>46799812</text:p>
          </table:table-cell>
          <table:table-cell office:value-type="string" table:style-name="ce3">
            <text:p>ELMER ELIU LOPEZ MAS</text:p>
          </table:table-cell>
          <table:table-cell office:value-type="string" table:style-name="ce3">
            <text:p>MAYRA LORENA CHAN HÉRCUL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1-0069-46</text:p>
          </table:table-cell>
          <table:table-cell office:value-type="string" table:style-name="ce4">
            <text:p>17-02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MELCHOR DE MENCOS</text:p>
          </table:table-cell>
          <table:table-cell office:value-type="string" table:style-name="ce4">
            <text:p>INSTITUTO MIXTO PARTICULAR "PEM PEDRO CASTELLANOS TZUL"</text:p>
          </table:table-cell>
          <table:table-cell office:value-type="string" table:style-name="ce4">
            <text:p>BARRIO EL CENTRO</text:p>
          </table:table-cell>
          <table:table-cell office:value-type="float" office:value="79279192" table:style-name="ce4">
            <text:p>79279192</text:p>
          </table:table-cell>
          <table:table-cell office:value-type="string" table:style-name="ce4">
            <text:p>ELMER ELIU LOPEZ MAS</text:p>
          </table:table-cell>
          <table:table-cell office:value-type="string" table:style-name="ce4">
            <text:p>MARTA ALICIA CASTELLANOS DE SOLAR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1-0070-46</text:p>
          </table:table-cell>
          <table:table-cell office:value-type="string" table:style-name="ce3">
            <text:p>17-02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MELCHOR DE MENCOS</text:p>
          </table:table-cell>
          <table:table-cell office:value-type="string" table:style-name="ce3">
            <text:p>CENTRO EDUCATIVO CIENCIA Y TECNOLOGIA</text:p>
          </table:table-cell>
          <table:table-cell office:value-type="string" table:style-name="ce3">
            <text:p>BARRIO EL CENTRO</text:p>
          </table:table-cell>
          <table:table-cell office:value-type="float" office:value="46799812" table:style-name="ce3">
            <text:p>46799812</text:p>
          </table:table-cell>
          <table:table-cell office:value-type="string" table:style-name="ce3">
            <text:p>ELMER ELIU LOPEZ MAS</text:p>
          </table:table-cell>
          <table:table-cell office:value-type="string" table:style-name="ce3">
            <text:p>WILLIAMS ADELSO HERNANDEZ LOB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1-0073-46</text:p>
          </table:table-cell>
          <table:table-cell office:value-type="string" table:style-name="ce4">
            <text:p>17-02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MELCHOR DE MENCOS</text:p>
          </table:table-cell>
          <table:table-cell office:value-type="string" table:style-name="ce4">
            <text:p>CENTRO EDUCATIVO CIENCIA Y TECNOLOGIA</text:p>
          </table:table-cell>
          <table:table-cell office:value-type="string" table:style-name="ce4">
            <text:p>BARRIO EL CENTRO</text:p>
          </table:table-cell>
          <table:table-cell office:value-type="float" office:value="46799812" table:style-name="ce4">
            <text:p>46799812</text:p>
          </table:table-cell>
          <table:table-cell office:value-type="string" table:style-name="ce4">
            <text:p>ELMER ELIU LOPEZ MAS</text:p>
          </table:table-cell>
          <table:table-cell office:value-type="string" table:style-name="ce4">
            <text:p>WILLIAMS ADELSO HERNANDEZ LOB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1-0079-46</text:p>
          </table:table-cell>
          <table:table-cell office:value-type="string" table:style-name="ce3">
            <text:p>17-02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MELCHOR DE MENCOS</text:p>
          </table:table-cell>
          <table:table-cell office:value-type="string" table:style-name="ce3">
            <text:p>CENTRO EDUCATIVO BILINGUE VALPARAISO DE JESUS</text:p>
          </table:table-cell>
          <table:table-cell office:value-type="string" table:style-name="ce3">
            <text:p>BARRIO FALLABON</text:p>
          </table:table-cell>
          <table:table-cell office:value-type="float" office:value="30779107" table:style-name="ce3">
            <text:p>30779107</text:p>
          </table:table-cell>
          <table:table-cell office:value-type="string" table:style-name="ce3">
            <text:p>ELMER ELIU LOPEZ MAS</text:p>
          </table:table-cell>
          <table:table-cell office:value-type="string" table:style-name="ce3">
            <text:p>DIMAS DOMINGO TRUJILLO BARR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1-0082-46</text:p>
          </table:table-cell>
          <table:table-cell office:value-type="string" table:style-name="ce4">
            <text:p>17-02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MELCHOR DE MENCOS</text:p>
          </table:table-cell>
          <table:table-cell office:value-type="string" table:style-name="ce4">
            <text:p>CENTRO EDUCATIVO CIENCIA Y TECNOLOGIA</text:p>
          </table:table-cell>
          <table:table-cell office:value-type="string" table:style-name="ce4">
            <text:p>BARRIO EL CENTRO</text:p>
          </table:table-cell>
          <table:table-cell office:value-type="float" office:value="46799812" table:style-name="ce4">
            <text:p>46799812</text:p>
          </table:table-cell>
          <table:table-cell office:value-type="string" table:style-name="ce4">
            <text:p>ELMER ELIU LOPEZ MAS</text:p>
          </table:table-cell>
          <table:table-cell office:value-type="string" table:style-name="ce4">
            <text:p>MAYRA LORENA CHAN HERCUL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1-0084-46</text:p>
          </table:table-cell>
          <table:table-cell office:value-type="string" table:style-name="ce3">
            <text:p>17-02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MELCHOR DE MENCOS</text:p>
          </table:table-cell>
          <table:table-cell office:value-type="string" table:style-name="ce3">
            <text:p>CENTRO EDUCATIVO CIENCIA Y TECNOLOGIA</text:p>
          </table:table-cell>
          <table:table-cell office:value-type="string" table:style-name="ce3">
            <text:p>BARRIO EL CENTRO</text:p>
          </table:table-cell>
          <table:table-cell office:value-type="float" office:value="40910489" table:style-name="ce3">
            <text:p>40910489</text:p>
          </table:table-cell>
          <table:table-cell office:value-type="string" table:style-name="ce3">
            <text:p>ELMER ELIU LOPEZ MAS</text:p>
          </table:table-cell>
          <table:table-cell office:value-type="string" table:style-name="ce3">
            <text:p>WILLIAMS ADELSP HERNANDEZ LOB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1-0361-46</text:p>
          </table:table-cell>
          <table:table-cell office:value-type="string" table:style-name="ce4">
            <text:p>99-00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MELCHOR DE MENCOS</text:p>
          </table:table-cell>
          <table:table-cell office:value-type="string" table:style-name="ce4">
            <text:p>INSTITUTO PRIVADO MIXTO DE EDUCACION DIVERSIFICADA DE CIENCIAS COMERCIALES</text:p>
          </table:table-cell>
          <table:table-cell table:number-columns-repeated="2" table:style-name="ce4"/>
          <table:table-cell office:value-type="string" table:style-name="ce4">
            <text:p>SILVIA EUGENIA VALDEZ MONTERROSO DE CARBALLO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TEMPORAL TITULOS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1-2838-46</text:p>
          </table:table-cell>
          <table:table-cell office:value-type="string" table:style-name="ce3">
            <text:p>17-02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MELCHOR DE MENCOS</text:p>
          </table:table-cell>
          <table:table-cell office:value-type="string" table:style-name="ce3">
            <text:p>CENTRO EDUCATIVO DE CAPACITACION PROFESIONAL (CECAP)</text:p>
          </table:table-cell>
          <table:table-cell office:value-type="string" table:style-name="ce3">
            <text:p>BARRIO EL CENTRO</text:p>
          </table:table-cell>
          <table:table-cell office:value-type="float" office:value="40645863" table:style-name="ce3">
            <text:p>40645863</text:p>
          </table:table-cell>
          <table:table-cell office:value-type="string" table:style-name="ce3">
            <text:p>ELMER ELIU LOPEZ M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1-2839-46</text:p>
          </table:table-cell>
          <table:table-cell office:value-type="string" table:style-name="ce4">
            <text:p>17-02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MELCHOR DE MENCOS</text:p>
          </table:table-cell>
          <table:table-cell office:value-type="string" table:style-name="ce4">
            <text:p>INSTITUTO MIXTO PARTICULAR "PEM.PEDRO CASTELLANOS TZUL"</text:p>
          </table:table-cell>
          <table:table-cell office:value-type="string" table:style-name="ce4">
            <text:p>BARRIO EL CENTRO</text:p>
          </table:table-cell>
          <table:table-cell office:value-type="float" office:value="79279192" table:style-name="ce4">
            <text:p>79279192</text:p>
          </table:table-cell>
          <table:table-cell office:value-type="string" table:style-name="ce4">
            <text:p>ELMER ELIU LOPEZ MAS</text:p>
          </table:table-cell>
          <table:table-cell office:value-type="string" table:style-name="ce4">
            <text:p>MARTA ALICIA CASTELLANOS DE SOLAR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1-3898-46</text:p>
          </table:table-cell>
          <table:table-cell office:value-type="string" table:style-name="ce3">
            <text:p>17-02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MELCHOR DE MENCOS</text:p>
          </table:table-cell>
          <table:table-cell office:value-type="string" table:style-name="ce3">
            <text:p>CENTRO EDUCATIVO BILINGUE VALPARAISO DE JESUS</text:p>
          </table:table-cell>
          <table:table-cell office:value-type="string" table:style-name="ce3">
            <text:p>BARRIO FALLABON</text:p>
          </table:table-cell>
          <table:table-cell office:value-type="float" office:value="30779107" table:style-name="ce3">
            <text:p>30779107</text:p>
          </table:table-cell>
          <table:table-cell office:value-type="string" table:style-name="ce3">
            <text:p>ELMER ELIU LOPEZ MAS</text:p>
          </table:table-cell>
          <table:table-cell office:value-type="string" table:style-name="ce3">
            <text:p>NARDY OTILIO CAMPOS ARGUET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1-4119-46</text:p>
          </table:table-cell>
          <table:table-cell office:value-type="string" table:style-name="ce4">
            <text:p>17-021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MELCHOR DE MENCOS</text:p>
          </table:table-cell>
          <table:table-cell office:value-type="string" table:style-name="ce4">
            <text:p>ENBI CENTRO EDUCATIVO MELCHOR</text:p>
          </table:table-cell>
          <table:table-cell office:value-type="string" table:style-name="ce4">
            <text:p>BARRIO EL CAMPITO</text:p>
          </table:table-cell>
          <table:table-cell table:style-name="ce4"/>
          <table:table-cell office:value-type="string" table:style-name="ce4">
            <text:p>ELMER ELIU LOPEZ MAS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1-4154-46</text:p>
          </table:table-cell>
          <table:table-cell office:value-type="string" table:style-name="ce3">
            <text:p>17-021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MELCHOR DE MENCOS</text:p>
          </table:table-cell>
          <table:table-cell office:value-type="string" table:style-name="ce3">
            <text:p>CENTRO EDUCATIVO BILINGUE VALPARAISO DE JESUS</text:p>
          </table:table-cell>
          <table:table-cell office:value-type="string" table:style-name="ce3">
            <text:p>BARRIO FALLABON</text:p>
          </table:table-cell>
          <table:table-cell office:value-type="float" office:value="30779107" table:style-name="ce3">
            <text:p>30779107</text:p>
          </table:table-cell>
          <table:table-cell office:value-type="string" table:style-name="ce3">
            <text:p>ELMER ELIU LOPEZ MAS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2-0002-46</text:p>
          </table:table-cell>
          <table:table-cell office:value-type="string" table:style-name="ce4">
            <text:p>17-02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COLEGIO MIXTO PRIVADO SAN PEDRO MARTIR DE VERONA</text:p>
          </table:table-cell>
          <table:table-cell office:value-type="string" table:style-name="ce4">
            <text:p>3RA CALLE "A" 7-13 ZONA 1</text:p>
          </table:table-cell>
          <table:table-cell office:value-type="float" office:value="79277745" table:style-name="ce4">
            <text:p>79277745</text:p>
          </table:table-cell>
          <table:table-cell office:value-type="string" table:style-name="ce4">
            <text:p>DAMIAN AC CAHUEC</text:p>
          </table:table-cell>
          <table:table-cell office:value-type="string" table:style-name="ce4">
            <text:p>BENEDICTO ISRAEL VALLE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0082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LAS DELICIAS</text:p>
          </table:table-cell>
          <table:table-cell table:style-name="ce3"/>
          <table:table-cell office:value-type="string" table:style-name="ce3">
            <text:p>DAMIAN AC CAHUEC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2-0083-46</text:p>
          </table:table-cell>
          <table:table-cell office:value-type="string" table:style-name="ce4">
            <text:p>17-02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BARRIO SANTA BARBARA, ALDEA MACHAQUILA</text:p>
          </table:table-cell>
          <table:table-cell office:value-type="float" office:value="78674780" table:style-name="ce4">
            <text:p>78674780</text:p>
          </table:table-cell>
          <table:table-cell office:value-type="string" table:style-name="ce4">
            <text:p>JUAN FRANCISCO OLIVA ESTRADA</text:p>
          </table:table-cell>
          <table:table-cell office:value-type="string" table:style-name="ce4">
            <text:p>DELFA LORENA LÓPEZ TOBAR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0084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BARRIO IXOBEL</text:p>
          </table:table-cell>
          <table:table-cell office:value-type="float" office:value="32726066" table:style-name="ce3">
            <text:p>32726066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BETZAIDA ASUCENA GARCIA FLOR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2-0113-46</text:p>
          </table:table-cell>
          <table:table-cell office:value-type="string" table:style-name="ce4">
            <text:p>17-02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INSTITUTO DE CIENCIAS AGROFORESTALES Y VIDA SILVESTRE (ICAVIS)</text:p>
          </table:table-cell>
          <table:table-cell office:value-type="string" table:style-name="ce4">
            <text:p>KILOMETRO 386.5 CARRETERA GUATEMALA - FLORES</text:p>
          </table:table-cell>
          <table:table-cell office:value-type="float" office:value="59201226" table:style-name="ce4">
            <text:p>59201226</text:p>
          </table:table-cell>
          <table:table-cell office:value-type="string" table:style-name="ce4">
            <text:p>JUAN FRANCISCO OLIVA ESTRADA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0114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CENTRO EDUCATIVO INTEGRAL CRISTIANO -CEIC-</text:p>
          </table:table-cell>
          <table:table-cell office:value-type="string" table:style-name="ce3">
            <text:p>2A. AVENIDA 3-84 ZONA 1</text:p>
          </table:table-cell>
          <table:table-cell office:value-type="float" office:value="79276209" table:style-name="ce3">
            <text:p>79276209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2-0115-46</text:p>
          </table:table-cell>
          <table:table-cell office:value-type="string" table:style-name="ce4">
            <text:p>17-02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CENTRO EDUCATIVO INTEGRAL CRISTIANO -CEIC-</text:p>
          </table:table-cell>
          <table:table-cell office:value-type="string" table:style-name="ce4">
            <text:p>2A. AVENIDA 3-84 ZONA 1</text:p>
          </table:table-cell>
          <table:table-cell office:value-type="float" office:value="42643597" table:style-name="ce4">
            <text:p>42643597</text:p>
          </table:table-cell>
          <table:table-cell office:value-type="string" table:style-name="ce4">
            <text:p>CARMEN NEDITA NATARENO PADILLA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0119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INSTITUTO DE CAPACITACION ADVENTISTA DEL PETEN</text:p>
          </table:table-cell>
          <table:table-cell office:value-type="string" table:style-name="ce3">
            <text:p>ALDEA LAS LAJAS</text:p>
          </table:table-cell>
          <table:table-cell office:value-type="float" office:value="40690158" table:style-name="ce3">
            <text:p>40690158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SHIRLEY DANELLY LOPEZ HERNA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2-0127-46</text:p>
          </table:table-cell>
          <table:table-cell office:value-type="string" table:style-name="ce4">
            <text:p>17-02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LICEO CRISTIANO CON ORIENTACIÓN UNIVERSITARIA "EL SHADDAI"</text:p>
          </table:table-cell>
          <table:table-cell office:value-type="string" table:style-name="ce4">
            <text:p>BULEVAR 25 DE JUNIO Y 9 AVENIDA ZONA 1, BARRIO SAN FRANCISCO</text:p>
          </table:table-cell>
          <table:table-cell office:value-type="float" office:value="79278625" table:style-name="ce4">
            <text:p>79278625</text:p>
          </table:table-cell>
          <table:table-cell office:value-type="string" table:style-name="ce4">
            <text:p>DAMIAN AC CAHUEC</text:p>
          </table:table-cell>
          <table:table-cell office:value-type="string" table:style-name="ce4">
            <text:p>BRENDA ALICIA CAAL LÓ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2-0129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LICEO CRISTIANO CON ORIENTACIÓN UNIVERSITARIA "EL SHADDAI"</text:p>
          </table:table-cell>
          <table:table-cell office:value-type="string" table:style-name="ce3">
            <text:p>BULEVAR 25 DE JUNIO Y 9 AVENIDA ZONA 1, BARRIO SAN FRANCISCO.</text:p>
          </table:table-cell>
          <table:table-cell office:value-type="float" office:value="79278625" table:style-name="ce3">
            <text:p>79278625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BRENDA ALICIA CAAL LOP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2-0133-46</text:p>
          </table:table-cell>
          <table:table-cell office:value-type="string" table:style-name="ce4">
            <text:p>17-02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LICEO CRISTIANO CON ORIENTACION UNIVERSITARIA "EL SHADDAI"</text:p>
          </table:table-cell>
          <table:table-cell office:value-type="string" table:style-name="ce4">
            <text:p>BULEVAR 25 DE JUNIO Y 9A. AVENIDA ZONA 1, BARRIO SAN FRANCISCO.</text:p>
          </table:table-cell>
          <table:table-cell office:value-type="float" office:value="79278625" table:style-name="ce4">
            <text:p>79278625</text:p>
          </table:table-cell>
          <table:table-cell office:value-type="string" table:style-name="ce4">
            <text:p>DAMIAN AC CAHUEC</text:p>
          </table:table-cell>
          <table:table-cell office:value-type="string" table:style-name="ce4">
            <text:p>SERGIO OSWALDO MONROY MENE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2-0134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LICEO CRISTIANO CON ORIENTACIÓN UNIVERSITARIA "EL SHADDAI"</text:p>
          </table:table-cell>
          <table:table-cell office:value-type="string" table:style-name="ce3">
            <text:p>BULEVAR 25 DE JUNIO Y 9A. AVENIDA ZONA 1, BARRIO SAN FRANCISCO.</text:p>
          </table:table-cell>
          <table:table-cell office:value-type="float" office:value="79278625" table:style-name="ce3">
            <text:p>79278625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SERGIO OSWALDO MONROY MENDE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2-0140-46</text:p>
          </table:table-cell>
          <table:table-cell office:value-type="string" table:style-name="ce4">
            <text:p>17-02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LICEO CIENCIA Y DESARROLLO CON ORIENTACION TECNICA Y CIENTIFICA</text:p>
          </table:table-cell>
          <table:table-cell office:value-type="string" table:style-name="ce4">
            <text:p>AV.15 DE SEPTIEMBRE 0-41-ZONA 2</text:p>
          </table:table-cell>
          <table:table-cell office:value-type="float" office:value="49309670" table:style-name="ce4">
            <text:p>49309670</text:p>
          </table:table-cell>
          <table:table-cell office:value-type="string" table:style-name="ce4">
            <text:p>DAMIAN AC CAHUEC</text:p>
          </table:table-cell>
          <table:table-cell office:value-type="string" table:style-name="ce4">
            <text:p>CARLOS HUMBERTO MARROQUIN MARTIN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0142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COLEGIO MIXTO PRIVADO SAN PEDRO MARTIR DE VERONA</text:p>
          </table:table-cell>
          <table:table-cell office:value-type="string" table:style-name="ce3">
            <text:p>3RA.CALLE"A" 7-13 ZONA 1</text:p>
          </table:table-cell>
          <table:table-cell office:value-type="float" office:value="79277745" table:style-name="ce3">
            <text:p>79277745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BENEDICTO ISRAEL VALLE GUER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2-0145-46</text:p>
          </table:table-cell>
          <table:table-cell office:value-type="string" table:style-name="ce4">
            <text:p>17-02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LICEO CRISTIANO CON ORIENTACION UNIVERSITARIA EL SHADDAI</text:p>
          </table:table-cell>
          <table:table-cell office:value-type="string" table:style-name="ce4">
            <text:p>BOULEVARD 25 DE JUNIO 9AV ZONA 1 BARRIO SAN FRANCISCO</text:p>
          </table:table-cell>
          <table:table-cell office:value-type="float" office:value="79278625" table:style-name="ce4">
            <text:p>79278625</text:p>
          </table:table-cell>
          <table:table-cell office:value-type="string" table:style-name="ce4">
            <text:p>DAMIAN AC CAHUEC</text:p>
          </table:table-cell>
          <table:table-cell office:value-type="string" table:style-name="ce4">
            <text:p>BRENDA ALICIA CAAL LO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0149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CENTRO DE ESTUDIOS PREUNIVERSITARIOS "MONTE SION"</text:p>
          </table:table-cell>
          <table:table-cell office:value-type="string" table:style-name="ce3">
            <text:p>10M.AV.ZONA 3 BARRIO SANTA MARIA</text:p>
          </table:table-cell>
          <table:table-cell office:value-type="float" office:value="49139861" table:style-name="ce3">
            <text:p>49139861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OSSIEL ARNOLDO RUIZ BARRI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2-0152-46</text:p>
          </table:table-cell>
          <table:table-cell office:value-type="string" table:style-name="ce4">
            <text:p>17-02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CENTTRO DE ESTUDIOS PREUNIVERSITARIOS MONTE SION</text:p>
          </table:table-cell>
          <table:table-cell office:value-type="string" table:style-name="ce4">
            <text:p>BARRIO SANTA MARIA</text:p>
          </table:table-cell>
          <table:table-cell office:value-type="float" office:value="42221946" table:style-name="ce4">
            <text:p>42221946</text:p>
          </table:table-cell>
          <table:table-cell office:value-type="string" table:style-name="ce4">
            <text:p>DAMIAN AC CAHUEC</text:p>
          </table:table-cell>
          <table:table-cell office:value-type="string" table:style-name="ce4">
            <text:p>HENRY FRANCSISCO RUIZ BARRI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0156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COLEGIO MIXTO PRIVADO SAN PEDRO MARTIR DE VERONA</text:p>
          </table:table-cell>
          <table:table-cell office:value-type="string" table:style-name="ce3">
            <text:p>3RA.CALLE A 7-13-NONA 1</text:p>
          </table:table-cell>
          <table:table-cell office:value-type="float" office:value="79277745" table:style-name="ce3">
            <text:p>79277745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FRANCISCO CASTELLANOS MATU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2-0397-46</text:p>
          </table:table-cell>
          <table:table-cell office:value-type="string" table:style-name="ce4">
            <text:p>17-02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ESCUELA NACIONAL DE CIENCIAS COMERCIALES</text:p>
          </table:table-cell>
          <table:table-cell office:value-type="string" table:style-name="ce4">
            <text:p>AVENIDA 15 DE SEPTIEMBRE 0-41 ZONA 2</text:p>
          </table:table-cell>
          <table:table-cell office:value-type="float" office:value="79278072" table:style-name="ce4">
            <text:p>79278072</text:p>
          </table:table-cell>
          <table:table-cell office:value-type="string" table:style-name="ce4">
            <text:p>DAMIAN AC CAHUEC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0398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INSTITUTO DE CAPACITACION ADVENTISTA DEL PETEN</text:p>
          </table:table-cell>
          <table:table-cell office:value-type="string" table:style-name="ce3">
            <text:p>ALDEA LAS LAJAS</text:p>
          </table:table-cell>
          <table:table-cell office:value-type="float" office:value="40690158" table:style-name="ce3">
            <text:p>40690158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SHIRLEY DANELLY LOPEZ HERNA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2-1046-46</text:p>
          </table:table-cell>
          <table:table-cell office:value-type="string" table:style-name="ce4">
            <text:p>17-02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COLEGIO MIXTO PRIVADO SAN PEDRO MARTIR DE VERONA</text:p>
          </table:table-cell>
          <table:table-cell office:value-type="string" table:style-name="ce4">
            <text:p>3A. CALLE A 7-13 ZONA 1</text:p>
          </table:table-cell>
          <table:table-cell office:value-type="float" office:value="79277745" table:style-name="ce4">
            <text:p>79277745</text:p>
          </table:table-cell>
          <table:table-cell office:value-type="string" table:style-name="ce4">
            <text:p>DAMIAN AC CAHUEC</text:p>
          </table:table-cell>
          <table:table-cell office:value-type="string" table:style-name="ce4">
            <text:p>BENEDICTO ISRAEL VALLE GUER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2-2962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LICEO CIENCIA Y DESARROLLO CON ORIENTACION TECNICA Y CIENTIFICA</text:p>
          </table:table-cell>
          <table:table-cell office:value-type="string" table:style-name="ce3">
            <text:p>AV. 15 DE SEPTIEMBRE, FRENTE AL HOSPITAL</text:p>
          </table:table-cell>
          <table:table-cell office:value-type="float" office:value="79278387" table:style-name="ce3">
            <text:p>79278387</text:p>
          </table:table-cell>
          <table:table-cell office:value-type="string" table:style-name="ce3">
            <text:p>DAMIAN AC CAHUEC</text:p>
          </table:table-cell>
          <table:table-cell office:value-type="string" table:style-name="ce3">
            <text:p>CARLOS HUMBERTO MARROQUIN MARTI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2-3710-46</text:p>
          </table:table-cell>
          <table:table-cell office:value-type="string" table:style-name="ce4">
            <text:p>17-02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INSTITUTO DE MAGISTERIO EDUCACION PRIMARIA INTERCULTURAL POR COOPERATIVA</text:p>
          </table:table-cell>
          <table:table-cell office:value-type="string" table:style-name="ce4">
            <text:p>BARRIO IXOBEL ZONA 6</text:p>
          </table:table-cell>
          <table:table-cell table:style-name="ce4"/>
          <table:table-cell office:value-type="string" table:style-name="ce4">
            <text:p>JUAN FRANCISCO OLIVA ESTRAD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3712-46</text:p>
          </table:table-cell>
          <table:table-cell office:value-type="string" table:style-name="ce3">
            <text:p>17-022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INSTITUTO DIVERSIFICADO POR COOPERATIVA</text:p>
          </table:table-cell>
          <table:table-cell office:value-type="string" table:style-name="ce3">
            <text:p>ALDEA MACHAQUILA</text:p>
          </table:table-cell>
          <table:table-cell office:value-type="float" office:value="78674770" table:style-name="ce3">
            <text:p>78674770</text:p>
          </table:table-cell>
          <table:table-cell office:value-type="string" table:style-name="ce3">
            <text:p>JUAN FRANCISCO OLIVA ESTRADA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2-3732-46</text:p>
          </table:table-cell>
          <table:table-cell office:value-type="string" table:style-name="ce4">
            <text:p>17-022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POPTUN</text:p>
          </table:table-cell>
          <table:table-cell office:value-type="string" table:style-name="ce4">
            <text:p>INSTITUTO NORMAL POR COOPERATIVA MAGISTERIO PRIMARIA INTERCULTURAL</text:p>
          </table:table-cell>
          <table:table-cell office:value-type="string" table:style-name="ce4">
            <text:p>BARRIO EL PORVENIR</text:p>
          </table:table-cell>
          <table:table-cell table:style-name="ce4"/>
          <table:table-cell office:value-type="string" table:style-name="ce4">
            <text:p>JUAN FRANCISCO OLIVA ESTRAD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INTERMEDI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2-4099-46</text:p>
          </table:table-cell>
          <table:table-cell office:value-type="string" table:style-name="ce3">
            <text:p>17-02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POPTUN</text:p>
          </table:table-cell>
          <table:table-cell office:value-type="string" table:style-name="ce3">
            <text:p>CENTRO EDUCATIVO EL BOSQUE</text:p>
          </table:table-cell>
          <table:table-cell office:value-type="string" table:style-name="ce3">
            <text:p>7A. AVENIDA BARRIO EL BOSQUE ZONA 2</text:p>
          </table:table-cell>
          <table:table-cell office:value-type="float" office:value="79276100" table:style-name="ce3">
            <text:p>79276100</text:p>
          </table:table-cell>
          <table:table-cell office:value-type="string" table:style-name="ce3">
            <text:p>DAMIAN AC CAHUEC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3-0099-46</text:p>
          </table:table-cell>
          <table:table-cell office:value-type="string" table:style-name="ce4">
            <text:p>17-02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COLEGIO PRIVADO MIXTO "JESÚS EL DIVINO MAESTRO" -JEDIMA-</text:p>
          </table:table-cell>
          <table:table-cell office:value-type="string" table:style-name="ce4">
            <text:p>ALDEA BETHANIA</text:p>
          </table:table-cell>
          <table:table-cell office:value-type="float" office:value="45287229" table:style-name="ce4">
            <text:p>45287229</text:p>
          </table:table-cell>
          <table:table-cell office:value-type="string" table:style-name="ce4">
            <text:p>CARMEN NEDITA NATARENO PADILLA</text:p>
          </table:table-cell>
          <table:table-cell office:value-type="string" table:style-name="ce4">
            <text:p>NOÉ MOISÉS XOL PAAU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3-0100-46</text:p>
          </table:table-cell>
          <table:table-cell office:value-type="string" table:style-name="ce3">
            <text:p>17-02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COLEGIO PRIVADO MIXTO " JESÚS EL DIVINO MAESTRO" -JEDIMA-</text:p>
          </table:table-cell>
          <table:table-cell office:value-type="string" table:style-name="ce3">
            <text:p>ALDEA BETHANIA LAS CRUCES, PETEN</text:p>
          </table:table-cell>
          <table:table-cell office:value-type="float" office:value="45287229" table:style-name="ce3">
            <text:p>45287229</text:p>
          </table:table-cell>
          <table:table-cell office:value-type="string" table:style-name="ce3">
            <text:p>CARMEN NEDITA NATARENO PADILLA</text:p>
          </table:table-cell>
          <table:table-cell office:value-type="string" table:style-name="ce3">
            <text:p>NOÉ MOISÉS XOL PAAU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03-46</text:p>
          </table:table-cell>
          <table:table-cell office:value-type="string" table:style-name="ce4">
            <text:p>17-025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COLEGIO PRIVADO MIXTO "JEDIMA"</text:p>
          </table:table-cell>
          <table:table-cell office:value-type="string" table:style-name="ce4">
            <text:p>ALDEA PALESTINA, LAS CRUCES, PETEN</text:p>
          </table:table-cell>
          <table:table-cell office:value-type="float" office:value="53072944" table:style-name="ce4">
            <text:p>53072944</text:p>
          </table:table-cell>
          <table:table-cell office:value-type="string" table:style-name="ce4">
            <text:p>OMAR HERNANDEZA RAMIREZ</text:p>
          </table:table-cell>
          <table:table-cell office:value-type="string" table:style-name="ce4">
            <text:p>WALTHER NEFTALI TRUJILLO FAJAR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04-46</text:p>
          </table:table-cell>
          <table:table-cell office:value-type="string" table:style-name="ce3">
            <text:p>17-02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COLEGIO PRIVADO MIXTO EL DIVINO MAESTRO</text:p>
          </table:table-cell>
          <table:table-cell office:value-type="string" table:style-name="ce3">
            <text:p>ZONA 3</text:p>
          </table:table-cell>
          <table:table-cell office:value-type="float" office:value="40094596" table:style-name="ce3">
            <text:p>40094596</text:p>
          </table:table-cell>
          <table:table-cell office:value-type="string" table:style-name="ce3">
            <text:p>CARMEN NEDITA NATARENO PADILLA</text:p>
          </table:table-cell>
          <table:table-cell office:value-type="string" table:style-name="ce3">
            <text:p>HENRY ADALBERTO MEDRANO NAJAR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05-46</text:p>
          </table:table-cell>
          <table:table-cell office:value-type="string" table:style-name="ce4">
            <text:p>17-025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COLEGIO ADVENTISTA GETSEMANI</text:p>
          </table:table-cell>
          <table:table-cell office:value-type="string" table:style-name="ce4">
            <text:p>ZONA 1</text:p>
          </table:table-cell>
          <table:table-cell office:value-type="float" office:value="30376084" table:style-name="ce4">
            <text:p>30376084</text:p>
          </table:table-cell>
          <table:table-cell office:value-type="string" table:style-name="ce4">
            <text:p>OMAR HERNANDEZA RAMIREZ</text:p>
          </table:table-cell>
          <table:table-cell office:value-type="string" table:style-name="ce4">
            <text:p>JUAN CARLOS MONZON LUTI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07-46</text:p>
          </table:table-cell>
          <table:table-cell office:value-type="string" table:style-name="ce3">
            <text:p>17-025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INSTITUTO MUNICIPAL DE EDUCACION MEDIA</text:p>
          </table:table-cell>
          <table:table-cell office:value-type="string" table:style-name="ce3">
            <text:p>ZONA 1</text:p>
          </table:table-cell>
          <table:table-cell office:value-type="float" office:value="31886700" table:style-name="ce3">
            <text:p>31886700</text:p>
          </table:table-cell>
          <table:table-cell office:value-type="string" table:style-name="ce3">
            <text:p>OMAR HERNANDEZA RAMIREZ</text:p>
          </table:table-cell>
          <table:table-cell office:value-type="string" table:style-name="ce3">
            <text:p>GLENDA YULIZA VALENZUELA MARTIN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08-46</text:p>
          </table:table-cell>
          <table:table-cell office:value-type="string" table:style-name="ce4">
            <text:p>17-04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INSTITUTO MUNICIPAL DE EDUCACION MEDIA</text:p>
          </table:table-cell>
          <table:table-cell office:value-type="string" table:style-name="ce4">
            <text:p>ZONA 1</text:p>
          </table:table-cell>
          <table:table-cell office:value-type="float" office:value="58082806" table:style-name="ce4">
            <text:p>58082806</text:p>
          </table:table-cell>
          <table:table-cell office:value-type="string" table:style-name="ce4">
            <text:p>MARIO ZELAYA DARDON</text:p>
          </table:table-cell>
          <table:table-cell office:value-type="string" table:style-name="ce4">
            <text:p>JUAN CARLOS MONZON LUTI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MUNICIP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12-46</text:p>
          </table:table-cell>
          <table:table-cell office:value-type="string" table:style-name="ce3">
            <text:p>17-025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INSTITUTO MUNICIPAL DE EDUCACION MEDIA</text:p>
          </table:table-cell>
          <table:table-cell office:value-type="string" table:style-name="ce3">
            <text:p>ALDEA PALESTINA</text:p>
          </table:table-cell>
          <table:table-cell office:value-type="float" office:value="58082806" table:style-name="ce3">
            <text:p>58082806</text:p>
          </table:table-cell>
          <table:table-cell office:value-type="string" table:style-name="ce3">
            <text:p>OMAR HERNANDEZA RAMIREZ</text:p>
          </table:table-cell>
          <table:table-cell office:value-type="string" table:style-name="ce3">
            <text:p>JERSON BONERGES ORTIZ FRANC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7-13-0113-46</text:p>
          </table:table-cell>
          <table:table-cell office:value-type="string" table:style-name="ce4">
            <text:p>17-04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INSTITUTO MIXTO DE EDUCACIÓN BILINGUE INTERCULTURAL -IMEBI-</text:p>
          </table:table-cell>
          <table:table-cell office:value-type="string" table:style-name="ce4">
            <text:p>ALDEA VISTA HERMOSA</text:p>
          </table:table-cell>
          <table:table-cell office:value-type="float" office:value="79261005" table:style-name="ce4">
            <text:p>79261005</text:p>
          </table:table-cell>
          <table:table-cell office:value-type="string" table:style-name="ce4">
            <text:p>DOMINGA GARCIA RAYMUNDO</text:p>
          </table:table-cell>
          <table:table-cell office:value-type="string" table:style-name="ce4">
            <text:p>ANDRÉS DOMINGO PAI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17-46</text:p>
          </table:table-cell>
          <table:table-cell office:value-type="string" table:style-name="ce3">
            <text:p>17-025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COLEGIO DE CIENCIAS COMERCIALES "LAS CRUCES"</text:p>
          </table:table-cell>
          <table:table-cell office:value-type="string" table:style-name="ce3">
            <text:p>2 AVE. 2 CALLE ZONA 1</text:p>
          </table:table-cell>
          <table:table-cell office:value-type="float" office:value="53323553" table:style-name="ce3">
            <text:p>53323553</text:p>
          </table:table-cell>
          <table:table-cell office:value-type="string" table:style-name="ce3">
            <text:p>OMAR HERNANDEZA RAMIREZ</text:p>
          </table:table-cell>
          <table:table-cell office:value-type="string" table:style-name="ce3">
            <text:p>ARACELI SANDOVAL VÁSQ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18-46</text:p>
          </table:table-cell>
          <table:table-cell office:value-type="string" table:style-name="ce4">
            <text:p>17-04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COLEGIO DE CIENCIAS COMERCIALES "LAS CRUCES"</text:p>
          </table:table-cell>
          <table:table-cell office:value-type="string" table:style-name="ce4">
            <text:p>2 AVE. 2 CALLE ZONA 1</text:p>
          </table:table-cell>
          <table:table-cell office:value-type="float" office:value="53323553" table:style-name="ce4">
            <text:p>53323553</text:p>
          </table:table-cell>
          <table:table-cell office:value-type="string" table:style-name="ce4">
            <text:p>MARIO ZELAYA DARDON</text:p>
          </table:table-cell>
          <table:table-cell office:value-type="string" table:style-name="ce4">
            <text:p>ARACELI SANDOVAL VÁ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19-46</text:p>
          </table:table-cell>
          <table:table-cell office:value-type="string" table:style-name="ce3">
            <text:p>17-025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COLEGIO DE CIENCIAS COMERCIALES "LAS CRUCES"</text:p>
          </table:table-cell>
          <table:table-cell office:value-type="string" table:style-name="ce3">
            <text:p>2 AVE. 2 CALLE ZONA 1</text:p>
          </table:table-cell>
          <table:table-cell office:value-type="float" office:value="53323553" table:style-name="ce3">
            <text:p>53323553</text:p>
          </table:table-cell>
          <table:table-cell office:value-type="string" table:style-name="ce3">
            <text:p>OMAR HERNANDEZA RAMIREZ</text:p>
          </table:table-cell>
          <table:table-cell office:value-type="string" table:style-name="ce3">
            <text:p>ARACELI SANDOVAL VÁSQ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20-46</text:p>
          </table:table-cell>
          <table:table-cell office:value-type="string" table:style-name="ce4">
            <text:p>17-02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COLEGIO DE CIENCIAS COMERCIALES "LAS CRUCES"</text:p>
          </table:table-cell>
          <table:table-cell office:value-type="string" table:style-name="ce4">
            <text:p>2 AVE. 2 CALLE ZONA 1</text:p>
          </table:table-cell>
          <table:table-cell office:value-type="float" office:value="53323553" table:style-name="ce4">
            <text:p>53323553</text:p>
          </table:table-cell>
          <table:table-cell office:value-type="string" table:style-name="ce4">
            <text:p>CARMEN NEDITA NATARENO PADILLA</text:p>
          </table:table-cell>
          <table:table-cell office:value-type="string" table:style-name="ce4">
            <text:p>ARACELI SANDOVAL VÁ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7-13-0122-46</text:p>
          </table:table-cell>
          <table:table-cell office:value-type="string" table:style-name="ce3">
            <text:p>17-02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CENTRO EDUCATIVO TECNOLÓGICO DE FORMACIÓN INTEGRAL "CETFI"</text:p>
          </table:table-cell>
          <table:table-cell office:value-type="string" table:style-name="ce3">
            <text:p>CASERIO VISTA HERMOSA</text:p>
          </table:table-cell>
          <table:table-cell office:value-type="float" office:value="46026222" table:style-name="ce3">
            <text:p>46026222</text:p>
          </table:table-cell>
          <table:table-cell office:value-type="string" table:style-name="ce3">
            <text:p>CARMEN NEDITA NATARENO PADILLA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25-46</text:p>
          </table:table-cell>
          <table:table-cell office:value-type="string" table:style-name="ce4">
            <text:p>17-02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INSTITUTO NACIONAL DE EDUCACIÓN DIVERSIFICADA</text:p>
          </table:table-cell>
          <table:table-cell office:value-type="string" table:style-name="ce4">
            <text:p>COOPERATIVA UNION MAYA ITZA</text:p>
          </table:table-cell>
          <table:table-cell office:value-type="float" office:value="40453135" table:style-name="ce4">
            <text:p>40453135</text:p>
          </table:table-cell>
          <table:table-cell office:value-type="string" table:style-name="ce4">
            <text:p>CARMEN NEDITA NATARENO PADILLA</text:p>
          </table:table-cell>
          <table:table-cell office:value-type="string" table:style-name="ce4">
            <text:p>MATILDE MATI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26-46</text:p>
          </table:table-cell>
          <table:table-cell office:value-type="string" table:style-name="ce3">
            <text:p>17-02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COLEGIO PRIVADO MIXTO JESUS EL DIVINO MAESTRO</text:p>
          </table:table-cell>
          <table:table-cell office:value-type="string" table:style-name="ce3">
            <text:p>ALDEA BETHANIA</text:p>
          </table:table-cell>
          <table:table-cell office:value-type="float" office:value="45287229" table:style-name="ce3">
            <text:p>45287229</text:p>
          </table:table-cell>
          <table:table-cell office:value-type="string" table:style-name="ce3">
            <text:p>CARMEN NEDITA NATARENO PADILLA</text:p>
          </table:table-cell>
          <table:table-cell office:value-type="string" table:style-name="ce3">
            <text:p>NOÉ MOISÉS XOL PAAU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29-46</text:p>
          </table:table-cell>
          <table:table-cell office:value-type="string" table:style-name="ce4">
            <text:p>17-044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COLEGIO PRIVADO MIXTO JESUS EL DIVINO MAESTRO- GEDIMA</text:p>
          </table:table-cell>
          <table:table-cell office:value-type="string" table:style-name="ce4">
            <text:p>ALDEA BETHANIA</text:p>
          </table:table-cell>
          <table:table-cell office:value-type="float" office:value="45287229" table:style-name="ce4">
            <text:p>45287229</text:p>
          </table:table-cell>
          <table:table-cell office:value-type="string" table:style-name="ce4">
            <text:p>MARIO ZELAYA DARDON</text:p>
          </table:table-cell>
          <table:table-cell office:value-type="string" table:style-name="ce4">
            <text:p>NOE MOISES XO PAA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31-46</text:p>
          </table:table-cell>
          <table:table-cell office:value-type="string" table:style-name="ce3">
            <text:p>17-04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IMEBI</text:p>
          </table:table-cell>
          <table:table-cell office:value-type="string" table:style-name="ce3">
            <text:p>CASERIO VISTA HERMOS</text:p>
          </table:table-cell>
          <table:table-cell office:value-type="float" office:value="79262582" table:style-name="ce3">
            <text:p>79262582</text:p>
          </table:table-cell>
          <table:table-cell office:value-type="string" table:style-name="ce3">
            <text:p>DOMINGA GARCIA RAYMUNDO</text:p>
          </table:table-cell>
          <table:table-cell office:value-type="string" table:style-name="ce3">
            <text:p>JUAN PASCUAL LUCAS ANTON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35-46</text:p>
          </table:table-cell>
          <table:table-cell office:value-type="string" table:style-name="ce4">
            <text:p>17-02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CENTRO EDUCATIVO YAXTUNILHA</text:p>
          </table:table-cell>
          <table:table-cell office:value-type="string" table:style-name="ce4">
            <text:p>3A.CALLE ZONA 3</text:p>
          </table:table-cell>
          <table:table-cell office:value-type="float" office:value="30854215" table:style-name="ce4">
            <text:p>30854215</text:p>
          </table:table-cell>
          <table:table-cell office:value-type="string" table:style-name="ce4">
            <text:p>CARMEN NEDITA NATARENO PADILLA</text:p>
          </table:table-cell>
          <table:table-cell office:value-type="string" table:style-name="ce4">
            <text:p>NIDIA ESTER GALICIA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36-46</text:p>
          </table:table-cell>
          <table:table-cell office:value-type="string" table:style-name="ce3">
            <text:p>17-02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CENTRO EDUCATIVO YAXTUNILHA</text:p>
          </table:table-cell>
          <table:table-cell office:value-type="string" table:style-name="ce3">
            <text:p>3RA.CALLE ZONA 3</text:p>
          </table:table-cell>
          <table:table-cell office:value-type="float" office:value="30854215" table:style-name="ce3">
            <text:p>30854215</text:p>
          </table:table-cell>
          <table:table-cell office:value-type="string" table:style-name="ce3">
            <text:p>CARMEN NEDITA NATARENO PADILLA</text:p>
          </table:table-cell>
          <table:table-cell office:value-type="string" table:style-name="ce3">
            <text:p>NIDIA ESTER GALICIA ALVAR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37-46</text:p>
          </table:table-cell>
          <table:table-cell office:value-type="string" table:style-name="ce4">
            <text:p>17-02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INSTITUTO DIVERSIFICADO POR COOPERATIVA DE ENSEÑANZA</text:p>
          </table:table-cell>
          <table:table-cell office:value-type="string" table:style-name="ce4">
            <text:p>ZONA 3 LAS CRUCES</text:p>
          </table:table-cell>
          <table:table-cell office:value-type="float" office:value="49187080" table:style-name="ce4">
            <text:p>49187080</text:p>
          </table:table-cell>
          <table:table-cell office:value-type="string" table:style-name="ce4">
            <text:p>CARMEN NEDITA NATARENO PADILLA</text:p>
          </table:table-cell>
          <table:table-cell office:value-type="string" table:style-name="ce4">
            <text:p>RUTH ABIGAIL MENDEZ AGUIL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38-46</text:p>
          </table:table-cell>
          <table:table-cell office:value-type="string" table:style-name="ce3">
            <text:p>17-02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COLEGIO PRIVADO MIXTO "EL BUEN PASTOR"</text:p>
          </table:table-cell>
          <table:table-cell office:value-type="string" table:style-name="ce3">
            <text:p>CASERIO RETALTECO</text:p>
          </table:table-cell>
          <table:table-cell office:value-type="float" office:value="40122056" table:style-name="ce3">
            <text:p>40122056</text:p>
          </table:table-cell>
          <table:table-cell office:value-type="string" table:style-name="ce3">
            <text:p>CARMEN NEDITA NATARENO PADILLA</text:p>
          </table:table-cell>
          <table:table-cell office:value-type="string" table:style-name="ce3">
            <text:p>JESUS POOB BELIX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40-46</text:p>
          </table:table-cell>
          <table:table-cell office:value-type="string" table:style-name="ce4">
            <text:p>17-026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COLEGIO PRIVADO MIXTO "EL BUEN PASTOR"</text:p>
          </table:table-cell>
          <table:table-cell office:value-type="string" table:style-name="ce4">
            <text:p>CASERIO RETALTECO</text:p>
          </table:table-cell>
          <table:table-cell office:value-type="float" office:value="40122056" table:style-name="ce4">
            <text:p>40122056</text:p>
          </table:table-cell>
          <table:table-cell office:value-type="string" table:style-name="ce4">
            <text:p>CARMEN NEDITA NATARENO PADILLA</text:p>
          </table:table-cell>
          <table:table-cell office:value-type="string" table:style-name="ce4">
            <text:p>JESUS POOB BELIX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3-0143-46</text:p>
          </table:table-cell>
          <table:table-cell office:value-type="string" table:style-name="ce3">
            <text:p>17-026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LAS CRUCES</text:p>
          </table:table-cell>
          <table:table-cell office:value-type="string" table:style-name="ce3">
            <text:p>COLEGIO DE CIENAS COMERCIALES "LAS CRUCES"</text:p>
          </table:table-cell>
          <table:table-cell office:value-type="string" table:style-name="ce3">
            <text:p>12 AV. 2DA CALLE ZONA 1</text:p>
          </table:table-cell>
          <table:table-cell office:value-type="float" office:value="53323553" table:style-name="ce3">
            <text:p>53323553</text:p>
          </table:table-cell>
          <table:table-cell office:value-type="string" table:style-name="ce3">
            <text:p>CARMEN NEDITA NATARENO PADILLA</text:p>
          </table:table-cell>
          <table:table-cell office:value-type="string" table:style-name="ce3">
            <text:p>ARACELI SANDOVAL VASQUEZ DE ESQUIVE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3-0145-46</text:p>
          </table:table-cell>
          <table:table-cell office:value-type="string" table:style-name="ce4">
            <text:p>17-025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LAS CRUCES</text:p>
          </table:table-cell>
          <table:table-cell office:value-type="string" table:style-name="ce4">
            <text:p>COLEGIO PRIVADO MIXTO "SUPERA CION Y ESPERANZA"</text:p>
          </table:table-cell>
          <table:table-cell office:value-type="string" table:style-name="ce4">
            <text:p>ALDEA PALESTINA</text:p>
          </table:table-cell>
          <table:table-cell office:value-type="float" office:value="36051122" table:style-name="ce4">
            <text:p>36051122</text:p>
          </table:table-cell>
          <table:table-cell office:value-type="string" table:style-name="ce4">
            <text:p>OMAR HERNANDEZA RAMIREZ</text:p>
          </table:table-cell>
          <table:table-cell office:value-type="string" table:style-name="ce4">
            <text:p>MARIA CALENDELARIA GARCIA BATR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4-0024-46</text:p>
          </table:table-cell>
          <table:table-cell office:value-type="string" table:style-name="ce3">
            <text:p>17-01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EL CHAL</text:p>
          </table:table-cell>
          <table:table-cell office:value-type="string" table:style-name="ce3">
            <text:p>LICEO EDUCATIVO SALEM</text:p>
          </table:table-cell>
          <table:table-cell office:value-type="string" table:style-name="ce3">
            <text:p>CABECERA MUNICIPAL</text:p>
          </table:table-cell>
          <table:table-cell office:value-type="float" office:value="30637047" table:style-name="ce3">
            <text:p>30637047</text:p>
          </table:table-cell>
          <table:table-cell office:value-type="string" table:style-name="ce3">
            <text:p>DEYLIN ANTONIO ALVAREZ ALDANA</text:p>
          </table:table-cell>
          <table:table-cell office:value-type="string" table:style-name="ce3">
            <text:p>AXEL GEOBANY ESPAÑA PICO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4-0028-46</text:p>
          </table:table-cell>
          <table:table-cell office:value-type="string" table:style-name="ce4">
            <text:p>17-01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EL CHAL</text:p>
          </table:table-cell>
          <table:table-cell office:value-type="string" table:style-name="ce4">
            <text:p>ESCUELA DE COMERCIO</text:p>
          </table:table-cell>
          <table:table-cell office:value-type="string" table:style-name="ce4">
            <text:p>CABECERA MUNICIPAL</text:p>
          </table:table-cell>
          <table:table-cell office:value-type="float" office:value="41878066" table:style-name="ce4">
            <text:p>41878066</text:p>
          </table:table-cell>
          <table:table-cell office:value-type="string" table:style-name="ce4">
            <text:p>DEYLIN ANTONIO ALVAREZ ALDANA</text:p>
          </table:table-cell>
          <table:table-cell office:value-type="string" table:style-name="ce4">
            <text:p>VICTORIANO TRINIDAD CANCHAN ME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4-0032-46</text:p>
          </table:table-cell>
          <table:table-cell office:value-type="string" table:style-name="ce3">
            <text:p>17-01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EL CHAL</text:p>
          </table:table-cell>
          <table:table-cell office:value-type="string" table:style-name="ce3">
            <text:p>CENTRO EDUCATIVO TECNICO PORTILLO "CETPORT"</text:p>
          </table:table-cell>
          <table:table-cell office:value-type="string" table:style-name="ce3">
            <text:p>CABECERA MUNICIPAL</text:p>
          </table:table-cell>
          <table:table-cell office:value-type="float" office:value="48835891" table:style-name="ce3">
            <text:p>48835891</text:p>
          </table:table-cell>
          <table:table-cell office:value-type="string" table:style-name="ce3">
            <text:p>DEYLIN ANTONIO ALVAREZ ALDANA</text:p>
          </table:table-cell>
          <table:table-cell office:value-type="string" table:style-name="ce3">
            <text:p>ELDER ARTEMIO OBANDO HOI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4-0034-46</text:p>
          </table:table-cell>
          <table:table-cell office:value-type="string" table:style-name="ce4">
            <text:p>17-01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EL CHAL</text:p>
          </table:table-cell>
          <table:table-cell office:value-type="string" table:style-name="ce4">
            <text:p>INSTITUTO NACIONAL DE EDUCACION DIVERSIFICADO- INED-</text:p>
          </table:table-cell>
          <table:table-cell office:value-type="string" table:style-name="ce4">
            <text:p>CABECERA MUNICIPAL</text:p>
          </table:table-cell>
          <table:table-cell office:value-type="float" office:value="57562828" table:style-name="ce4">
            <text:p>57562828</text:p>
          </table:table-cell>
          <table:table-cell office:value-type="string" table:style-name="ce4">
            <text:p>DEYLIN ANTONIO ALVAREZ ALDANA</text:p>
          </table:table-cell>
          <table:table-cell office:value-type="string" table:style-name="ce4">
            <text:p>AUNER ALEXANDER REMIREZ GONZAL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4-0044-46</text:p>
          </table:table-cell>
          <table:table-cell office:value-type="string" table:style-name="ce3">
            <text:p>17-01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EL CHAL</text:p>
          </table:table-cell>
          <table:table-cell office:value-type="string" table:style-name="ce3">
            <text:p>LICEO EDUCATIVO SALEM</text:p>
          </table:table-cell>
          <table:table-cell office:value-type="string" table:style-name="ce3">
            <text:p>CABECERA MUNICIPAL</text:p>
          </table:table-cell>
          <table:table-cell office:value-type="float" office:value="49194715" table:style-name="ce3">
            <text:p>49194715</text:p>
          </table:table-cell>
          <table:table-cell office:value-type="string" table:style-name="ce3">
            <text:p>DEYLIN ANTONIO ALVAREZ ALDANA</text:p>
          </table:table-cell>
          <table:table-cell office:value-type="string" table:style-name="ce3">
            <text:p>MAYRA ISABEL ESTRADA BAUTISTA DE CASTELLAN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4-0076-46</text:p>
          </table:table-cell>
          <table:table-cell office:value-type="string" table:style-name="ce4">
            <text:p>17-01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EL CHAL</text:p>
          </table:table-cell>
          <table:table-cell office:value-type="string" table:style-name="ce4">
            <text:p>COLEGIO EDUCATIVO DIVERSIFICADO LAS FLORES- CEDIF-</text:p>
          </table:table-cell>
          <table:table-cell office:value-type="string" table:style-name="ce4">
            <text:p>COOPERATIVA LAS FLORES</text:p>
          </table:table-cell>
          <table:table-cell office:value-type="float" office:value="58502152" table:style-name="ce4">
            <text:p>58502152</text:p>
          </table:table-cell>
          <table:table-cell office:value-type="string" table:style-name="ce4">
            <text:p>DEYLIN ANTONIO ALVAREZ ALDANA</text:p>
          </table:table-cell>
          <table:table-cell office:value-type="string" table:style-name="ce4">
            <text:p>ELVIN ALEXANDER LOPEZ INTERIAN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4-0078-46</text:p>
          </table:table-cell>
          <table:table-cell office:value-type="string" table:style-name="ce3">
            <text:p>17-01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EL CHAL</text:p>
          </table:table-cell>
          <table:table-cell office:value-type="string" table:style-name="ce3">
            <text:p>COLEGIO EDUCATIVO DIVERSIFICADO LAS FLORES -CEDIF-</text:p>
          </table:table-cell>
          <table:table-cell office:value-type="string" table:style-name="ce3">
            <text:p>COOPERTIVA LAS FLORES</text:p>
          </table:table-cell>
          <table:table-cell office:value-type="float" office:value="56984314" table:style-name="ce3">
            <text:p>56984314</text:p>
          </table:table-cell>
          <table:table-cell office:value-type="string" table:style-name="ce3">
            <text:p>DEYLIN ANTONIO ALVAREZ ALDANA</text:p>
          </table:table-cell>
          <table:table-cell office:value-type="string" table:style-name="ce3">
            <text:p>ELVIN ALEXANDER LOPEZ INTERIAN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4-0080-46</text:p>
          </table:table-cell>
          <table:table-cell office:value-type="string" table:style-name="ce4">
            <text:p>17-01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EL CHAL</text:p>
          </table:table-cell>
          <table:table-cell office:value-type="string" table:style-name="ce4">
            <text:p>COLEGIO EDUCATIVO DIVERSIFICADO LAS FLORES -CEDIF-</text:p>
          </table:table-cell>
          <table:table-cell office:value-type="string" table:style-name="ce4">
            <text:p>COOPERATIVA LAS FLORES</text:p>
          </table:table-cell>
          <table:table-cell office:value-type="float" office:value="56984314" table:style-name="ce4">
            <text:p>56984314</text:p>
          </table:table-cell>
          <table:table-cell office:value-type="string" table:style-name="ce4">
            <text:p>DEYLIN ANTONIO ALVAREZ ALDANA</text:p>
          </table:table-cell>
          <table:table-cell office:value-type="string" table:style-name="ce4">
            <text:p>ELVIN ALEXANDER LOPEZ INTERIAN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4-0083-46</text:p>
          </table:table-cell>
          <table:table-cell office:value-type="string" table:style-name="ce3">
            <text:p>17-01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EL CHAL</text:p>
          </table:table-cell>
          <table:table-cell office:value-type="string" table:style-name="ce3">
            <text:p>CENTRO EDUCATIVO TÉCNICO PORTILLO "CETPORT"</text:p>
          </table:table-cell>
          <table:table-cell office:value-type="string" table:style-name="ce3">
            <text:p>EL CHAL</text:p>
          </table:table-cell>
          <table:table-cell office:value-type="float" office:value="48835891" table:style-name="ce3">
            <text:p>48835891</text:p>
          </table:table-cell>
          <table:table-cell office:value-type="string" table:style-name="ce3">
            <text:p>DEYLIN ANTONIO ALVAREZ ALDANA</text:p>
          </table:table-cell>
          <table:table-cell office:value-type="string" table:style-name="ce3">
            <text:p>ELDER ARTEMIO OBANDO HOI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4-0084-46</text:p>
          </table:table-cell>
          <table:table-cell office:value-type="string" table:style-name="ce4">
            <text:p>17-01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EL CHAL</text:p>
          </table:table-cell>
          <table:table-cell office:value-type="string" table:style-name="ce4">
            <text:p>CENTRO EDUCATIVO TÉCNICO PORTILLO "CETPORT"</text:p>
          </table:table-cell>
          <table:table-cell office:value-type="string" table:style-name="ce4">
            <text:p>EL CHAL</text:p>
          </table:table-cell>
          <table:table-cell office:value-type="float" office:value="48835891" table:style-name="ce4">
            <text:p>48835891</text:p>
          </table:table-cell>
          <table:table-cell office:value-type="string" table:style-name="ce4">
            <text:p>DEYLIN ANTONIO ALVAREZ ALDANA</text:p>
          </table:table-cell>
          <table:table-cell office:value-type="string" table:style-name="ce4">
            <text:p>ELDER ARTEMIO OBANDO HOI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4-0086-46</text:p>
          </table:table-cell>
          <table:table-cell office:value-type="string" table:style-name="ce3">
            <text:p>17-01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EL CHAL</text:p>
          </table:table-cell>
          <table:table-cell office:value-type="string" table:style-name="ce3">
            <text:p>LICEO EDUCATIVO SALEM</text:p>
          </table:table-cell>
          <table:table-cell office:value-type="string" table:style-name="ce3">
            <text:p>AREA CENTRAL-EL CHAL</text:p>
          </table:table-cell>
          <table:table-cell office:value-type="float" office:value="58895449" table:style-name="ce3">
            <text:p>58895449</text:p>
          </table:table-cell>
          <table:table-cell office:value-type="string" table:style-name="ce3">
            <text:p>DEYLIN ANTONIO ALVAREZ ALDANA</text:p>
          </table:table-cell>
          <table:table-cell office:value-type="string" table:style-name="ce3">
            <text:p>BEATRIZ ARMINDA ESQUIVEL RUAN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7-14-0089-46</text:p>
          </table:table-cell>
          <table:table-cell office:value-type="string" table:style-name="ce4">
            <text:p>17-013</text:p>
          </table:table-cell>
          <table:table-cell office:value-type="string" table:style-name="ce4">
            <text:p>PETEN</text:p>
          </table:table-cell>
          <table:table-cell office:value-type="string" table:style-name="ce4">
            <text:p>EL CHAL</text:p>
          </table:table-cell>
          <table:table-cell office:value-type="string" table:style-name="ce4">
            <text:p>INSTITUTO NACIONAL DE EDUCACION DIVERSIFICADO-INED-</text:p>
          </table:table-cell>
          <table:table-cell office:value-type="string" table:style-name="ce4">
            <text:p>CASERIO AGRICULTORES UNIDOS</text:p>
          </table:table-cell>
          <table:table-cell office:value-type="float" office:value="47032972" table:style-name="ce4">
            <text:p>47032972</text:p>
          </table:table-cell>
          <table:table-cell office:value-type="string" table:style-name="ce4">
            <text:p>DEYLIN ANTONIO ALVAREZ ALDANA</text:p>
          </table:table-cell>
          <table:table-cell office:value-type="string" table:style-name="ce4">
            <text:p>LESBIA PATRICIA NAJARRO ZUÑIG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PETÉ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7-14-0090-46</text:p>
          </table:table-cell>
          <table:table-cell office:value-type="string" table:style-name="ce3">
            <text:p>17-013</text:p>
          </table:table-cell>
          <table:table-cell office:value-type="string" table:style-name="ce3">
            <text:p>PETEN</text:p>
          </table:table-cell>
          <table:table-cell office:value-type="string" table:style-name="ce3">
            <text:p>EL CHAL</text:p>
          </table:table-cell>
          <table:table-cell office:value-type="string" table:style-name="ce3">
            <text:p>INSTITUTO NACIONAL DE EDUCACION DIVERSIFICADO-INED-</text:p>
          </table:table-cell>
          <table:table-cell office:value-type="string" table:style-name="ce3">
            <text:p>CASERIO SANTA AMELIA</text:p>
          </table:table-cell>
          <table:table-cell office:value-type="float" office:value="55174693" table:style-name="ce3">
            <text:p>55174693</text:p>
          </table:table-cell>
          <table:table-cell office:value-type="string" table:style-name="ce3">
            <text:p>DEYLIN ANTONIO ALVAREZ ALDANA</text:p>
          </table:table-cell>
          <table:table-cell office:value-type="string" table:style-name="ce3">
            <text:p>URIEL LÓPEZ GARC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PETÉN</text:p>
          </table:table-cell>
          <table:table-cell table:number-columns-repeated="16367"/>
        </table:table-row>
        <table:table-row table:style-name="ro1">
          <table:table-cell table:number-columns-repeated="17" table:style-name="ce5"/>
          <table:table-cell table:number-columns-repeated="16367"/>
        </table:table-row>
        <table:table-row table:style-name="ro3">
          <table:table-cell office:value-type="string" table:number-columns-spanned="17" table:number-rows-spanned="1" table:style-name="ce7">
            <text:p>351 Establecimientos encontrados<text:span text:style-name="T1"> </text:span></text:p>
          </table:table-cell>
          <table:covered-table-cell table:number-columns-repeated="16"/>
          <table:table-cell table:number-columns-repeated="16367"/>
        </table:table-row>
        <table:table-row table:number-rows-repeated="10482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Jose Alejandro Tejada Flores</dc:creator>
    <meta:creation-date>2020-07-13T21:40:29Z</meta:creation-date>
    <dc:date>2020-07-13T21:40:30Z</dc:date>
  </office:meta>
</office:document-meta>
</file>